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1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9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officeooo:rsid="0042dcc0" officeooo:paragraph-rsid="0042dcc0" style:font-size-asian="12pt" style:font-name-complex="Calibri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rsid="0042dcc0" officeooo:paragraph-rsid="0042dcc0" style:font-size-asian="14pt" style:font-name-complex="Calibri" style:font-size-complex="14pt"/>
    </style:style>
    <style:style style:name="P2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" fo:font-size="14pt" fo:language="en" fo:country="US" officeooo:paragraph-rsid="0041abdb" style:font-size-asian="14pt" style:font-name-complex="Calibri" style:font-size-complex="14pt"/>
    </style:style>
    <style:style style:name="P2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Calibri" style:font-size-complex="14pt"/>
    </style:style>
    <style:style style:name="P2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2dcc0" style:font-size-asian="12.25pt" style:font-name-complex="Calibri" style:font-size-complex="14pt"/>
    </style:style>
    <style:style style:name="P2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Menlo" style:font-size-complex="14pt"/>
    </style:style>
    <style:style style:name="P25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6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7" style:family="paragraph" style:parent-style-name="Обычный">
      <style:paragraph-properties fo:margin-top="0.176cm" fo:margin-bottom="0.176cm" loext:contextual-spacing="false" style:line-height-at-least="0.55cm"/>
    </style:style>
    <style:style style:name="P28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32" style:family="paragraph" style:parent-style-name="Обычный">
      <style:text-properties fo:color="#000000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34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35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36" style:family="paragraph" style:parent-style-name="Обычный">
      <style:text-properties fo:color="#000000" fo:language="en" fo:country="US"/>
    </style:style>
    <style:style style:name="P37" style:family="paragraph" style:parent-style-name="Обычный">
      <style:paragraph-properties fo:text-align="center" style:justify-single-word="false"/>
      <style:text-properties fo:color="#000000" style:font-name="Calibri" fo:font-size="14pt" fo:background-color="#ffffff" style:font-size-asian="14pt" style:font-name-complex="Calibri" style:font-size-complex="14pt"/>
    </style:style>
    <style:style style:name="P3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" fo:font-size="14pt" fo:language="en" fo:country="US" officeooo:paragraph-rsid="004185ab" style:font-size-asian="14pt" style:font-name-complex="Calibri" style:font-size-complex="14pt"/>
    </style:style>
    <style:style style:name="P39" style:family="paragraph" style:parent-style-name="Обычный">
      <style:text-properties fo:color="#000000" style:font-name="Calibri" style:font-name-complex="Calibri"/>
    </style:style>
    <style:style style:name="P4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4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42" style:family="paragraph" style:parent-style-name="Обычный">
      <style:text-properties fo:language="en" fo:country="US"/>
    </style:style>
    <style:style style:name="P4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4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5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46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47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8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4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50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51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style:font-name-complex="Calibri"/>
    </style:style>
    <style:style style:name="P5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53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54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55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56" style:family="paragraph" style:parent-style-name="Обычный">
      <style:text-properties style:font-name="Calibri" style:font-name-complex="Calibri"/>
    </style:style>
    <style:style style:name="P57" style:family="paragraph" style:parent-style-name="Обычный">
      <style:paragraph-properties style:line-height-at-least="0.517cm"/>
      <style:text-properties style:font-name="Calibri" style:font-name-complex="Calibri"/>
    </style:style>
    <style:style style:name="P58" style:family="paragraph" style:parent-style-name="Обычный">
      <style:paragraph-properties style:line-height-at-least="0.517cm"/>
      <style:text-properties style:font-name="Calibri" fo:language="en" fo:country="US" style:font-name-complex="Calibri"/>
    </style:style>
    <style:style style:name="P59" style:family="paragraph" style:parent-style-name="Обычный">
      <style:text-properties style:font-name="Calibri" fo:font-size="14pt" style:font-size-asian="14pt" style:font-name-complex="Calibri" style:font-size-complex="14pt"/>
    </style:style>
    <style:style style:name="P60" style:family="paragraph" style:parent-style-name="Обычный">
      <style:paragraph-properties fo:text-align="center" style:justify-single-word="false"/>
      <style:text-properties style:font-name="Calibri" fo:font-size="14pt" style:font-size-asian="14pt" style:font-name-complex="Calibri" style:font-size-complex="14pt"/>
    </style:style>
    <style:style style:name="P61" style:family="paragraph" style:parent-style-name="Обычный">
      <style:paragraph-properties style:line-height-at-least="0.517cm"/>
    </style:style>
    <style:style style:name="P6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63" style:family="paragraph" style:parent-style-name="Обычный">
      <style:text-properties fo:color="#444444" style:font-name="Calibri" fo:font-weight="bold" fo:background-color="#ffffff" style:font-weight-asian="bold" style:font-name-complex="Calibri"/>
    </style:style>
    <style:style style:name="P64" style:family="paragraph" style:parent-style-name="Обычный">
      <style:paragraph-properties fo:text-align="center" style:justify-single-word="false"/>
      <style:text-properties fo:color="#444444" style:font-name="Calibri" fo:font-weight="bold" fo:background-color="#ffffff" style:font-weight-asian="bold" style:font-name-complex="Calibri"/>
    </style:style>
    <style:style style:name="P65" style:family="paragraph" style:parent-style-name="Обычный">
      <style:text-properties fo:color="#444444" style:font-name="Calibri" fo:language="en" fo:country="US" fo:background-color="#ffffff" style:font-name-complex="Calibri"/>
    </style:style>
    <style:style style:name="P66" style:family="paragraph" style:parent-style-name="Обычный">
      <style:text-properties fo:color="#444444" style:font-name="Calibri" fo:background-color="#ffffff" style:font-name-complex="Calibri"/>
    </style:style>
    <style:style style:name="P67" style:family="paragraph" style:parent-style-name="Обычный">
      <style:text-properties fo:color="#444444" style:font-name="Calibri" style:font-name-complex="Calibri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6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7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7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4pt" style:font-name-complex="Calibri" style:font-size-complex="14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8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language="en" fo:country="US" fo:font-weight="bold" officeooo:paragraph-rsid="004185ab" style:font-size-asian="14pt" style:font-weight-asian="bold" style:font-name-complex="Calibri" style:font-size-complex="14pt"/>
    </style:style>
    <style:style style:name="P8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8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Calibri" style:font-size-complex="14pt"/>
    </style:style>
    <style:style style:name="P8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style:font-size-asian="14pt" style:font-name-complex="Calibri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officeooo:paragraph-rsid="004185ab" style:font-size-asian="14pt" style:font-name-complex="Calibri" style:font-size-complex="14pt"/>
    </style:style>
    <style:style style:name="P9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P9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style:font-size-asian="12pt" style:font-name-complex="Calibri" style:font-size-complex="12pt"/>
    </style:style>
    <style:style style:name="P9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style:font-size-asian="12pt" style:font-name-complex="Calibri" style:font-size-complex="12pt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2pt" style:font-size-asian="12pt" style:font-name-complex="Calibri" style:font-size-complex="12pt"/>
    </style:style>
    <style:style style:name="P9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Menlo" style:font-size-complex="14pt"/>
    </style:style>
    <style:style style:name="P9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9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9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4pt" fo:font-weight="bold" style:font-size-asian="14pt" style:font-weight-asian="bold" style:font-name-complex="Calibri" style:font-size-complex="14pt"/>
    </style:style>
    <style:style style:name="P9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fo:language="en" fo:country="US" style:font-size-asian="14pt" style:font-name-complex="Calibri" style:font-size-complex="14pt"/>
    </style:style>
    <style:style style:name="P10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style:font-size-asian="14pt" style:font-name-complex="Calibri" style:font-size-complex="14pt"/>
    </style:style>
    <style:style style:name="P10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style:font-size-asian="12pt" style:font-name-complex="Calibri" style:font-size-complex="12pt"/>
    </style:style>
    <style:style style:name="P10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style:font-size-asian="12pt" style:font-name-complex="Calibri" style:font-size-complex="12pt"/>
    </style:style>
    <style:style style:name="P103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fo:language="en" fo:country="US" style:font-size-asian="12pt" style:font-name-complex="Calibri" style:font-size-complex="12pt"/>
    </style:style>
    <style:style style:name="P10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fo:font-weight="bold" style:font-size-asian="12pt" style:font-weight-asian="bold" style:font-name-complex="Calibri" style:font-size-complex="12pt"/>
    </style:style>
    <style:style style:name="P105" style:family="paragraph" style:parent-style-name="Стандартный_20_HTML">
      <style:paragraph-properties style:vertical-align="baseline"/>
    </style:style>
    <style:style style:name="P10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10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108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10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" style:font-size-complex="14pt" style:font-weight-complex="bold"/>
    </style:style>
    <style:style style:name="P11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" style:font-size-complex="14pt" style:font-weight-complex="bold"/>
    </style:style>
    <style:style style:name="P11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" style:font-size-complex="12pt" style:font-weight-complex="bold"/>
    </style:style>
    <style:style style:name="P112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" style:font-size-complex="12pt" style:font-weight-complex="bold"/>
    </style:style>
    <style:style style:name="P11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" style:font-size-complex="12pt" style:font-weight-complex="bold"/>
    </style:style>
    <style:style style:name="P11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" style:font-size-complex="12pt" style:font-weight-complex="normal"/>
    </style:style>
    <style:style style:name="P115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16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language="en" fo:country="US" style:font-size-asian="14pt" style:font-name-complex="Calibri" style:font-size-complex="14pt"/>
    </style:style>
    <style:style style:name="P117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style:font-size-asian="14pt" style:font-name-complex="Calibri" style:font-size-complex="14pt"/>
    </style:style>
    <style:style style:name="P118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119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20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21" style:family="paragraph" style:parent-style-name="Обычный">
      <style:paragraph-properties fo:margin-top="0cm" fo:margin-bottom="0.176cm" loext:contextual-spacing="false"/>
    </style:style>
    <style:style style:name="P122" style:family="paragraph" style:parent-style-name="Обычный">
      <style:paragraph-properties fo:margin-top="0cm" fo:margin-bottom="0.176cm" loext:contextual-spacing="false"/>
      <style:text-properties fo:color="#212529" style:font-name="Calibri" style:font-name-complex="Calibri"/>
    </style:style>
    <style:style style:name="P123" style:family="paragraph" style:parent-style-name="Обычный_20__28_веб_29_">
      <style:paragraph-properties style:line-height-at-least="0.55cm"/>
    </style:style>
    <style:style style:name="P124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25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26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2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2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2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3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13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132" style:family="paragraph" style:parent-style-name="Обычный">
      <style:paragraph-properties fo:margin-top="0.254cm" fo:margin-bottom="0.423cm" loext:contextual-spacing="false"/>
      <style:text-properties fo:color="#000000" style:font-name="Calibri" style:font-name-complex="Calibri"/>
    </style:style>
    <style:style style:name="P133" style:family="paragraph" style:parent-style-name="Preformatted_20_Text">
      <style:paragraph-properties fo:margin-top="0cm" fo:margin-bottom="0.499cm" loext:contextual-spacing="false"/>
    </style:style>
    <style:style style:name="P134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35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36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7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3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" style:font-size-complex="9pt" style:font-weight-complex="normal"/>
    </style:style>
    <style:style style:name="P14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4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4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" style:font-size-complex="9pt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" style:font-size-complex="9pt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" style:font-size-complex="12pt" style:font-weight-complex="bold"/>
    </style:style>
    <style:style style:name="P14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" style:font-size-complex="12pt" style:font-weight-complex="bold"/>
    </style:style>
    <style:style style:name="P14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" style:font-size-complex="12pt" style:font-weight-complex="bold"/>
    </style:style>
    <style:style style:name="P15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" style:font-size-complex="12pt" style:font-weight-complex="normal"/>
    </style:style>
    <style:style style:name="P15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5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5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5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" style:font-size-complex="12pt" style:font-style-complex="normal" style:font-weight-complex="bold"/>
    </style:style>
    <style:style style:name="P15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5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5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5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" style:font-size-complex="14pt" style:font-style-complex="normal" style:font-weight-complex="bold"/>
    </style:style>
    <style:style style:name="P16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6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" style:font-size-complex="9pt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" style:font-size-complex="12pt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" style:font-size-complex="12pt" style:font-weight-complex="bold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" style:font-size-complex="9pt" style:font-weight-complex="normal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" style:font-size-complex="12pt" style:font-style-complex="normal" style:font-weight-complex="bold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" style:font-size-complex="12pt" style:font-style-complex="normal" style:font-weight-complex="bold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" style:font-size-complex="14pt" style:font-style-complex="normal" style:font-weight-complex="bold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" style:font-size-complex="14pt" style:font-style-complex="normal" style:font-weight-complex="bold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" style:font-size-complex="7pt" style:font-style-complex="normal" style:font-weight-complex="normal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05" style:family="paragraph" style:parent-style-name="Обычный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" style:font-size-complex="14pt" style:font-style-complex="normal" style:font-weight-complex="bold"/>
    </style:style>
    <style:style style:name="P206" style:family="paragraph" style:parent-style-name="Heading_20_1">
      <style:paragraph-properties fo:line-height="115%" fo:text-align="center" style:justify-single-word="false"/>
    </style:style>
    <style:style style:name="P207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" style:font-size-complex="14pt" style:font-style-complex="normal" style:font-weight-complex="bold"/>
    </style:style>
    <style:style style:name="P208" style:family="paragraph" style:parent-style-name="Heading_20_3">
      <style:text-properties fo:color="#000000" style:font-name="Calibri" fo:font-size="12pt" style:font-size-asian="12pt" style:font-name-complex="Calibri" style:font-size-complex="12pt"/>
    </style:style>
    <style:style style:name="P209" style:family="paragraph" style:parent-style-name="Heading_20_3">
      <style:paragraph-properties fo:line-height="115%"/>
    </style:style>
    <style:style style:name="P210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211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212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213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" style:font-name-complex="Calibri"/>
    </style:style>
    <style:style style:name="P214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215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216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217" style:family="paragraph" style:parent-style-name="Heading_20_4">
      <style:paragraph-properties fo:margin-top="0cm" fo:margin-bottom="0cm" loext:contextual-spacing="false"/>
      <style:text-properties fo:color="#444444" style:font-name="Calibri" style:font-name-complex="Calibri" style:font-size-complex="12pt"/>
    </style:style>
    <style:style style:name="P218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19" style:family="paragraph" style:parent-style-name="Standard" style:list-style-name="L6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221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22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223" style:family="paragraph" style:parent-style-name="Standard" style:list-style-name="L7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224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225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226" style:family="paragraph" style:parent-style-name="Обычный" style:list-style-name="L2">
      <style:paragraph-properties fo:margin-top="0.176cm" fo:margin-bottom="0.176cm" loext:contextual-spacing="false"/>
    </style:style>
    <style:style style:name="P227" style:family="paragraph" style:parent-style-name="Обычный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28" style:family="paragraph" style:parent-style-name="Обычный" style:list-style-name="L5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229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23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23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" style:font-size-complex="14pt"/>
    </style:style>
    <style:style style:name="P232" style:family="paragraph" style:parent-style-name="Стандартный_20_HTML" style:list-style-name="L9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25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6" style:family="text">
      <style:text-properties fo:color="#000000" style:font-name="Menlo" fo:font-size="10pt" fo:language="en" fo:country="US" officeooo:rsid="0041abdb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27" style:family="text">
      <style:text-properties fo:color="#000000" style:font-name="Menlo" fo:font-size="10pt" style:font-size-asian="10pt" style:font-name-complex="Menlo" style:font-size-complex="10pt"/>
    </style:style>
    <style:style style:name="T28" style:family="text">
      <style:text-properties fo:color="#000000" style:font-name="Menlo" fo:language="en" fo:country="US" style:font-name-complex="Menlo"/>
    </style:style>
    <style:style style:name="T29" style:family="text">
      <style:text-properties fo:color="#000000" style:font-name="Menlo" fo:language="en" fo:country="US" fo:background-color="#efefef" loext:char-shading-value="0" style:font-name-complex="Menlo"/>
    </style:style>
    <style:style style:name="T30" style:family="text">
      <style:text-properties fo:color="#000000" style:font-name="Menlo" style:font-name-complex="Menlo"/>
    </style:style>
    <style:style style:name="T31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2" style:family="text">
      <style:text-properties fo:color="#000000" style:font-name="Menlo" fo:font-size="11pt" style:font-size-asian="11pt" style:font-name-complex="Menlo" style:font-size-complex="11pt"/>
    </style:style>
    <style:style style:name="T33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4" style:family="text">
      <style:text-properties fo:color="#000000" style:font-name="Menlo" fo:font-size="9pt" style:font-size-asian="9pt" style:font-name-complex="Menlo" style:font-size-complex="9pt"/>
    </style:style>
    <style:style style:name="T35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6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7" style:family="text">
      <style:text-properties fo:color="#000000" style:font-name="Menlo" fo:font-size="8pt" style:font-size-asian="8pt" style:font-name-complex="Menlo" style:font-size-complex="8pt"/>
    </style:style>
    <style:style style:name="T38" style:family="text">
      <style:text-properties fo:color="#000000" style:font-name="-webkit-standard" fo:font-size="13.5pt" fo:language="en" fo:country="US" style:font-size-asian="13.5pt" style:font-size-complex="13.5pt"/>
    </style:style>
    <style:style style:name="T39" style:family="text">
      <style:text-properties fo:color="#000000" style:font-name="-webkit-standard" fo:font-size="13.5pt" style:font-size-asian="13.5pt" style:font-size-complex="13.5pt"/>
    </style:style>
    <style:style style:name="T40" style:family="text"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T41" style:family="text">
      <style:text-properties fo:color="#000000" style:font-name="Calibri" fo:font-size="12pt" fo:language="en" fo:country="US" style:font-size-asian="12pt" style:font-name-complex="Calibri" style:font-size-complex="12pt"/>
    </style:style>
    <style:style style:name="T42" style:family="text">
      <style:text-properties fo:color="#000000" style:font-name="Calibri" fo:font-size="12pt" fo:language="en" fo:country="US" officeooo:rsid="000a9561" style:letter-kerning="false" style:font-name-asian="Courier New" style:font-size-asian="12pt" style:language-asian="ru" style:country-asian="RU" style:font-name-complex="Calibri" style:font-size-complex="12pt" style:language-complex="ar" style:country-complex="SA"/>
    </style:style>
    <style:style style:name="T43" style:family="text">
      <style:text-properties fo:color="#000000" style:font-name="Calibri" fo:font-size="12pt" fo:font-weight="bold" style:font-size-asian="12pt" style:font-weight-asian="bold" style:font-name-complex="Calibri" style:font-size-complex="12pt"/>
    </style:style>
    <style:style style:name="T44" style:family="text">
      <style:text-properties fo:color="#000000" style:font-name="Calibri" fo:font-size="12pt" style:font-size-asian="12pt" style:font-name-complex="Calibri" style:font-size-complex="12pt"/>
    </style:style>
    <style:style style:name="T45" style:family="text"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T46" style:family="text"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T47" style:family="text">
      <style:text-properties fo:color="#000000" style:font-name="Calibri" fo:font-size="14pt" fo:language="en" fo:country="US" fo:font-weight="bold" officeooo:rsid="004185ab" style:letter-kerning="false" style:font-name-asian="Courier New" style:font-size-asian="14pt" style:language-asian="ru" style:country-asian="RU" style:font-weight-asian="bold" style:font-name-complex="Calibri" style:font-size-complex="14pt" style:language-complex="ar" style:country-complex="SA"/>
    </style:style>
    <style:style style:name="T48" style:family="text">
      <style:text-properties fo:color="#000000" style:font-name="Calibri" fo:font-size="14pt" fo:language="en" fo:country="US" style:font-size-asian="14pt" style:font-name-complex="Calibri" style:font-size-complex="14pt"/>
    </style:style>
    <style:style style:name="T49" style:family="text">
      <style:text-properties fo:color="#000000" style:font-name="Calibri" fo:font-size="14pt" fo:language="en" fo:country="US" style:font-size-asian="14pt" style:font-name-complex="Calibri" style:font-size-complex="14pt" style:font-weight-complex="bold"/>
    </style:style>
    <style:style style:name="T50" style:family="text">
      <style:text-properties fo:color="#000000" style:font-name="Calibri" fo:font-size="14pt" fo:language="en" fo:country="US" officeooo:rsid="0041abdb" style:font-size-asian="14pt" style:font-name-complex="Calibri" style:font-size-complex="14pt"/>
    </style:style>
    <style:style style:name="T51" style:family="text">
      <style:text-properties fo:color="#000000" style:font-name="Calibri" fo:font-size="14pt" fo:language="en" fo:country="US" officeooo:rsid="00483991" style:font-size-asian="14pt" style:font-name-complex="Calibri" style:font-size-complex="14pt"/>
    </style:style>
    <style:style style:name="T52" style:family="text">
      <style:text-properties fo:color="#000000" style:font-name="Calibri" fo:font-size="14pt" fo:language="en" fo:country="US" officeooo:rsid="0046684a" style:letter-kerning="false" style:font-name-asian="Courier New" style:font-size-asian="14pt" style:language-asian="ru" style:country-asian="RU" style:font-name-complex="Calibri" style:font-size-complex="14pt" style:language-complex="ar" style:country-complex="SA"/>
    </style:style>
    <style:style style:name="T53" style:family="text">
      <style:text-properties fo:color="#000000" style:font-name="Calibri" fo:font-size="14pt" style:font-size-asian="14pt" style:font-name-complex="Calibri" style:font-size-complex="14pt"/>
    </style:style>
    <style:style style:name="T54" style:family="text">
      <style:text-properties fo:color="#000000" style:font-name="Calibri" fo:font-size="14pt" style:font-size-asian="14pt" style:font-name-complex="Calibri" style:font-size-complex="14pt" style:font-weight-complex="bold"/>
    </style:style>
    <style:style style:name="T55" style:family="text">
      <style:text-properties fo:color="#000000" style:font-name="Calibri" style:font-name-complex="Calibri"/>
    </style:style>
    <style:style style:name="T56" style:family="text">
      <style:text-properties fo:color="#000000" style:font-name="Calibri" style:font-name-complex="Calibri" style:font-weight-complex="bold"/>
    </style:style>
    <style:style style:name="T57" style:family="text">
      <style:text-properties fo:color="#000000" style:font-name="Calibri" fo:font-size="11.5pt" style:font-size-asian="11.5pt" style:font-name-complex="Calibri" style:font-size-complex="11.5pt"/>
    </style:style>
    <style:style style:name="T58" style:family="text">
      <style:text-properties fo:color="#000000" style:font-name="Calibri" fo:font-size="11pt" style:font-size-asian="11pt" style:font-name-complex="Calibri" style:font-size-complex="11pt"/>
    </style:style>
    <style:style style:name="T59" style:family="text">
      <style:text-properties fo:color="#000000" style:font-name="Calibri" fo:font-size="10pt" style:font-size-asian="10pt" style:font-name-complex="Calibri" style:font-size-complex="10pt"/>
    </style:style>
    <style:style style:name="T60" style:family="text">
      <style:text-properties fo:color="#000000" style:font-name="Calibri" fo:font-size="10pt" fo:language="en" fo:country="US" style:font-size-asian="10pt" style:font-name-complex="Calibri" style:font-size-complex="10pt"/>
    </style:style>
    <style:style style:name="T61" style:family="text">
      <style:text-properties fo:color="#000000" style:font-name="Calibri" fo:background-color="#ffffff" loext:char-shading-value="0" style:font-name-complex="Calibri"/>
    </style:style>
    <style:style style:name="T62" style:family="text">
      <style:text-properties fo:color="#000000" style:font-name="Calibri" fo:language="en" fo:country="US" officeooo:rsid="00483991" style:font-name-complex="Calibri"/>
    </style:style>
    <style:style style:name="T63" style:family="text">
      <style:text-properties fo:color="#000000" fo:font-size="12pt" fo:language="en" fo:country="US" style:font-size-asian="12pt" style:font-size-complex="12pt"/>
    </style:style>
    <style:style style:name="T64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65" style:family="text">
      <style:text-properties fo:color="#000000" fo:font-size="12pt" style:font-size-asian="12pt" style:font-size-complex="12pt"/>
    </style:style>
    <style:style style:name="T66" style:family="text">
      <style:text-properties fo:color="#000000" fo:language="en" fo:country="US" fo:font-weight="bold" style:font-weight-asian="bold" style:font-weight-complex="bold"/>
    </style:style>
    <style:style style:name="T67" style:family="text">
      <style:text-properties fo:color="#000000" fo:language="en" fo:country="US" officeooo:rsid="00483991" style:font-name-complex="Calibri"/>
    </style:style>
    <style:style style:name="T68" style:family="text">
      <style:text-properties fo:color="#000000" fo:font-style="normal" style:font-style-asian="normal"/>
    </style:style>
    <style:style style:name="T69" style:family="text">
      <style:text-properties fo:color="#000000" fo:font-style="normal" fo:font-weight="normal" style:font-style-asian="normal" style:font-weight-asian="normal"/>
    </style:style>
    <style:style style:name="T70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71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72" style:family="text">
      <style:text-properties fo:color="#000000" officeooo:rsid="000e9ae7"/>
    </style:style>
    <style:style style:name="T73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74" style:family="text">
      <style:text-properties fo:color="#000000" style:font-name="JetBrains Mono" fo:font-size="10pt" fo:font-style="normal" style:font-size-asian="10pt" style:font-style-asian="normal"/>
    </style:style>
    <style:style style:name="T75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76" style:family="text">
      <style:text-properties fo:color="#000000" style:font-name="Calibri1" fo:font-size="14pt" fo:language="en" fo:country="US" officeooo:rsid="0041abdb" style:font-size-asian="14pt" style:font-name-complex="Menlo" style:font-size-complex="14pt"/>
    </style:style>
    <style:style style:name="T77" style:family="text">
      <style:text-properties fo:color="#000000" style:font-name="Calibri1" fo:font-size="14pt" fo:language="en" fo:country="US" style:font-size-asian="12.25pt" style:font-name-complex="Menlo" style:font-size-complex="14pt"/>
    </style:style>
    <style:style style:name="T78" style:family="text">
      <style:text-properties fo:color="#000000" style:font-name="Liberation Serif" fo:font-size="12pt" fo:language="en" fo:country="US" officeooo:rsid="00483991" style:font-size-asian="12pt" style:font-name-complex="Calibri" style:font-size-complex="12pt"/>
    </style:style>
    <style:style style:name="T79" style:family="text">
      <style:text-properties fo:color="#000000" style:font-name="Liberation Serif" fo:language="en" fo:country="US" officeooo:rsid="00483991" style:font-name-complex="Calibri"/>
    </style:style>
    <style:style style:name="T80" style:family="text">
      <style:text-properties fo:color="#000000" style:font-name="Liberation Serif" fo:font-size="14pt" fo:language="en" fo:country="US" officeooo:rsid="00483991" style:font-size-asian="14pt" style:font-name-complex="Calibri" style:font-size-complex="14pt"/>
    </style:style>
    <style:style style:name="T81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2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83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84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85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86" style:family="text">
      <style:text-properties fo:color="#000080" style:font-name="Menlo" fo:font-weight="bold" style:font-weight-asian="bold" style:font-name-complex="Menlo" style:font-weight-complex="bold"/>
    </style:style>
    <style:style style:name="T87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8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9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90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91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92" style:family="text">
      <style:text-properties fo:color="#000080" style:font-name="JetBrains Mono" fo:font-size="10pt" style:font-size-asian="10pt"/>
    </style:style>
    <style:style style:name="T93" style:family="text">
      <style:text-properties fo:color="#000080" style:font-name="JetBrains Mono" fo:font-size="10pt" fo:font-style="normal" style:font-size-asian="10pt" style:font-style-asian="normal"/>
    </style:style>
    <style:style style:name="T94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95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96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97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98" style:family="text">
      <style:text-properties fo:color="#008080" style:font-name="Menlo" fo:font-weight="bold" style:font-weight-asian="bold" style:font-name-complex="Menlo" style:font-weight-complex="bold"/>
    </style:style>
    <style:style style:name="T99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100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101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102" style:family="text">
      <style:text-properties fo:color="#008080" fo:font-style="normal" fo:font-weight="bold" style:font-style-asian="normal" style:font-weight-asian="bold"/>
    </style:style>
    <style:style style:name="T103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" style:font-weight-complex="normal"/>
    </style:style>
    <style:style style:name="T104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" style:font-size-complex="9pt" style:font-weight-complex="normal"/>
    </style:style>
    <style:style style:name="T105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" style:font-size-complex="9pt" style:font-style-complex="italic" style:font-weight-complex="normal"/>
    </style:style>
    <style:style style:name="T106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107" style:family="text">
      <style:text-properties fo:color="#008080" fo:font-weight="bold" style:font-weight-asian="bold"/>
    </style:style>
    <style:style style:name="T108" style:family="text">
      <style:text-properties fo:color="#008080" fo:font-weight="bold" style:font-weight-asian="bold" style:font-style-complex="normal"/>
    </style:style>
    <style:style style:name="T109" style:family="text">
      <style:text-properties fo:color="#008080" fo:font-weight="bold" officeooo:rsid="000e9ae7" style:font-weight-asian="bold"/>
    </style:style>
    <style:style style:name="T110" style:family="text">
      <style:text-properties fo:color="#008080" style:font-name="JetBrains Mono" fo:font-size="10pt" fo:font-weight="bold" style:font-size-asian="10pt" style:font-weight-asian="bold"/>
    </style:style>
    <style:style style:name="T111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112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13" style:family="text">
      <style:text-properties fo:color="#660099" style:font-name="Menlo" fo:language="en" fo:country="US" style:font-name-complex="Menlo"/>
    </style:style>
    <style:style style:name="T114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15" style:family="text">
      <style:text-properties fo:color="#660099" fo:font-style="normal" fo:font-weight="normal" style:font-style-asian="normal" style:font-weight-asian="normal"/>
    </style:style>
    <style:style style:name="T116" style:family="text">
      <style:text-properties fo:color="#660099" officeooo:rsid="000e9ae7"/>
    </style:style>
    <style:style style:name="T117" style:family="text">
      <style:text-properties fo:color="#660099" style:font-name="JetBrains Mono" fo:font-size="10pt" style:font-size-asian="10pt"/>
    </style:style>
    <style:style style:name="T118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119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20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121" style:family="text">
      <style:text-properties fo:color="#808080" style:font-name="Menlo" fo:language="en" fo:country="US" style:font-name-complex="Menlo"/>
    </style:style>
    <style:style style:name="T122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23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24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25" style:family="text">
      <style:text-properties fo:color="#808080" style:font-name="JetBrains Mono" fo:font-size="10pt" style:font-size-asian="10pt"/>
    </style:style>
    <style:style style:name="T126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27" style:family="text">
      <style:text-properties style:font-name="Calibri Light" fo:font-weight="bold" style:font-weight-asian="bold" style:font-name-complex="Calibri Light"/>
    </style:style>
    <style:style style:name="T128" style:family="text">
      <style:text-properties style:font-name="Calibri Light" fo:language="en" fo:country="US" fo:font-weight="bold" style:font-weight-asian="bold" style:font-name-complex="Calibri Light"/>
    </style:style>
    <style:style style:name="T129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30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31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32" style:family="text">
      <style:text-properties fo:color="#0000ff" style:font-name="Menlo" fo:font-size="10pt" style:font-size-asian="10pt" style:font-name-complex="Menlo" style:font-size-complex="10pt"/>
    </style:style>
    <style:style style:name="T133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34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35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36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37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38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39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40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41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42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43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44" style:family="text">
      <style:text-properties fo:color="#94558d" style:font-name="Menlo" fo:font-size="10pt" style:font-size-asian="10pt" style:font-name-complex="Menlo" style:font-size-complex="10pt"/>
    </style:style>
    <style:style style:name="T145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46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47" style:family="text">
      <style:text-properties fo:color="#94558d" fo:font-style="normal" fo:font-weight="normal" style:font-style-asian="normal" style:font-weight-asian="normal"/>
    </style:style>
    <style:style style:name="T148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49" style:family="text">
      <style:text-properties fo:color="#94558d" style:font-name="JetBrains Mono" fo:font-size="10pt" style:font-size-asian="10pt"/>
    </style:style>
    <style:style style:name="T150" style:family="text">
      <style:text-properties fo:color="#94558d" style:font-name="JetBrains Mono" fo:font-size="10pt" fo:font-style="normal" style:font-size-asian="10pt" style:font-style-asian="normal"/>
    </style:style>
    <style:style style:name="T151" style:family="text">
      <style:text-properties fo:color="#111111" style:font-name="Arial" fo:font-size="11.5pt" style:font-size-asian="11.5pt" style:font-name-complex="Arial" style:font-size-complex="11.5pt"/>
    </style:style>
    <style:style style:name="T152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53" style:family="text">
      <style:text-properties fo:color="#234f32" style:font-name="Courier New" fo:font-size="10pt" style:font-size-asian="10pt" style:font-name-complex="Courier New" style:font-size-complex="10pt"/>
    </style:style>
    <style:style style:name="T154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55" style:family="text">
      <style:text-properties fo:color="#234f32" style:font-name="Calibri" style:font-name-complex="Calibri"/>
    </style:style>
    <style:style style:name="T156" style:family="text">
      <style:text-properties fo:language="en" fo:country="US"/>
    </style:style>
    <style:style style:name="T157" style:family="text">
      <style:text-properties fo:language="en" fo:country="US" fo:font-weight="bold" style:font-weight-asian="bold"/>
    </style:style>
    <style:style style:name="T158" style:family="text">
      <style:text-properties fo:language="en" fo:country="US" fo:font-style="normal" fo:font-weight="normal" style:font-style-asian="normal" style:font-weight-asian="normal" style:font-name-complex="Calibri" style:font-style-complex="normal" style:font-weight-complex="normal"/>
    </style:style>
    <style:style style:name="T159" style:family="text">
      <style:text-properties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160" style:family="text">
      <style:text-properties fo:color="#139fd7" style:font-name="Arial" fo:font-size="10.5pt" style:font-size-asian="10.5pt" style:font-name-complex="Arial" style:font-size-complex="10.5pt"/>
    </style:style>
    <style:style style:name="T161" style:family="text">
      <style:text-properties fo:color="#bd2130" style:font-name="Calibri" fo:font-size="10pt" style:font-size-asian="10pt" style:font-name-complex="Calibri" style:font-size-complex="10pt"/>
    </style:style>
    <style:style style:name="T162" style:family="text">
      <style:text-properties fo:color="#bd2130" style:font-name="Calibri" style:font-name-complex="Calibri"/>
    </style:style>
    <style:style style:name="T163" style:family="text">
      <style:text-properties fo:color="#212529" style:font-name="Calibri" style:font-name-complex="Calibri"/>
    </style:style>
    <style:style style:name="T164" style:family="text">
      <style:text-properties style:font-name="Calibri" fo:font-size="12pt" fo:language="en" fo:country="US" style:font-name-asian="Noto Sans CJK SC Regular" style:font-size-asian="12pt" style:font-name-complex="Calibri" style:font-size-complex="12pt"/>
    </style:style>
    <style:style style:name="T165" style:family="text">
      <style:text-properties style:font-name="Calibri" fo:font-size="12pt" fo:language="en" fo:country="US" style:font-size-asian="12pt" style:font-name-complex="Calibri" style:font-size-complex="12pt"/>
    </style:style>
    <style:style style:name="T166" style:family="text">
      <style:text-properties style:font-name="Calibri" fo:font-size="12pt" style:font-name-asian="Noto Sans CJK SC Regular" style:font-size-asian="12pt" style:font-name-complex="Calibri" style:font-size-complex="12pt"/>
    </style:style>
    <style:style style:name="T167" style:family="text">
      <style:text-properties style:font-name="Calibri" fo:language="en" fo:country="US" style:font-name-complex="Calibri"/>
    </style:style>
    <style:style style:name="T168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169" style:family="text">
      <style:text-properties style:font-name="Calibri" fo:font-size="14pt" fo:language="en" fo:country="US" fo:font-weight="bold" style:font-size-asian="14pt" style:font-weight-asian="bold" style:font-name-complex="Calibri" style:font-size-complex="14pt"/>
    </style:style>
    <style:style style:name="T170" style:family="text">
      <style:text-properties style:font-name="Calibri" fo:font-size="14pt" fo:language="en" fo:country="US" style:font-size-asian="14pt" style:font-name-complex="Calibri" style:font-size-complex="14pt"/>
    </style:style>
    <style:style style:name="T171" style:family="text">
      <style:text-properties style:font-name="Calibri" style:font-name-complex="Calibri"/>
    </style:style>
    <style:style style:name="T172" style:family="text">
      <style:text-properties fo:color="#bb8844" fo:font-size="12pt" fo:language="en" fo:country="US" style:font-size-asian="12pt" style:font-size-complex="12pt"/>
    </style:style>
    <style:style style:name="T173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74" style:family="text">
      <style:text-properties fo:color="#2b91af" style:font-name="inherit" fo:language="en" fo:country="US" style:font-name-complex="Consolas"/>
    </style:style>
    <style:style style:name="T175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76" style:family="text">
      <style:text-properties style:font-name="inherit" fo:language="en" fo:country="US" style:font-name-complex="Consolas"/>
    </style:style>
    <style:style style:name="T177" style:family="text">
      <style:text-properties style:font-name="inherit" fo:font-size="10pt" fo:language="en" fo:country="US" style:font-size-asian="10pt" style:font-name-complex="Consolas" style:font-size-complex="10pt"/>
    </style:style>
    <style:style style:name="T178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79" style:family="text">
      <style:text-properties fo:font-weight="normal" style:font-weight-asian="normal" style:font-weight-complex="normal"/>
    </style:style>
    <style:style style:name="T180" style:family="text">
      <style:text-properties fo:color="#333333" style:font-name="Arial" fo:letter-spacing="-0.002cm" fo:background-color="#ffffff" loext:char-shading-value="0" style:font-name-complex="Arial"/>
    </style:style>
    <style:style style:name="T181" style:family="text">
      <style:text-properties fo:color="#333333" style:font-name="Arial" fo:letter-spacing="-0.002cm" style:font-name-complex="Arial"/>
    </style:style>
    <style:style style:name="T182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83" style:family="text">
      <style:text-properties fo:color="#333333" style:font-name="Consolas" fo:letter-spacing="-0.002cm" fo:language="en" fo:country="US" style:font-name-complex="Consolas"/>
    </style:style>
    <style:style style:name="T184" style:family="text">
      <style:text-properties fo:color="#333333" style:font-name="Consolas" fo:letter-spacing="-0.002cm" style:font-name-complex="Consolas"/>
    </style:style>
    <style:style style:name="T185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86" style:family="text">
      <style:text-properties fo:color="#333333" style:font-name="Palatino" fo:letter-spacing="-0.002cm" fo:font-weight="bold" style:font-weight-asian="bold" style:font-weight-complex="bold"/>
    </style:style>
    <style:style style:name="T187" style:family="text">
      <style:text-properties fo:color="#333333" style:font-name="Palatino" fo:letter-spacing="-0.002cm" fo:background-color="#fff3d4" loext:char-shading-value="0"/>
    </style:style>
    <style:style style:name="T188" style:family="text">
      <style:text-properties fo:color="#3d7e9a" style:font-name="Arial" fo:letter-spacing="-0.002cm" style:font-name-complex="Arial"/>
    </style:style>
    <style:style style:name="T189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90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91" style:family="text">
      <style:text-properties fo:color="#dd4a68" style:font-name="Consolas" fo:letter-spacing="-0.002cm" style:font-name-complex="Consolas"/>
    </style:style>
    <style:style style:name="T192" style:family="text">
      <style:text-properties fo:color="#dd4a68" style:font-name="Consolas" fo:letter-spacing="-0.002cm" fo:language="en" fo:country="US" style:font-name-complex="Consolas"/>
    </style:style>
    <style:style style:name="T193" style:family="text">
      <style:text-properties fo:color="#990055" style:font-name="Consolas" fo:letter-spacing="-0.002cm" fo:language="en" fo:country="US" style:font-name-complex="Consolas"/>
    </style:style>
    <style:style style:name="T194" style:family="text">
      <style:text-properties fo:color="#708090" style:font-name="Consolas" fo:letter-spacing="-0.002cm" fo:language="en" fo:country="US" style:font-name-complex="Consolas"/>
    </style:style>
    <style:style style:name="T195" style:family="text">
      <style:text-properties fo:color="#444444" style:font-name="Calibri" fo:background-color="#ffffff" loext:char-shading-value="0" style:font-name-complex="Calibri"/>
    </style:style>
    <style:style style:name="T196" style:family="text">
      <style:text-properties fo:color="#444444" style:font-name="Calibri" fo:font-style="italic" style:font-style-asian="italic" style:font-name-complex="Calibri" style:font-style-complex="italic"/>
    </style:style>
    <style:style style:name="T197" style:family="text">
      <style:text-properties fo:color="#444444" style:font-name="Calibri" style:font-name-complex="Calibri"/>
    </style:style>
    <style:style style:name="T198" style:family="text">
      <style:text-properties fo:color="#444444" style:font-name="Calibri" fo:font-weight="bold" style:font-weight-asian="bold" style:font-name-complex="Calibri" style:font-weight-complex="bold"/>
    </style:style>
    <style:style style:name="T199" style:family="text">
      <style:text-properties fo:color="#0033b3"/>
    </style:style>
    <style:style style:name="T200" style:family="text">
      <style:text-properties fo:color="#0033b3" fo:font-style="normal" style:font-style-asian="normal"/>
    </style:style>
    <style:style style:name="T201" style:family="text">
      <style:text-properties fo:color="#0033b3" fo:font-style="normal" fo:font-weight="normal" style:font-style-asian="normal" style:font-weight-asian="normal"/>
    </style:style>
    <style:style style:name="T202" style:family="text">
      <style:text-properties fo:color="#0033b3" fo:font-style="normal" fo:font-weight="normal" style:font-style-asian="normal" style:font-weight-asian="normal" style:font-style-complex="normal"/>
    </style:style>
    <style:style style:name="T203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204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205" style:family="text">
      <style:text-properties fo:color="#0033b3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206" style:family="text">
      <style:text-properties fo:color="#0033b3" officeooo:rsid="000e9ae7"/>
    </style:style>
    <style:style style:name="T207" style:family="text">
      <style:text-properties fo:color="#0033b3" style:font-name="JetBrains Mono"/>
    </style:style>
    <style:style style:name="T208" style:family="text">
      <style:text-properties fo:color="#0033b3" style:font-name="JetBrains Mono" fo:font-size="10pt" style:font-size-asian="10pt"/>
    </style:style>
    <style:style style:name="T209" style:family="text">
      <style:text-properties fo:color="#0033b3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" style:font-size-complex="12pt" style:font-style-complex="normal" style:font-weight-complex="normal"/>
    </style:style>
    <style:style style:name="T210" style:family="text">
      <style:text-properties fo:color="#0033b3" style:font-name="JetBrains Mono" fo:font-size="10pt" fo:font-style="normal" style:font-size-asian="10pt" style:font-style-asian="normal"/>
    </style:style>
    <style:style style:name="T211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12" style:family="text">
      <style:text-properties fo:color="#0033b3" style:font-name="JetBrains Mono1" fo:font-size="10pt" fo:language="en" fo:country="US" fo:font-style="normal" fo:font-weight="normal" style:font-size-asian="10pt" style:font-style-asian="normal" style:font-weight-asian="normal" style:font-name-complex="Calibri" style:font-size-complex="14pt"/>
    </style:style>
    <style:style style:name="T213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14" style:family="text">
      <style:text-properties fo:color="#080808"/>
    </style:style>
    <style:style style:name="T215" style:family="text">
      <style:text-properties fo:color="#080808" fo:font-style="normal" style:font-style-asian="normal"/>
    </style:style>
    <style:style style:name="T216" style:family="text">
      <style:text-properties fo:color="#080808" fo:font-style="normal" fo:font-weight="normal" style:font-style-asian="normal" style:font-weight-asian="normal"/>
    </style:style>
    <style:style style:name="T217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218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219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20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21" style:family="text">
      <style:text-properties fo:color="#080808" fo:language="en" fo:country="US" fo:font-style="normal" fo:font-weight="normal" style:font-style-asian="normal" style:font-weight-asian="normal" style:font-name-complex="Calibri" style:font-weight-complex="normal"/>
    </style:style>
    <style:style style:name="T222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223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224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225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226" style:family="text">
      <style:text-properties fo:color="#080808" style:font-name="JetBrains Mono"/>
    </style:style>
    <style:style style:name="T227" style:family="text">
      <style:text-properties fo:color="#080808" style:font-name="JetBrains Mono" fo:font-size="10pt" style:font-size-asian="10pt"/>
    </style:style>
    <style:style style:name="T228" style:family="text">
      <style:text-properties fo:color="#080808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" style:font-size-complex="12pt" style:font-style-complex="normal" style:font-weight-complex="normal"/>
    </style:style>
    <style:style style:name="T229" style:family="text">
      <style:text-properties fo:color="#080808" style:font-name="JetBrains Mono" fo:font-size="10pt" fo:font-style="normal" style:font-size-asian="10pt" style:font-style-asian="normal"/>
    </style:style>
    <style:style style:name="T230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231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32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33" style:family="text">
      <style:text-properties fo:color="#8c8c8c" fo:font-style="italic" style:font-style-asian="italic"/>
    </style:style>
    <style:style style:name="T234" style:family="text">
      <style:text-properties fo:color="#8c8c8c" fo:font-style="italic" fo:font-weight="normal" style:font-style-asian="italic" style:font-weight-asian="normal"/>
    </style:style>
    <style:style style:name="T235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" style:font-style-complex="normal" style:font-weight-complex="normal"/>
    </style:style>
    <style:style style:name="T236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237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" style:font-weight-complex="normal"/>
    </style:style>
    <style:style style:name="T238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39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40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41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42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43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44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" style:font-size-complex="9pt" style:font-weight-complex="normal"/>
    </style:style>
    <style:style style:name="T245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46" style:family="text">
      <style:text-properties fo:color="#8c8c8c" fo:font-style="normal" style:font-style-asian="normal" style:font-style-complex="normal"/>
    </style:style>
    <style:style style:name="T247" style:family="text">
      <style:text-properties fo:color="#8c8c8c" fo:font-style="normal" officeooo:rsid="00110012" style:font-style-asian="normal" style:font-style-complex="normal"/>
    </style:style>
    <style:style style:name="T248" style:family="text">
      <style:text-properties fo:color="#8c8c8c" fo:font-style="normal" officeooo:rsid="0016282a" style:font-style-asian="normal" style:font-style-complex="normal"/>
    </style:style>
    <style:style style:name="T249" style:family="text">
      <style:text-properties fo:color="#8c8c8c" fo:font-style="normal" fo:font-weight="normal" style:font-style-asian="normal" style:font-weight-asian="normal" style:font-style-complex="normal"/>
    </style:style>
    <style:style style:name="T250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51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52" style:family="text">
      <style:text-properties fo:color="#8c8c8c" style:font-style-complex="normal"/>
    </style:style>
    <style:style style:name="T253" style:family="text">
      <style:text-properties fo:color="#8c8c8c" officeooo:rsid="000e9ae7" style:font-style-complex="normal"/>
    </style:style>
    <style:style style:name="T254" style:family="text">
      <style:text-properties fo:color="#8c8c8c" style:font-name="JetBrains Mono" fo:font-style="italic" style:font-style-asian="italic"/>
    </style:style>
    <style:style style:name="T255" style:family="text">
      <style:text-properties fo:color="#8c8c8c" style:font-name="JetBrains Mono" fo:font-size="10pt" fo:font-style="italic" style:font-size-asian="10pt" style:font-style-asian="italic"/>
    </style:style>
    <style:style style:name="T256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257" style:family="text">
      <style:text-properties fo:color="#8c8c8c" style:font-name="JetBrains Mono1" fo:font-size="10pt" fo:language="en" fo:country="US" fo:font-style="italic" fo:font-weight="normal" officeooo:rsid="0041abdb" style:font-size-asian="10pt" style:font-style-asian="italic" style:font-weight-asian="normal" style:font-name-complex="Calibri" style:font-size-complex="14pt"/>
    </style:style>
    <style:style style:name="T258" style:family="text">
      <style:text-properties style:font-name="Menlo1" fo:font-style="normal" style:font-style-asian="normal" style:font-style-complex="normal"/>
    </style:style>
    <style:style style:name="T259" style:family="text">
      <style:text-properties style:font-name="Menlo1" fo:language="en" fo:country="US" fo:font-weight="normal" officeooo:rsid="000e9ae7" style:font-weight-asian="normal" style:font-name-complex="Calibri" style:font-weight-complex="normal"/>
    </style:style>
    <style:style style:name="T260" style:family="text">
      <style:text-properties style:font-name="Menlo1" fo:font-size="9pt" style:font-size-asian="9pt" style:font-size-complex="9pt"/>
    </style:style>
    <style:style style:name="T261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62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63" style:family="text">
      <style:text-properties fo:font-style="normal" style:font-style-asian="normal" style:font-style-complex="normal"/>
    </style:style>
    <style:style style:name="T264" style:family="text">
      <style:text-properties fo:color="#1750eb"/>
    </style:style>
    <style:style style:name="T265" style:family="text">
      <style:text-properties fo:color="#1750eb" fo:font-style="normal" fo:font-weight="normal" style:font-style-asian="normal" style:font-weight-asian="normal"/>
    </style:style>
    <style:style style:name="T266" style:family="text">
      <style:text-properties fo:font-style="italic" style:font-style-asian="italic"/>
    </style:style>
    <style:style style:name="T267" style:family="text">
      <style:text-properties style:font-style-complex="normal"/>
    </style:style>
    <style:style style:name="T268" style:family="text">
      <style:text-properties officeooo:rsid="000e9ae7"/>
    </style:style>
    <style:style style:name="T269" style:family="text">
      <style:text-properties officeooo:rsid="00347eb2"/>
    </style:style>
    <style:style style:name="T270" style:family="text">
      <style:text-properties fo:color="#174ad4" style:font-name="JetBrains Mono"/>
    </style:style>
    <style:style style:name="T271" style:family="text">
      <style:text-properties fo:color="#174ad4" style:font-name="JetBrains Mono" fo:font-size="10pt" style:font-size-asian="10pt"/>
    </style:style>
    <style:style style:name="T272" style:family="text">
      <style:text-properties fo:color="#067d17" style:font-name="JetBrains Mono"/>
    </style:style>
    <style:style style:name="T273" style:family="text">
      <style:text-properties fo:color="#067d17" style:font-name="JetBrains Mono" fo:font-size="10pt" style:font-size-asian="10pt"/>
    </style:style>
    <style:style style:name="T274" style:family="text">
      <style:text-properties style:font-name="JetBrains Mono" fo:font-size="10pt" style:font-size-asian="10pt"/>
    </style:style>
    <style:style style:name="T275" style:family="text">
      <style:text-properties fo:color="#0037a6" style:font-name="JetBrains Mono" fo:font-size="10pt" style:font-size-asian="10pt"/>
    </style:style>
    <style:style style:name="T276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" style:font-style-complex="normal"/>
    </style:style>
    <style:style style:name="T277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" style:font-style-complex="normal"/>
    </style:style>
    <style:style style:name="T278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" style:font-style-complex="normal"/>
    </style:style>
    <style:style style:name="T27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80" style:family="text">
      <style:text-properties fo:font-variant="normal" fo:text-transform="none" fo:color="#0033b3" style:font-name="JetBrains Mono" fo:font-size="10pt" fo:letter-spacing="normal" fo:language="en" fo:country="US" fo:font-style="normal" officeooo:rsid="003e3fd0" style:font-size-asian="10pt" style:font-style-asian="normal" style:font-name-complex="Calibri" style:font-size-complex="14pt" style:font-style-complex="normal"/>
    </style:style>
    <style:style style:name="T281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282" style:family="text">
      <style:text-properties style:font-name="Menlo" fo:font-size="10pt" style:font-size-asian="10pt" style:font-name-complex="Menlo" style:font-size-complex="10pt"/>
    </style:style>
    <style:style style:name="T283" style:family="text">
      <style:text-properties officeooo:rsid="004185ab"/>
    </style:style>
    <style:style style:name="T284" style:family="text">
      <style:text-properties officeooo:rsid="0042dcc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8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225" text:outline-level="3"/>
      <text:h text:style-name="P225" text:outline-level="3"/>
      <text:h text:style-name="P225" text:outline-level="3"/>
      <text:h text:style-name="P225" text:outline-level="3"><text:soft-page-break/>re_path</text:h>
      <text:p text:style-name="P27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9"><text:span text:style-name="Основной_20_шрифт_20_абзаца"><text:span text:style-name="T12">/blog/urls.py:</text:span></text:span>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1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81">from </text:span></text:span><text:span text:style-name="Основной_20_шрифт_20_абзаца"><text:span text:style-name="T23">. </text:span></text:span><text:span text:style-name="Основной_20_шрифт_20_абзаца"><text:span text:style-name="T81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94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112">name</text:span></text:span><text:span text:style-name="Основной_20_шрифт_20_абзаца"><text:span text:style-name="T23">=</text:span></text:span><text:span text:style-name="Основной_20_шрифт_20_абзаца"><text:span text:style-name="T94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119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68"><text:span text:style-name="Основной_20_шрифт_20_абзаца"><text:span text:style-name="T84">from </text:span></text:span><text:span text:style-name="Основной_20_шрифт_20_абзаца"><text:span text:style-name="T28">django.http </text:span></text:span><text:span text:style-name="Основной_20_шрифт_20_абзаца"><text:span text:style-name="T84">import </text:span></text:span><text:span text:style-name="Основной_20_шрифт_20_абзаца"><text:span text:style-name="T28">HttpResponse<text:line-break/><text:line-break/><text:line-break/></text:span></text:span><text:span text:style-name="Основной_20_шрифт_20_абзаца"><text:span text:style-name="T84">def </text:span></text:span><text:span text:style-name="Основной_20_шрифт_20_абзаца"><text:span text:style-name="T28">index(</text:span></text:span><text:span text:style-name="Основной_20_шрифт_20_абзаца"><text:span text:style-name="T121">request</text:span></text:span><text:span text:style-name="Основной_20_шрифт_20_абзаца"><text:span text:style-name="T28">, arg):<text:line-break/> <text:s text:c="3"/></text:span></text:span><text:span text:style-name="Основной_20_шрифт_20_абзаца"><text:span text:style-name="T84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7">f"Hello, world. You're at the blog index. </text:span></text:span><text:span text:style-name="Основной_20_шрифт_20_абзаца"><text:span text:style-name="T84">{</text:span></text:span><text:span text:style-name="Основной_20_шрифт_20_абзаца"><text:span text:style-name="T28">arg</text:span></text:span><text:span text:style-name="Основной_20_шрифт_20_абзаца"><text:span text:style-name="T84">}</text:span></text:span><text:span text:style-name="Основной_20_шрифт_20_абзаца"><text:span text:style-name="T97">"</text:span></text:span><text:span text:style-name="Основной_20_шрифт_20_абзаца"><text:span text:style-name="T28">)</text:span></text:span></text:p>
      <text:p text:style-name="P69"/>
      <text:p text:style-name="P68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26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8">Hello, world. You're at the blog index. </text:span></text:span><text:span text:style-name="Основной_20_шрифт_20_абзаца"><text:span text:style-name="T39">5</text:span></text:span></text:p>
      <text:p text:style-name="P71"/>
      <text:p text:style-name="P71"/>
      <text:p text:style-name="P71">Также можем написать вот так:</text:p>
      <text:p text:style-name="P29"><text:span text:style-name="Основной_20_шрифт_20_абзаца"><text:span text:style-name="T12">/blog/urls.py:</text:span></text:span></text:p>
      <text:p text:style-name="P68"><text:span text:style-name="Основной_20_шрифт_20_абзаца"><text:span text:style-name="T28">urlpatterns = [<text:line-break/> <text:s text:c="3"/>re_path(</text:span></text:span><text:span text:style-name="Основной_20_шрифт_20_абзаца"><text:span text:style-name="T97">r'(?P&lt;pk&gt;\d+)/'</text:span></text:span><text:span text:style-name="Основной_20_шрифт_20_абзаца"><text:span text:style-name="T28">, views.index, </text:span></text:span><text:span text:style-name="Основной_20_шрифт_20_абзаца"><text:span text:style-name="T113">name</text:span></text:span><text:span text:style-name="Основной_20_шрифт_20_абзаца"><text:span text:style-name="T28">=</text:span></text:span><text:span text:style-name="Основной_20_шрифт_20_абзаца"><text:span text:style-name="T97">'index'</text:span></text:span><text:span text:style-name="Основной_20_шрифт_20_абзаца"><text:span text:style-name="T28">),</text:span></text:span><text:span text:style-name="Основной_20_шрифт_20_абзаца"><text:span text:style-name="T122"><text:line-break/></text:span></text:span><text:span text:style-name="Основной_20_шрифт_20_абзаца"><text:span text:style-name="T28">]</text:span></text:span></text:p>
      <text:p text:style-name="P72"/>
      <text:p text:style-name="P14">/views.py:</text:p>
      <text:p text:style-name="P68"><text:span text:style-name="Основной_20_шрифт_20_абзаца"><text:span text:style-name="T84">def </text:span></text:span><text:span text:style-name="Основной_20_шрифт_20_абзаца"><text:span text:style-name="T28">index(</text:span></text:span><text:span text:style-name="Основной_20_шрифт_20_абзаца"><text:span text:style-name="T121">request</text:span></text:span><text:span text:style-name="Основной_20_шрифт_20_абзаца"><text:span text:style-name="T28">, pk=</text:span></text:span><text:span text:style-name="Основной_20_шрифт_20_абзаца"><text:span text:style-name="T84">None</text:span></text:span><text:span text:style-name="Основной_20_шрифт_20_абзаца"><text:span text:style-name="T28">):<text:line-break/> <text:s text:c="3"/></text:span></text:span><text:span text:style-name="Основной_20_шрифт_20_абзаца"><text:span text:style-name="T84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7">f"Hello, world. </text:span></text:span><text:span text:style-name="Основной_20_шрифт_20_абзаца"><text:span text:style-name="T98">You're at the blog index. </text:span></text:span><text:span text:style-name="Основной_20_шрифт_20_абзаца"><text:span text:style-name="T86">{</text:span></text:span><text:span text:style-name="Основной_20_шрифт_20_абзаца"><text:span text:style-name="T30">pk</text:span></text:span><text:span text:style-name="Основной_20_шрифт_20_абзаца"><text:span text:style-name="T86">}</text:span></text:span><text:span text:style-name="Основной_20_шрифт_20_абзаца"><text:span text:style-name="T98">"</text:span></text:span><text:span text:style-name="Основной_20_шрифт_20_абзаца"><text:span text:style-name="T30">)</text:span>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><text:soft-page-break/>Работа с базой данных</text:p>
      <text:p text:style-name="P96"><text:span text:style-name="Основной_20_шрифт_20_абзаца"><text:span text:style-name="T19"/></text:span></text:p>
      <text:p text:style-name="P76"/>
      <text:p text:style-name="P14">/models.py:</text:p>
      <text:p text:style-name="P29"><text:span text:style-name="Основной_20_шрифт_20_абзаца"><text:span text:style-name="T81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12">max_length</text:span></text:span><text:span text:style-name="Основной_20_шрифт_20_абзаца"><text:span text:style-name="T23">=</text:span></text:span><text:span text:style-name="Основной_20_шрифт_20_абзаца"><text:span text:style-name="T129">255</text:span></text:span><text:span text:style-name="Основной_20_шрифт_20_абзаца"><text:span text:style-name="T23">)</text:span></text:span></text:p>
      <text:p text:style-name="P77"/>
      <text:p text:style-name="P14">/views.py: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1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81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1">import </text:span></text:span><text:span text:style-name="Основной_20_шрифт_20_абзаца"><text:span text:style-name="T23">render</text:span></text:span></text:p>
      <text:p text:style-name="P33">###</text:p>
      <text:p text:style-name="P29"><text:span text:style-name="Основной_20_шрифт_20_абзаца"><text:span text:style-name="T81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112">amount__gt</text:span></text:span><text:span text:style-name="Основной_20_шрифт_20_абзаца"><text:span text:style-name="T23">=</text:span></text:span><text:span text:style-name="Основной_20_шрифт_20_абзаца"><text:span text:style-name="T129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1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4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4">'data'</text:span></text:span><text:span text:style-name="Основной_20_шрифт_20_абзаца"><text:span text:style-name="T23">: data,<text:line-break/> <text:s text:c="3"/>})</text:span></text:span></text:p>
      <text:p text:style-name="P33"/>
      <text:p text:style-name="P14">/djangodb.html:</text:p>
      <text:p text:style-name="P29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2">link </text:span></text:span><text:span text:style-name="Основной_20_шрифт_20_абзаца"><text:span text:style-name="T130">rel</text:span></text:span><text:span text:style-name="Основной_20_шрифт_20_абзаца"><text:span text:style-name="T136">="stylesheet" </text:span></text:span><text:span text:style-name="Основной_20_шрифт_20_абзаца"><text:span text:style-name="T130">type</text:span></text:span><text:span text:style-name="Основной_20_шрифт_20_абзаца"><text:span text:style-name="T136">="text/css" </text:span></text:span><text:span text:style-name="Основной_20_шрифт_20_абзаца"><text:span text:style-name="T130">href</text:span></text:span><text:span text:style-name="Основной_20_шрифт_20_абзаца"><text:span text:style-name="T136">="{% static 'blog/style.css' %}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2">h1</text:span></text:span><text:span text:style-name="Основной_20_шрифт_20_абзаца"><text:span text:style-name="T25">&gt;</text:span></text:span><text:span text:style-name="Основной_20_шрифт_20_абзаца"><text:span text:style-name="T23">Clothes</text:span></text:span><text:span text:style-name="Основной_20_шрифт_20_абзаца"><text:span text:style-name="T25">&lt;/</text:span></text:span><text:span text:style-name="Основной_20_шрифт_20_абзаца"><text:span text:style-name="T82">h1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2">h3</text:span></text:span><text:span text:style-name="Основной_20_шрифт_20_абзаца"><text:span text:style-name="T25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2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/text:span></text:span></text:p>
      <text:p text:style-name="P77"/>
      <text:p text:style-name="P68"><text:span text:style-name="Основной_20_шрифт_20_абзаца"><text:span text:style-name="T28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68"/>
      <text:p text:style-name="P68"/>
      <text:p text:style-name="P96"><text:span text:style-name="Основной_20_шрифт_20_абзаца"><text:span text:style-name="T21">Модели</text:span></text:span></text:p>
      <text:p text:style-name="P80"/>
      <text:p text:style-name="P14">/models.py: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1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81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112">max_length</text:span></text:span><text:span text:style-name="Основной_20_шрифт_20_абзаца"><text:span text:style-name="T23">=</text:span></text:span><text:span text:style-name="Основной_20_шрифт_20_абзаца"><text:span text:style-name="T129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1">def </text:span></text:span><text:span text:style-name="Основной_20_шрифт_20_абзаца"><text:span text:style-name="T141">__str__</text:span></text:span><text:span text:style-name="Основной_20_шрифт_20_абзаца"><text:span text:style-name="T23">(</text:span></text:span><text:span text:style-name="Основной_20_шрифт_20_абзаца"><text:span text:style-name="T14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1">return </text:span></text:span><text:span text:style-name="Основной_20_шрифт_20_абзаца"><text:span text:style-name="T143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1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112">max_length</text:span></text:span><text:span text:style-name="Основной_20_шрифт_20_абзаца"><text:span text:style-name="T23">=</text:span></text:span><text:span text:style-name="Основной_20_шрифт_20_абзаца"><text:span text:style-name="T129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81">def </text:span></text:span><text:span text:style-name="Основной_20_шрифт_20_абзаца"><text:span text:style-name="T141">__str__</text:span></text:span><text:span text:style-name="Основной_20_шрифт_20_абзаца"><text:span text:style-name="T23">(</text:span></text:span><text:span text:style-name="Основной_20_шрифт_20_абзаца"><text:span text:style-name="T14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1">return </text:span></text:span><text:span text:style-name="Основной_20_шрифт_20_абзаца"><text:span text:style-name="T143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1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12">max_length</text:span></text:span><text:span text:style-name="Основной_20_шрифт_20_абзаца"><text:span text:style-name="T23">=</text:span></text:span><text:span text:style-name="Основной_20_шрифт_20_абзаца"><text:span text:style-name="T129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112">default</text:span></text:span><text:span text:style-name="Основной_20_шрифт_20_абзаца"><text:span text:style-name="T23">=</text:span></text:span><text:span text:style-name="Основной_20_шрифт_20_абзаца"><text:span text:style-name="T129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112">null</text:span></text:span><text:span text:style-name="Основной_20_шрифт_20_абзаца"><text:span text:style-name="T23">=</text:span></text:span><text:span text:style-name="Основной_20_шрифт_20_абзаца"><text:span text:style-name="T81">True</text:span></text:span><text:span text:style-name="Основной_20_шрифт_20_абзаца"><text:span text:style-name="T23">, </text:span></text:span><text:span text:style-name="Основной_20_шрифт_20_абзаца"><text:span text:style-name="T112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81">def </text:span></text:span><text:span text:style-name="Основной_20_шрифт_20_абзаца"><text:span text:style-name="T141">__str__</text:span></text:span><text:span text:style-name="Основной_20_шрифт_20_абзаца"><text:span text:style-name="T23">(</text:span></text:span><text:span text:style-name="Основной_20_шрифт_20_абзаца"><text:span text:style-name="T14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1">return </text:span></text:span><text:span text:style-name="Основной_20_шрифт_20_абзаца"><text:span text:style-name="T143">self</text:span></text:span><text:span text:style-name="Основной_20_шрифт_20_абзаца"><text:span text:style-name="T23">.description</text:span></text:span></text:p>
      <text:p text:style-name="P79"/>
      <text:p text:style-name="P68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79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python manage.py shell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1">import </text:span></text:span><text:span text:style-name="Основной_20_шрифт_20_абзаца"><text:span text:style-name="T23">models</text:span></text:span>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1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112">description</text:span></text:span><text:span text:style-name="Основной_20_шрифт_20_абзаца"><text:span text:style-name="T23">=</text:span></text:span><text:span text:style-name="Основной_20_шрифт_20_абзаца"><text:span text:style-name="T94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19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112">description</text:span></text:span><text:span text:style-name="Основной_20_шрифт_20_абзаца"><text:span text:style-name="T23">=</text:span></text:span><text:span text:style-name="Основной_20_шрифт_20_абзаца"><text:span text:style-name="T94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19">#&lt;QuerySet [&lt;Classification: business&gt;, &lt;Classification: works&gt;]&gt;</text:span></text:span></text:p>
      <text:p text:style-name="P29"><text:span text:style-name="Основной_20_шрифт_20_абзаца"><text:span text:style-name="T119"><text:line-break/></text:span></text:span><text:span text:style-name="Основной_20_шрифт_20_абзаца"><text:span text:style-name="T81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1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119">#QuerySet [&lt;Classification: business&gt;, &lt;Classification: works&gt;, &lt;Classification: sports&gt;]&gt;<text:line-break/></text:span></text:span><text:span text:style-name="Основной_20_шрифт_20_абзаца"><text:span text:style-name="T112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112">name</text:span></text:span><text:span text:style-name="Основной_20_шрифт_20_абзаца"><text:span text:style-name="T23">=</text:span></text:span><text:span text:style-name="Основной_20_шрифт_20_абзаца"><text:span text:style-name="T94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9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119">#&lt;QuerySet [&lt;SalesOrder: t-shirt&gt;, &lt;SalesOrder: sweater&gt;]&gt;</text:span></text:span></text:p>
      <text:p text:style-name="P40"/>
      <text:p text:style-name="P29"><text:span text:style-name="Основной_20_шрифт_20_абзаца"><text:span text:style-name="T119">#</text:span></text:span><text:span text:style-name="Основной_20_шрифт_20_абзаца"><text:span text:style-name="T120">Создание</text:span></text:span><text:span text:style-name="Основной_20_шрифт_20_абзаца"><text:span text:style-name="T119"> </text:span></text:span><text:span text:style-name="Основной_20_шрифт_20_абзаца"><text:span text:style-name="T120">экземпляра</text:span></text:span>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1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112">amount</text:span></text:span><text:span text:style-name="Основной_20_шрифт_20_абзаца"><text:span text:style-name="T23">=</text:span></text:span><text:span text:style-name="Основной_20_шрифт_20_абзаца"><text:span text:style-name="T129">5</text:span></text:span><text:span text:style-name="Основной_20_шрифт_20_абзаца"><text:span text:style-name="T23">, </text:span></text:span><text:span text:style-name="Основной_20_шрифт_20_абзаца"><text:span text:style-name="T112">description</text:span></text:span><text:span text:style-name="Основной_20_шрифт_20_абзаца"><text:span text:style-name="T23">=</text:span></text:span><text:span text:style-name="Основной_20_шрифт_20_абзаца"><text:span text:style-name="T94">'trousers'</text:span></text:span><text:span text:style-name="Основной_20_шрифт_20_абзаца"><text:span text:style-name="T23">, </text:span></text:span><text:span text:style-name="Основной_20_шрифт_20_абзаца"><text:span text:style-name="T112">price</text:span></text:span><text:span text:style-name="Основной_20_шрифт_20_абзаца"><text:span text:style-name="T23">=</text:span></text:span><text:span text:style-name="Основной_20_шрифт_20_абзаца"><text:span text:style-name="T129">17</text:span></text:span><text:span text:style-name="Основной_20_шрифт_20_абзаца"><text:span text:style-name="T23">)</text:span></text:span></text:p>
      <text:p text:style-name="P29"><text:span text:style-name="Основной_20_шрифт_20_абзаца"><text:span text:style-name="T119">#</text:span></text:span><text:span text:style-name="Основной_20_шрифт_20_абзаца"><text:span text:style-name="T120">Создание</text:span></text:span><text:span text:style-name="Основной_20_шрифт_20_абзаца"><text:span text:style-name="T119"> </text:span></text:span><text:span text:style-name="Основной_20_шрифт_20_абзаца"><text:span text:style-name="T120">за</text:span></text:span><text:span text:style-name="Основной_20_шрифт_20_абзаца"><text:span text:style-name="T119"> </text:span></text:span><text:span text:style-name="Основной_20_шрифт_20_абзаца"><text:span text:style-name="T120">одни</text:span></text:span><text:span text:style-name="Основной_20_шрифт_20_абзаца"><text:span text:style-name="T119"> </text:span></text:span><text:span text:style-name="Основной_20_шрифт_20_абзаца"><text:span text:style-name="T120">вызов</text:span></text:span></text:p>
      <text:p text:style-name="P29"><text:span text:style-name="Основной_20_шрифт_20_абзаца"><text:span text:style-name="T23">shorts = SalesOrder.objects.create(</text:span></text:span><text:span text:style-name="Основной_20_шрифт_20_абзаца"><text:span text:style-name="T112">amount</text:span></text:span><text:span text:style-name="Основной_20_шрифт_20_абзаца"><text:span text:style-name="T23">=</text:span></text:span><text:span text:style-name="Основной_20_шрифт_20_абзаца"><text:span text:style-name="T129">4</text:span></text:span><text:span text:style-name="Основной_20_шрифт_20_абзаца"><text:span text:style-name="T23">, </text:span></text:span><text:span text:style-name="Основной_20_шрифт_20_абзаца"><text:span text:style-name="T112">description</text:span></text:span><text:span text:style-name="Основной_20_шрифт_20_абзаца"><text:span text:style-name="T23">=</text:span></text:span><text:span text:style-name="Основной_20_шрифт_20_абзаца"><text:span text:style-name="T94">'shorts'</text:span></text:span><text:span text:style-name="Основной_20_шрифт_20_абзаца"><text:span text:style-name="T23">, </text:span></text:span><text:span text:style-name="Основной_20_шрифт_20_абзаца"><text:span text:style-name="T112">price</text:span></text:span><text:span text:style-name="Основной_20_шрифт_20_абзаца"><text:span text:style-name="T23">=</text:span></text:span><text:span text:style-name="Основной_20_шрифт_20_абзаца"><text:span text:style-name="T129">11</text:span></text:span><text:span text:style-name="Основной_20_шрифт_20_абзаца"><text:span text:style-name="T23">)</text:span></text:span></text:p>
      <text:p text:style-name="P33"/>
      <text:p text:style-name="P29"><text:span text:style-name="Основной_20_шрифт_20_абзаца"><text:span text:style-name="T119">#</text:span></text:span><text:span text:style-name="Основной_20_шрифт_20_абзаца"><text:span text:style-name="T120">Создание</text:span></text:span><text:span text:style-name="Основной_20_шрифт_20_абзаца"><text:span text:style-name="T119"> </text:span></text:span><text:span text:style-name="Основной_20_шрифт_20_абзаца"><text:span text:style-name="T120">объектов</text:span></text:span><text:span text:style-name="Основной_20_шрифт_20_абзаца"><text:span text:style-name="T119"> </text:span></text:span><text:span text:style-name="Основной_20_шрифт_20_абзаца"><text:span text:style-name="T120">со</text:span></text:span><text:span text:style-name="Основной_20_шрифт_20_абзаца"><text:span text:style-name="T119"> </text:span></text:span><text:span text:style-name="Основной_20_шрифт_20_абзаца"><text:span text:style-name="T120">связями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12">name</text:span></text:span><text:span text:style-name="Основной_20_шрифт_20_абзаца"><text:span text:style-name="T23">=</text:span></text:span><text:span text:style-name="Основной_20_шрифт_20_абзаца"><text:span text:style-name="T94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9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112">amount</text:span></text:span><text:span text:style-name="Основной_20_шрифт_20_абзаца"><text:span text:style-name="T23">=</text:span></text:span><text:span text:style-name="Основной_20_шрифт_20_абзаца"><text:span text:style-name="T129">10</text:span></text:span><text:span text:style-name="Основной_20_шрифт_20_абзаца"><text:span text:style-name="T23">, </text:span></text:span><text:span text:style-name="Основной_20_шрифт_20_абзаца"><text:span text:style-name="T112">description</text:span></text:span><text:span text:style-name="Основной_20_шрифт_20_абзаца"><text:span text:style-name="T23">=</text:span></text:span><text:span text:style-name="Основной_20_шрифт_20_абзаца"><text:span text:style-name="T94">'socks'</text:span></text:span><text:span text:style-name="Основной_20_шрифт_20_абзаца"><text:span text:style-name="T23">, </text:span></text:span><text:span text:style-name="Основной_20_шрифт_20_абзаца"><text:span text:style-name="T112">price</text:span></text:span><text:span text:style-name="Основной_20_шрифт_20_абзаца"><text:span text:style-name="T23">=</text:span></text:span><text:span text:style-name="Основной_20_шрифт_20_абзаца"><text:span text:style-name="T129">2</text:span></text:span><text:span text:style-name="Основной_20_шрифт_20_абзаца"><text:span text:style-name="T23">, </text:span></text:span><text:span text:style-name="Основной_20_шрифт_20_абзаца"><text:span text:style-name="T112">firm</text:span></text:span><text:span text:style-name="Основной_20_шрифт_20_абзаца"><text:span text:style-name="T23">=firm)<text:line-break/>socks.save()</text:span></text:span></text:p>
      <text:p text:style-name="P33"/>
      <text:p text:style-name="P29"><text:span text:style-name="Основной_20_шрифт_20_абзаца"><text:span text:style-name="T119">#</text:span></text:span><text:span text:style-name="Основной_20_шрифт_20_абзаца"><text:span text:style-name="T120">Получение</text:span></text:span><text:span text:style-name="Основной_20_шрифт_20_абзаца"><text:span text:style-name="T119"> </text:span></text:span><text:span text:style-name="Основной_20_шрифт_20_абзаца"><text:span text:style-name="T120">всех</text:span></text:span><text:span text:style-name="Основной_20_шрифт_20_абзаца"><text:span text:style-name="T119"> </text:span></text:span><text:span text:style-name="Основной_20_шрифт_20_абзаца"><text:span text:style-name="T120">объектов</text:span></text:span></text:p>
      <text:p text:style-name="P29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119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9"><text:span text:style-name="Основной_20_шрифт_20_абзаца"><text:span text:style-name="T119">#</text:span></text:span><text:span text:style-name="Основной_20_шрифт_20_абзаца"><text:span text:style-name="T120">Получение</text:span></text:span><text:span text:style-name="Основной_20_шрифт_20_абзаца"><text:span text:style-name="T119"> </text:span></text:span><text:span text:style-name="Основной_20_шрифт_20_абзаца"><text:span text:style-name="T120">объектов</text:span></text:span><text:span text:style-name="Основной_20_шрифт_20_абзаца"><text:span text:style-name="T119"> </text:span></text:span><text:span text:style-name="Основной_20_шрифт_20_абзаца"><text:span text:style-name="T120">по</text:span></text:span><text:span text:style-name="Основной_20_шрифт_20_абзаца"><text:span text:style-name="T119"> </text:span></text:span><text:span text:style-name="Основной_20_шрифт_20_абзаца"><text:span text:style-name="T120">слайсингу</text:span></text:span><text:span text:style-name="Основной_20_шрифт_20_абзаца"><text:span text:style-name="T119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29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119">#&lt;QuerySet [&lt;SalesOrder: skirt&gt;, &lt;SalesOrder: shoes&gt;, &lt;SalesOrder: t-shirt&gt;]&gt;<text:line-break/></text:span></text:span></text:p>
      <text:p text:style-name="P29"><text:span text:style-name="Основной_20_шрифт_20_абзаца"><text:span text:style-name="T119">#</text:span></text:span><text:span text:style-name="Основной_20_шрифт_20_абзаца"><text:span text:style-name="T120">Получение</text:span></text:span><text:span text:style-name="Основной_20_шрифт_20_абзаца"><text:span text:style-name="T119"> </text:span></text:span><text:span text:style-name="Основной_20_шрифт_20_абзаца"><text:span text:style-name="T120">объектов</text:span></text:span><text:span text:style-name="Основной_20_шрифт_20_абзаца"><text:span text:style-name="T119"> </text:span></text:span><text:span text:style-name="Основной_20_шрифт_20_абзаца"><text:span text:style-name="T120">по</text:span></text:span><text:span text:style-name="Основной_20_шрифт_20_абзаца"><text:span text:style-name="T119"> </text:span></text:span><text:span text:style-name="Основной_20_шрифт_20_абзаца"><text:span text:style-name="T120">фирме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12">id</text:span></text:span><text:span text:style-name="Основной_20_шрифт_20_абзаца"><text:span text:style-name="T23">=</text:span></text:span><text:span text:style-name="Основной_20_шрифт_20_абзаца"><text:span text:style-name="T129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9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2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119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112">firm_id</text:span></text:span><text:span text:style-name="Основной_20_шрифт_20_абзаца"><text:span text:style-name="T23">=</text:span></text:span><text:span text:style-name="Основной_20_шрифт_20_абзаца"><text:span text:style-name="T129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9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2">firm_id</text:span></text:span><text:span text:style-name="Основной_20_шрифт_20_абзаца"><text:span text:style-name="T23">=</text:span></text:span><text:span text:style-name="Основной_20_шрифт_20_абзаца"><text:span text:style-name="T129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9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2">firm_id</text:span></text:span><text:span text:style-name="Основной_20_шрифт_20_абзаца"><text:span text:style-name="T23">=</text:span></text:span><text:span text:style-name="Основной_20_шрифт_20_абзаца"><text:span text:style-name="T129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9">#&lt;QuerySet [&lt;SalesOrder: t-shirt&gt;, &lt;SalesOrder: socks&gt;]&gt;</text:span></text:span></text:p>
      <text:p text:style-name="P33"/>
      <text:p text:style-name="P3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><text:soft-page-break/><text:span text:style-name="Основной_20_шрифт_20_абзаца"><text:span text:style-name="T6">Постраничное отображение списков объектов</text:span></text:span></text:p>
      <text:p text:style-name="P47"/>
      <text:p text:style-name="Standard"><text:span text:style-name="Основной_20_шрифт_20_абзаца"><text:span text:style-name="T127">/</text:span></text:span><text:span text:style-name="Основной_20_шрифт_20_абзаца"><text:span text:style-name="T128">views</text:span></text:span><text:span text:style-name="Основной_20_шрифт_20_абзаца"><text:span text:style-name="T127">.</text:span></text:span><text:span text:style-name="Основной_20_шрифт_20_абзаца"><text:span text:style-name="T128">py</text:span></text:span><text:span text:style-name="Основной_20_шрифт_20_абзаца"><text:span text:style-name="T127">:</text:span></text:span></text:p>
      <text:p text:style-name="P29"><text:span text:style-name="Основной_20_шрифт_20_абзаца"><text:span text:style-name="T81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29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94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81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94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4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9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2">h3</text:span></text:span><text:span text:style-name="Основной_20_шрифт_20_абзаца"><text:span text:style-name="T25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2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2">div </text:span></text:span><text:span text:style-name="Основной_20_шрифт_20_абзаца"><text:span text:style-name="T130">class</text:span></text:span><text:span text:style-name="Основной_20_шрифт_20_абзаца"><text:span text:style-name="T136">="pagination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2">span </text:span></text:span><text:span text:style-name="Основной_20_шрифт_20_абзаца"><text:span text:style-name="T130">class</text:span></text:span><text:span text:style-name="Основной_20_шрифт_20_абзаца"><text:span text:style-name="T136">="step-links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2">a </text:span></text:span><text:span text:style-name="Основной_20_шрифт_20_абзаца"><text:span text:style-name="T130">href</text:span></text:span><text:span text:style-name="Основной_20_шрифт_20_абзаца"><text:span text:style-name="T136">="?page=1"</text:span></text:span><text:span text:style-name="Основной_20_шрифт_20_абзаца"><text:span text:style-name="T25">&gt;</text:span></text:span><text:span text:style-name="Основной_20_шрифт_20_абзаца"><text:span text:style-name="T131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5">&lt;/</text:span></text:span><text:span text:style-name="Основной_20_шрифт_20_абзаца"><text:span text:style-name="T82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2">a </text:span></text:span><text:span text:style-name="Основной_20_шрифт_20_абзаца"><text:span text:style-name="T130">href</text:span></text:span><text:span text:style-name="Основной_20_шрифт_20_абзаца"><text:span text:style-name="T136">="?page={{ clothes.previous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previous</text:span></text:span><text:span text:style-name="Основной_20_шрифт_20_абзаца"><text:span text:style-name="T25">&lt;/</text:span></text:span><text:span text:style-name="Основной_20_шрифт_20_абзаца"><text:span text:style-name="T82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5">&lt;</text:span></text:span><text:span text:style-name="Основной_20_шрифт_20_абзаца"><text:span text:style-name="T82">span </text:span></text:span><text:span text:style-name="Основной_20_шрифт_20_абзаца"><text:span text:style-name="T130">class</text:span></text:span><text:span text:style-name="Основной_20_шрифт_20_абзаца"><text:span text:style-name="T136">="current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5">&lt;/</text:span></text:span><text:span text:style-name="Основной_20_шрифт_20_абзаца"><text:span text:style-name="T82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2">a </text:span></text:span><text:span text:style-name="Основной_20_шрифт_20_абзаца"><text:span text:style-name="T130">href</text:span></text:span><text:span text:style-name="Основной_20_шрифт_20_абзаца"><text:span text:style-name="T136">="?page={{ clothes.next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next</text:span></text:span><text:span text:style-name="Основной_20_шрифт_20_абзаца"><text:span text:style-name="T25">&lt;/</text:span></text:span><text:span text:style-name="Основной_20_шрифт_20_абзаца"><text:span text:style-name="T82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2">a </text:span></text:span><text:span text:style-name="Основной_20_шрифт_20_абзаца"><text:span text:style-name="T130">href</text:span></text:span><text:span text:style-name="Основной_20_шрифт_20_абзаца"><text:span text:style-name="T136">="?page={{ clothes.paginator.num_pages }}"</text:span></text:span><text:span text:style-name="Основной_20_шрифт_20_абзаца"><text:span text:style-name="T25">&gt;</text:span></text:span><text:span text:style-name="Основной_20_шрифт_20_абзаца"><text:span text:style-name="T23">last </text:span></text:span><text:span text:style-name="Основной_20_шрифт_20_абзаца"><text:span text:style-name="T131">&amp;raquo;</text:span></text:span><text:span text:style-name="Основной_20_шрифт_20_абзаца"><text:span text:style-name="T25">&lt;/</text:span></text:span><text:span text:style-name="Основной_20_шрифт_20_абзаца"><text:span text:style-name="T82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5">&lt;/</text:span></text:span><text:span text:style-name="Основной_20_шрифт_20_абзаца"><text:span text:style-name="T82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5">&lt;/</text:span></text:span><text:span text:style-name="Основной_20_шрифт_20_абзаца"><text:span text:style-name="T82">div</text:span></text:span><text:span text:style-name="Основной_20_шрифт_20_абзаца"><text:span text:style-name="T25">&gt;</text:span></text:span></text:p>
      <text:p text:style-name="P14"/>
      <text:p text:style-name="P45"/>
      <text:p text:style-name="P75">Модели</text:p>
      <text:p text:style-name="P75"/>
      <text:p text:style-name="P74">Дата при сохранении экземпляра модели</text:p>
      <text:p text:style-name="P29"><text:span text:style-name="Основной_20_шрифт_20_абзаца"><text:span text:style-name="T23">data_pub = models.DateTimeField(</text:span></text:span><text:span text:style-name="Основной_20_шрифт_20_абзаца"><text:span text:style-name="T112">auto_now_add</text:span></text:span><text:span text:style-name="Основной_20_шрифт_20_абзаца"><text:span text:style-name="T23">=</text:span></text:span><text:span text:style-name="Основной_20_шрифт_20_абзаца"><text:span text:style-name="T81">True</text:span></text:span><text:span text:style-name="Основной_20_шрифт_20_абзаца"><text:span text:style-name="T23">)</text:span></text:span></text:p>
      <text:p text:style-name="P33"/>
      <text:p text:style-name="P68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8"><text:line-break/>data_pub = models.DateTimeField(</text:span></text:span><text:span text:style-name="Основной_20_шрифт_20_абзаца"><text:span text:style-name="T113">auto_now</text:span></text:span><text:span text:style-name="Основной_20_шрифт_20_абзаца"><text:span text:style-name="T28">=</text:span></text:span><text:span text:style-name="Основной_20_шрифт_20_абзаца"><text:span text:style-name="T84">True</text:span></text:span><text:span text:style-name="Основной_20_шрифт_20_абзаца"><text:span text:style-name="T28">)</text:span></text:span></text:p>
      <text:p text:style-name="P73"/>
      <text:p text:style-name="P68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9"><text:span text:style-name="Основной_20_шрифт_20_абзаца"><text:span text:style-name="T23">clothes = SalesOrder.objects.get(</text:span></text:span><text:span text:style-name="Основной_20_шрифт_20_абзаца"><text:span text:style-name="T112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94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9">#&lt;SalesOrder: sweater&gt;</text:span></text:span></text:p>
      <text:p text:style-name="P33"/>
      <text:p text:style-name="P29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9"><text:span text:style-name="Основной_20_шрифт_20_абзаца"><text:span text:style-name="T23">clothes = SalesOrder.objects.filter(</text:span></text:span><text:span text:style-name="Основной_20_шрифт_20_абзаца"><text:span text:style-name="T112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94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9">#&lt;QuerySet [&lt;SalesOrder: skirt&gt;, &lt;SalesOrder: t-shirt&gt;, &lt;SalesOrder: shorts&gt;]&gt;</text:span></text:span></text:p>
      <text:p text:style-name="P73"/>
      <text:p text:style-name="P79"/>
      <text:p text:style-name="P79"/>
      <text:p text:style-name="P79"/>
      <text:p text:style-name="P79"/>
      <text:p text:style-name="P96"><text:soft-page-break/><text:span text:style-name="Основной_20_шрифт_20_абзаца"><text:span text:style-name="T19">Формы</text:span></text:span></text:p>
      <text:p text:style-name="P78"/>
      <text:p text:style-name="P14">/forms.html: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django </text:span></text:span><text:span text:style-name="Основной_20_шрифт_20_абзаца"><text:span text:style-name="T81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81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112">max_length</text:span></text:span><text:span text:style-name="Основной_20_шрифт_20_абзаца"><text:span text:style-name="T23">=</text:span></text:span><text:span text:style-name="Основной_20_шрифт_20_абзаца"><text:span text:style-name="T129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112">max_length</text:span></text:span><text:span text:style-name="Основной_20_шрифт_20_абзаца"><text:span text:style-name="T23">=</text:span></text:span><text:span text:style-name="Основной_20_шрифт_20_абзаца"><text:span text:style-name="T129">50</text:span></text:span><text:span text:style-name="Основной_20_шрифт_20_абзаца"><text:span text:style-name="T23">)</text:span></text:span></text:p>
      <text:p text:style-name="P81"/>
      <text:p text:style-name="P81"/>
      <text:p text:style-name="P81">% python manage.py shell</text:p>
      <text:p text:style-name="P68"><text:span text:style-name="Основной_20_шрифт_20_абзаца"><text:span text:style-name="T84">from </text:span></text:span><text:span text:style-name="Основной_20_шрифт_20_абзаца"><text:span text:style-name="T28">blog.forms </text:span></text:span><text:span text:style-name="Основной_20_шрифт_20_абзаца"><text:span text:style-name="T84">import </text:span></text:span><text:span text:style-name="Основной_20_шрифт_20_абзаца"><text:span text:style-name="T28">TagForm</text:span></text:span></text:p>
      <text:p text:style-name="P81"/>
      <text:p text:style-name="P29"><text:span text:style-name="Основной_20_шрифт_20_абзаца"><text:span text:style-name="T23">tf = TagForm()<text:line-break/></text:span></text:span><text:span text:style-name="Основной_20_шрифт_20_абзаца"><text:span text:style-name="T119">#&lt;TagForm bound=False, valid=Unknown, fields=(title;slug)&gt;</text:span></text:span></text:p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4">'title'</text:span></text:span><text:span text:style-name="Основной_20_шрифт_20_абзаца"><text:span text:style-name="T23">: </text:span></text:span><text:span text:style-name="Основной_20_шрифт_20_абзаца"><text:span text:style-name="T94">''</text:span></text:span><text:span text:style-name="Основной_20_шрифт_20_абзаца"><text:span text:style-name="T23">, </text:span></text:span><text:span text:style-name="Основной_20_шрифт_20_абзаца"><text:span text:style-name="T94">'slug'</text:span></text:span><text:span text:style-name="Основной_20_шрифт_20_абзаца"><text:span text:style-name="T23">: </text:span></text:span><text:span text:style-name="Основной_20_шрифт_20_абзаца"><text:span text:style-name="T94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119">#&lt;TagForm bound=True, valid=Unknown, fields=(title;slug)&gt;</text:span></text:span></text:p>
      <text:p text:style-name="P29"><text:span text:style-name="Основной_20_шрифт_20_абзаца"><text:span text:style-name="T27">tf.errors<text:line-break/></text:span></text:span><text:span text:style-name="Основной_20_шрифт_20_абзаца"><text:span text:style-name="T120">#{'title': ['Обязательное поле.'], 'slug': ['Обязательное поле.']}</text:span></text:span></text:p>
      <text:p text:style-name="P34"/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4">'title'</text:span></text:span><text:span text:style-name="Основной_20_шрифт_20_абзаца"><text:span text:style-name="T23">: </text:span></text:span><text:span text:style-name="Основной_20_шрифт_20_абзаца"><text:span text:style-name="T94">'some title'</text:span></text:span><text:span text:style-name="Основной_20_шрифт_20_абзаца"><text:span text:style-name="T23">, </text:span></text:span><text:span text:style-name="Основной_20_шрифт_20_абзаца"><text:span text:style-name="T94">'slug'</text:span></text:span><text:span text:style-name="Основной_20_шрифт_20_абзаца"><text:span text:style-name="T23">: </text:span></text:span><text:span text:style-name="Основной_20_шрифт_20_абзаца"><text:span text:style-name="T94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119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119">#{'title': 'some title', 'slug': 'some-title'}</text:span></text:span></text:p>
      <text:p text:style-name="P40"/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1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112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4">'title'</text:span></text:span><text:span text:style-name="Основной_20_шрифт_20_абзаца"><text:span text:style-name="T23">], </text:span></text:span><text:span text:style-name="Основной_20_шрифт_20_абзаца"><text:span text:style-name="T112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4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119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119">#&lt;Tag: some title&gt;<text:line-break/></text:span></text:span><text:span text:style-name="Основной_20_шрифт_20_абзаца"><text:span text:style-name="T23">tag.save()</text:span></text:span></text:p>
      <text:p text:style-name="P33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/>
      <text:p text:style-name="P87"><text:soft-page-break/>Предупреждения</text:p>
      <text:p text:style-name="P88"/>
      <text:list xml:id="list2278446001" text:style-name="L1">
        <text:list-item>
          <text:p text:style-name="P229">&lt;console&gt;:1: UnorderedObjectListWarning: Pagination may yield inconsistent results with an unordered object_list: &lt;class 'blog.models.Post'&gt; QuerySet.</text:p>
        </text:list-item>
      </text:list>
      <text:p text:style-name="P116"/>
      <text:p text:style-name="P117">Решение:</text:p>
      <text:p text:style-name="P117">Добавить в модели порядок сортировки</text:p>
      <text:p text:style-name="P117"/>
      <text:p text:style-name="P29"><text:span text:style-name="Основной_20_шрифт_20_абзаца"><text:span text:style-name="T81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12">max_length</text:span></text:span><text:span text:style-name="Основной_20_шрифт_20_абзаца"><text:span text:style-name="T23">=</text:span></text:span><text:span text:style-name="Основной_20_шрифт_20_абзаца"><text:span text:style-name="T129">150</text:span></text:span><text:span text:style-name="Основной_20_шрифт_20_абзаца"><text:span text:style-name="T23">, </text:span></text:span><text:span text:style-name="Основной_20_шрифт_20_абзаца"><text:span text:style-name="T112">db_index</text:span></text:span><text:span text:style-name="Основной_20_шрифт_20_абзаца"><text:span text:style-name="T23">=</text:span></text:span><text:span text:style-name="Основной_20_шрифт_20_абзаца"><text:span text:style-name="T81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112">auto_now_add</text:span></text:span><text:span text:style-name="Основной_20_шрифт_20_абзаца"><text:span text:style-name="T23">=</text:span></text:span><text:span text:style-name="Основной_20_шрифт_20_абзаца"><text:span text:style-name="T81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1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4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1">return </text:span></text:span><text:span text:style-name="Основной_20_шрифт_20_абзаца"><text:span text:style-name="T23">reverse(</text:span></text:span><text:span text:style-name="Основной_20_шрифт_20_абзаца"><text:span text:style-name="T94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112">kwargs</text:span></text:span><text:span text:style-name="Основной_20_шрифт_20_абзаца"><text:span text:style-name="T23">={</text:span></text:span><text:span text:style-name="Основной_20_шрифт_20_абзаца"><text:span text:style-name="T94">'slug'</text:span></text:span><text:span text:style-name="Основной_20_шрифт_20_абзаца"><text:span text:style-name="T23">: </text:span></text:span><text:span text:style-name="Основной_20_шрифт_20_абзаца"><text:span text:style-name="T143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81">def </text:span></text:span><text:span text:style-name="Основной_20_шрифт_20_абзаца"><text:span text:style-name="T141">__str__</text:span></text:span><text:span text:style-name="Основной_20_шрифт_20_абзаца"><text:span text:style-name="T23">(</text:span></text:span><text:span text:style-name="Основной_20_шрифт_20_абзаца"><text:span text:style-name="T14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1">return </text:span></text:span><text:span text:style-name="Основной_20_шрифт_20_абзаца"><text:span text:style-name="T143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81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94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7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7">по</text:span></text:span><text:span text:style-name="Основной_20_шрифт_20_абзаца"><text:span text:style-name="T23"> </text:span></text:span><text:span text:style-name="Основной_20_шрифт_20_абзаца"><text:span text:style-name="T27">дате</text:span></text:span><text:span text:style-name="Основной_20_шрифт_20_абзаца"><text:span text:style-name="T23"> </text:span></text:span><text:span text:style-name="Основной_20_шрифт_20_абзаца"><text:span text:style-name="T27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7">последние</text:span></text:span></text:p>
      <text:p text:style-name="P29"><text:span text:style-name="Основной_20_шрифт_20_абзаца"><text:span text:style-name="T23"><text:s text:c="34"/></text:span></text:span><text:span text:style-name="Основной_20_шрифт_20_абзаца"><text:span text:style-name="T27"># публикации в начале списка</text:span></text:span></text:p>
      <text:p text:style-name="P117"/>
      <text:p text:style-name="P117"/>
      <text:p text:style-name="P118">Отображение символов новой строки при выводе текста из базы данных</text:p>
      <text:p text:style-name="P117"/>
      <text:p text:style-name="P119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51">вы можете обернуть ваш текст </text:span></text:span><text:span text:style-name="Основной_20_шрифт_20_абзаца"><text:span text:style-name="T152">&lt;pre&gt;</text:span></text:span><text:span text:style-name="Основной_20_шрифт_20_абзаца"><text:span text:style-name="T151"> тег, чтобы HTML понял, что он предварительно отформатирован:</text:span></text:span></text:p>
      <text:p text:style-name="P120">&lt;pre&gt;{{value}}&lt;/pre&gt;</text:p>
      <text:p text:style-name="Обычный"><text:span text:style-name="Основной_20_шрифт_20_абзаца"><text:span text:style-name="T151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52">linebreaks</text:span></text:span><text:span text:style-name="Основной_20_шрифт_20_абзаца"><text:span text:style-name="T151"> превращает одиночные новые строки в </text:span></text:span><text:span text:style-name="Основной_20_шрифт_20_абзаца"><text:span text:style-name="T152">&lt;br&gt;</text:span></text:span><text:span text:style-name="Основной_20_шрифт_20_абзаца"><text:span text:style-name="T151"> теги и двойные переводы строк в </text:span></text:span><text:span text:style-name="Основной_20_шрифт_20_абзаца"><text:span text:style-name="T152">&lt;p&gt;</text:span></text:span><text:span text:style-name="Основной_20_шрифт_20_абзаца"><text:span text:style-name="T151"> теги. </text:span></text:span><text:span text:style-name="Основной_20_шрифт_20_абзаца"><text:span text:style-name="T152">linebreaksbr</text:span></text:span><text:span text:style-name="Основной_20_шрифт_20_абзаца"><text:span text:style-name="T151"> просто превращает новые строки в </text:span></text:span><text:span text:style-name="Основной_20_шрифт_20_абзаца"><text:span text:style-name="T152">&lt;br&gt;</text:span></text:span><text:span text:style-name="Основной_20_шрифт_20_абзаца"><text:span text:style-name="T151"> теги:</text:span></text:span></text:p>
      <text:p text:style-name="P120">{{value|linebreaks}}</text:p>
      <text:p text:style-name="P120">{{value|linebreaksbr}}</text:p>
      <text:p text:style-name="P119">вы можете поэкспериментировать с ними, чтобы увидеть, что вам больше нравится.</text:p>
      <text:p text:style-name="P119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89"/>
      <text:h text:style-name="P215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53">safe</text:span></text:span></text:a>:</text:p>
      <text:p text:style-name="Обычный"/>
      <text:p text:style-name="P33">This will not be escaped: {{ data|safe }}</text:p>
      <text:p text:style-name="P81"/>
      <text:h text:style-name="P215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53">autoescape</text:span></text:span></text:a>, например:</text:p>
      <text:p text:style-name="Обычный"/>
      <text:p text:style-name="P33">{% autoescape off %}<text:line-break/> <text:s text:c="3"/>Hello {{ name }}<text:line-break/>{% endautoescape %}</text:p>
      <text:p text:style-name="P42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53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53">on</text:span></text:span><text:span text:style-name="apple-converted-space"> </text:span>или<text:span text:style-name="apple-converted-space"> </text:span><text:span text:style-name="pre"><text:span text:style-name="T153">off</text:span></text:span>. В некоторых случаях, вы захотите включить экранирование в шаблоне, в котором оно было отключено</text:p>
      <text:p text:style-name="P89"/>
      <text:p text:style-name="P89"/>
      <text:p text:style-name="P87">Сохранение нескольких изображений через форму</text:p>
      <text:p text:style-name="P87"/>
      <text:p text:style-name="P68"><text:span text:style-name="Основной_20_шрифт_20_абзаца"><text:span text:style-name="T40">urls</text:span></text:span><text:span text:style-name="Основной_20_шрифт_20_абзаца"><text:span text:style-name="T43">.</text:span></text:span><text:span text:style-name="Основной_20_шрифт_20_абзаца"><text:span text:style-name="T40">py</text:span></text:span><text:span text:style-name="Основной_20_шрифт_20_абзаца"><text:span text:style-name="T43">:</text:span></text:span>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1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81">from </text:span></text:span><text:span text:style-name="Основной_20_шрифт_20_абзаца"><text:span text:style-name="T23">.views </text:span></text:span><text:span text:style-name="Основной_20_шрифт_20_абзаца"><text:span text:style-name="T81">import </text:span></text:span><text:span text:style-name="Основной_20_шрифт_20_абзаца"><text:span text:style-name="T23">image<text:line-break/></text:span></text:span></text:p>
      <text:p text:style-name="P29"><text:span text:style-name="Основной_20_шрифт_20_абзаца"><text:span text:style-name="T94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94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112">name</text:span></text:span><text:span text:style-name="Основной_20_шрифт_20_абзаца"><text:span text:style-name="T23">=</text:span></text:span><text:span text:style-name="Основной_20_шрифт_20_абзаца"><text:span text:style-name="T94">'images'</text:span></text:span><text:span text:style-name="Основной_20_шрифт_20_абзаца"><text:span text:style-name="T23">)<text:line-break/>]</text:span></text:span></text:p>
      <text:p text:style-name="P91"/>
      <text:p text:style-name="P91"/>
      <text:p text:style-name="P91">views.py: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81">import </text:span></text:span><text:span text:style-name="Основной_20_шрифт_20_абзаца"><text:span text:style-name="T23">formset_factory</text:span></text:span>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1">import </text:span></text:span><text:span text:style-name="Основной_20_шрифт_20_абзаца"><text:span text:style-name="T23">render</text:span></text:span></text:p>
      <text:p text:style-name="P33"/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.models </text:span></text:span><text:span text:style-name="Основной_20_шрифт_20_абзаца"><text:span text:style-name="T81">import </text:span></text:span><text:span text:style-name="Основной_20_шрифт_20_абзаца"><text:span text:style-name="T23">Images</text:span></text:span>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.forms </text:span></text:span><text:span text:style-name="Основной_20_шрифт_20_абзаца"><text:span text:style-name="T81">import </text:span></text:span><text:span text:style-name="Основной_20_шрифт_20_абзаца"><text:span text:style-name="T23">ImageForm</text:span></text:span></text:p>
      <text:p text:style-name="P91"/>
      <text:p text:style-name="P91"/>
      <text:p text:style-name="P29"><text:span text:style-name="Основной_20_шрифт_20_абзаца"><text:span text:style-name="T81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112">extra</text:span></text:span><text:span text:style-name="Основной_20_шрифт_20_абзаца"><text:span text:style-name="T23">=</text:span></text:span><text:span text:style-name="Основной_20_шрифт_20_абзаца"><text:span text:style-name="T129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1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94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81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81">for </text:span></text:span><text:span text:style-name="Основной_20_шрифт_20_абзаца"><text:span text:style-name="T23">form </text:span></text:span><text:span text:style-name="Основной_20_шрифт_20_абзаца"><text:span text:style-name="T81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94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94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112">post</text:span></text:span><text:span text:style-name="Основной_20_шрифт_20_абзаца"><text:span text:style-name="T23">=post, </text:span></text:span><text:span text:style-name="Основной_20_шрифт_20_абзаца"><text:span text:style-name="T112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81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112">extra</text:span></text:span><text:span text:style-name="Основной_20_шрифт_20_абзаца"><text:span text:style-name="T23">=</text:span></text:span><text:span text:style-name="Основной_20_шрифт_20_абзаца"><text:span text:style-name="T129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1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4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94">'formset'</text:span></text:span><text:span text:style-name="Основной_20_шрифт_20_абзаца"><text:span text:style-name="T23">: ImageFormSet})</text:span></text:span></text:p>
      <text:p text:style-name="P92"/>
      <text:p text:style-name="P91"><text:soft-page-break/>models.py: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1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81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81">import </text:span></text:span><text:span text:style-name="Основной_20_шрифт_20_абзаца"><text:span text:style-name="T23">slugify</text:span></text:span></text:p>
      <text:p text:style-name="P69"/>
      <text:p text:style-name="P69"/>
      <text:p text:style-name="P29"><text:span text:style-name="Основной_20_шрифт_20_абзаца"><text:span text:style-name="T81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12">max_length</text:span></text:span><text:span text:style-name="Основной_20_шрифт_20_абзаца"><text:span text:style-name="T23">=</text:span></text:span><text:span text:style-name="Основной_20_шрифт_20_абзаца"><text:span text:style-name="T129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112">max_length</text:span></text:span><text:span text:style-name="Основной_20_шрифт_20_абзаца"><text:span text:style-name="T23">=</text:span></text:span><text:span text:style-name="Основной_20_шрифт_20_абзаца"><text:span text:style-name="T129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1">def </text:span></text:span><text:span text:style-name="Основной_20_шрифт_20_абзаца"><text:span text:style-name="T141">__str__</text:span></text:span><text:span text:style-name="Основной_20_шрифт_20_абзаца"><text:span text:style-name="T23">(</text:span></text:span><text:span text:style-name="Основной_20_шрифт_20_абзаца"><text:span text:style-name="T14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1">return </text:span></text:span><text:span text:style-name="Основной_20_шрифт_20_абзаца"><text:span text:style-name="T143">self</text:span></text:span><text:span text:style-name="Основной_20_шрифт_20_абзаца"><text:span text:style-name="T23">.title</text:span></text:span></text:p>
      <text:p text:style-name="P33"/>
      <text:p text:style-name="P33"/>
      <text:p text:style-name="P29"><text:span text:style-name="Основной_20_шрифт_20_абзаца"><text:span text:style-name="T81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81">return </text:span></text:span><text:span text:style-name="Основной_20_шрифт_20_абзаца"><text:span text:style-name="T94">"post_images/%s-%s" </text:span></text:span><text:span text:style-name="Основной_20_шрифт_20_абзаца"><text:span text:style-name="T23">% (slug, filename)</text:span></text:span></text:p>
      <text:p text:style-name="P33"/>
      <text:p text:style-name="P33"/>
      <text:p text:style-name="P29"><text:span text:style-name="Основной_20_шрифт_20_абзаца"><text:span text:style-name="T81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112">default</text:span></text:span><text:span text:style-name="Основной_20_шрифт_20_абзаца"><text:span text:style-name="T23">=</text:span></text:span><text:span text:style-name="Основной_20_шрифт_20_абзаца"><text:span text:style-name="T81">None</text:span></text:span><text:span text:style-name="Основной_20_шрифт_20_абзаца"><text:span text:style-name="T23">, </text:span></text:span><text:span text:style-name="Основной_20_шрифт_20_абзаца"><text:span text:style-name="T112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112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112">verbose_name</text:span></text:span><text:span text:style-name="Основной_20_шрифт_20_абзаца"><text:span text:style-name="T23">=</text:span></text:span><text:span text:style-name="Основной_20_шрифт_20_абзаца"><text:span text:style-name="T94">'Image'</text:span></text:span><text:span text:style-name="Основной_20_шрифт_20_абзаца"><text:span text:style-name="T23">)</text:span></text:span></text:p>
      <text:p text:style-name="P33"/>
      <text:p text:style-name="P85"/>
      <text:p text:style-name="P91">forms.py: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django </text:span></text:span><text:span text:style-name="Основной_20_шрифт_20_абзаца"><text:span text:style-name="T81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1">from </text:span></text:span><text:span text:style-name="Основной_20_шрифт_20_абзаца"><text:span text:style-name="T23">.models </text:span></text:span><text:span text:style-name="Основной_20_шрифт_20_абзаца"><text:span text:style-name="T81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81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81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94">'post'</text:span></text:span><text:span text:style-name="Основной_20_шрифт_20_абзаца"><text:span text:style-name="T23">, </text:span></text:span><text:span text:style-name="Основной_20_шрифт_20_абзаца"><text:span text:style-name="T94">'image'</text:span></text:span><text:span text:style-name="Основной_20_шрифт_20_абзаца"><text:span text:style-name="T23">]</text:span></text:span></text:p>
      <text:p text:style-name="P85"/>
      <text:p text:style-name="P85"/>
      <text:p text:style-name="P91">images.html:</text:p>
      <text:p text:style-name="P29"><text:span text:style-name="Основной_20_шрифт_20_абзаца"><text:span text:style-name="T25">&lt;</text:span></text:span><text:span text:style-name="Основной_20_шрифт_20_абзаца"><text:span text:style-name="T82">form </text:span></text:span><text:span text:style-name="Основной_20_шрифт_20_абзаца"><text:span text:style-name="T130">id</text:span></text:span><text:span text:style-name="Основной_20_шрифт_20_абзаца"><text:span text:style-name="T136">="post_form" </text:span></text:span><text:span text:style-name="Основной_20_шрифт_20_абзаца"><text:span text:style-name="T130">method</text:span></text:span><text:span text:style-name="Основной_20_шрифт_20_абзаца"><text:span text:style-name="T136">="post" </text:span></text:span><text:span text:style-name="Основной_20_шрифт_20_абзаца"><text:span text:style-name="T130">action</text:span></text:span><text:span text:style-name="Основной_20_шрифт_20_абзаца"><text:span text:style-name="T136">="" </text:span></text:span><text:span text:style-name="Основной_20_шрифт_20_абзаца"><text:span text:style-name="T130">enctype</text:span></text:span><text:span text:style-name="Основной_20_шрифт_20_абзаца"><text:span text:style-name="T136">="multipart/form-data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68"><text:span text:style-name="Основной_20_шрифт_20_абзаца"><text:span text:style-name="T28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9">&lt;</text:span></text:span><text:span text:style-name="Основной_20_шрифт_20_абзаца"><text:span text:style-name="T85">p</text:span></text:span><text:span text:style-name="Основной_20_шрифт_20_абзаца"><text:span text:style-name="T29">&gt;</text:span></text:span><text:span text:style-name="Основной_20_шрифт_20_абзаца"><text:span text:style-name="T28">{{ form }}</text:span></text:span><text:span text:style-name="Основной_20_шрифт_20_абзаца"><text:span text:style-name="T29">&lt;/</text:span></text:span><text:span text:style-name="Основной_20_шрифт_20_абзаца"><text:span text:style-name="T85">p</text:span></text:span><text:span text:style-name="Основной_20_шрифт_20_абзаца"><text:span text:style-name="T29">&gt;</text:span></text:span><text:span text:style-name="Основной_20_шрифт_20_абзаца"><text:span text:style-name="T28"><text:line-break/> <text:s text:c="3"/>{% endfor %}<text:line-break/><text:line-break/> <text:s text:c="3"/></text:span></text:span><text:span text:style-name="Основной_20_шрифт_20_абзаца"><text:span text:style-name="T29">&lt;</text:span></text:span><text:span text:style-name="Основной_20_шрифт_20_абзаца"><text:span text:style-name="T85">input </text:span></text:span><text:span text:style-name="Основной_20_шрифт_20_абзаца"><text:span text:style-name="T133">type</text:span></text:span><text:span text:style-name="Основной_20_шрифт_20_абзаца"><text:span text:style-name="T138">="submit" </text:span></text:span><text:span text:style-name="Основной_20_шрифт_20_абзаца"><text:span text:style-name="T133">name</text:span></text:span><text:span text:style-name="Основной_20_шрифт_20_абзаца"><text:span text:style-name="T138">="submit" </text:span></text:span><text:span text:style-name="Основной_20_шрифт_20_абзаца"><text:span text:style-name="T133">value</text:span></text:span><text:span text:style-name="Основной_20_шрифт_20_абзаца"><text:span text:style-name="T138">="Submit" </text:span></text:span><text:span text:style-name="Основной_20_шрифт_20_абзаца"><text:span text:style-name="T29">/&gt;</text:span></text:span><text:span text:style-name="Основной_20_шрифт_20_абзаца"><text:span text:style-name="T28"><text:line-break/></text:span></text:span><text:span text:style-name="Основной_20_шрифт_20_абзаца"><text:span text:style-name="T29">&lt;/</text:span></text:span><text:span text:style-name="Основной_20_шрифт_20_абзаца"><text:span text:style-name="T85">form</text:span></text:span><text:span text:style-name="Основной_20_шрифт_20_абзаца"><text:span text:style-name="T29">&gt;</text:span>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6"><text:span text:style-name="Основной_20_шрифт_20_абзаца"><text:span text:style-name="T45"/></text:span></text:p>
      <text:p text:style-name="P96"><text:soft-page-break/><text:span text:style-name="Основной_20_шрифт_20_абзаца"><text:span text:style-name="T45">Сброс</text:span></text:span><text:span text:style-name="Основной_20_шрифт_20_абзаца"><text:span text:style-name="T46"> </text:span></text:span><text:span text:style-name="Основной_20_шрифт_20_абзаца"><text:span text:style-name="T45">пароля</text:span></text:span><text:span text:style-name="Основной_20_шрифт_20_абзаца"><text:span text:style-name="T46"> </text:span></text:span><text:span text:style-name="Основной_20_шрифт_20_абзаца"><text:span text:style-name="T45">от</text:span></text:span><text:span text:style-name="Основной_20_шрифт_20_абзаца"><text:span text:style-name="T46"> admin</text:span></text:span></text:p>
      <text:p text:style-name="P83"/>
      <text:p text:style-name="P92">python manage.py shell</text:p>
      <text:p text:style-name="P92">from django.contrib.auth.models import User</text:p>
      <text:p text:style-name="P92">User.objects.all()</text:p>
      <text:p text:style-name="P68"><text:span text:style-name="Основной_20_шрифт_20_абзаца"><text:span text:style-name="T41">#</text:span></text:span><text:span text:style-name="Основной_20_шрифт_20_абзаца"><text:span text:style-name="T156"> </text:span></text:span><text:span text:style-name="Основной_20_шрифт_20_абзаца"><text:span text:style-name="T41">&lt;QuerySet [&lt;User: admin&gt;]&gt;</text:span></text:span></text:p>
      <text:p text:style-name="P92">user = User.objects.get(username='admin')</text:p>
      <text:p text:style-name="P68"><text:span text:style-name="T41">user.set_password('</text:span><text:span text:style-name="T42">1234</text:span><text:span text:style-name="T41">')</text:span></text:p>
      <text:p text:style-name="P92">user.save()</text:p>
      <text:p text:style-name="P92"/>
      <text:p text:style-name="P92"/>
      <text:p text:style-name="P83">Django-summernote</text:p>
      <text:p text:style-name="P83"/>
      <text:p text:style-name="P68"><text:span text:style-name="Основной_20_шрифт_20_абзаца"><text:span text:style-name="T41">1. </text:span></text:span><text:span text:style-name="Основной_20_шрифт_20_абзаца"><text:span text:style-name="T53">Устанавливаем</text:span></text:span><text:span text:style-name="Основной_20_шрифт_20_абзаца"><text:span text:style-name="T48"> django-summernote </text:span></text:span><text:span text:style-name="Основной_20_шрифт_20_абзаца"><text:span text:style-name="T53">в</text:span></text:span><text:span text:style-name="Основной_20_шрифт_20_абзаца"><text:span text:style-name="T48"> </text:span></text:span><text:span text:style-name="Основной_20_шрифт_20_абзаца"><text:span text:style-name="T53">нашей</text:span></text:span><text:span text:style-name="Основной_20_шрифт_20_абзаца"><text:span text:style-name="T48"> </text:span></text:span><text:span text:style-name="Основной_20_шрифт_20_абзаца"><text:span text:style-name="T53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3">окружение</text:span></text:span></text:p>
      <text:p text:style-name="P69">pip install django-summernote</text:p>
      <text:p text:style-name="P69"/>
      <text:p text:style-name="P68"><text:span text:style-name="Основной_20_шрифт_20_абзаца"><text:span text:style-name="T48">2. </text:span></text:span><text:span text:style-name="Основной_20_шрифт_20_абзаца"><text:span text:style-name="T53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3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3">в</text:span></text:span><text:span text:style-name="Основной_20_шрифт_20_абзаца"><text:span text:style-name="T48"> </text:span></text:span><text:span text:style-name="Основной_20_шрифт_20_абзаца"><text:span text:style-name="T53">файл</text:span></text:span><text:span text:style-name="Основной_20_шрифт_20_абзаца"><text:span text:style-name="T48"> settings.py</text:span></text:span></text:p>
      <text:p text:style-name="P68"><text:span text:style-name="Основной_20_шрифт_20_абзаца"><text:span text:style-name="T28">INSTALLED_APPS += (</text:span></text:span><text:span text:style-name="Основной_20_шрифт_20_абзаца"><text:span text:style-name="T97">'django_summernote'</text:span></text:span><text:span text:style-name="Основной_20_шрифт_20_абзаца"><text:span text:style-name="T28">, )</text:span></text:span></text:p>
      <text:p text:style-name="P69"/>
      <text:p text:style-name="P68"><text:span text:style-name="Основной_20_шрифт_20_абзаца"><text:span text:style-name="T48">3. </text:span></text:span><text:span text:style-name="Основной_20_шрифт_20_абзаца"><text:span text:style-name="T53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django_summernote.urls </text:span></text:span><text:span text:style-name="Основной_20_шрифт_20_абзаца"><text:span text:style-name="T54">в</text:span></text:span><text:span text:style-name="Основной_20_шрифт_20_абзаца"><text:span text:style-name="T49"> urls.py</text:span></text:span>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1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119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94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94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81"/>
      <text:p text:style-name="P68"><text:span text:style-name="Основной_20_шрифт_20_абзаца"><text:span text:style-name="T53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3">_</text:span></text:span><text:span text:style-name="Основной_20_шрифт_20_абзаца"><text:span text:style-name="T48">URL</text:span></text:span><text:span text:style-name="Основной_20_шрифт_20_абзаца"><text:span text:style-name="T53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3">.</text:span></text:span><text:span text:style-name="Основной_20_шрифт_20_абзаца"><text:span text:style-name="T48">py</text:span></text:span></text:p>
      <text:p text:style-name="P29"><text:span text:style-name="Основной_20_шрифт_20_абзаца"><text:span text:style-name="T23">MEDIA_URL = </text:span></text:span><text:span text:style-name="Основной_20_шрифт_20_абзаца"><text:span text:style-name="T94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4">'media/'</text:span></text:span><text:span text:style-name="Основной_20_шрифт_20_абзаца"><text:span text:style-name="T23">)</text:span></text:span></text:p>
      <text:p text:style-name="P81"/>
      <text:p text:style-name="P68"><text:span text:style-name="Основной_20_шрифт_20_абзаца"><text:span text:style-name="T48">5. </text:span></text:span><text:span text:style-name="Основной_20_шрифт_20_абзаца"><text:span text:style-name="T53">Если</text:span></text:span><text:span text:style-name="Основной_20_шрифт_20_абзаца"><text:span text:style-name="T48"> </text:span></text:span><text:span text:style-name="Основной_20_шрифт_20_абзаца"><text:span text:style-name="T53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3">опция</text:span></text:span><text:span text:style-name="Основной_20_шрифт_20_абзаца"><text:span text:style-name="T48"> </text:span></text:span><text:span text:style-name="Основной_20_шрифт_20_абзаца"><text:span text:style-name="T53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3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3">в</text:span></text:span><text:span text:style-name="Основной_20_шрифт_20_абзаца"><text:span text:style-name="T48"> urls.py</text:span></text:span>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1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1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1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1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12">document_root</text:span></text:span><text:span text:style-name="Основной_20_шрифт_20_абзаца"><text:span text:style-name="T23">=settings.MEDIA_ROOT)</text:span></text:span></text:p>
      <text:p text:style-name="P92"/>
      <text:p text:style-name="P68"><text:span text:style-name="Основной_20_шрифт_20_абзаца"><text:span text:style-name="T53">6. Если используем </text:span></text:span><text:span text:style-name="Основной_20_шрифт_20_абзаца"><text:span text:style-name="T48">Django</text:span></text:span><text:span text:style-name="Основной_20_шрифт_20_абзаца"><text:span text:style-name="T53"> 3.</text:span></text:span><text:span text:style-name="Основной_20_шрифт_20_абзаца"><text:span text:style-name="T48">x</text:span></text:span><text:span text:style-name="Основной_20_шрифт_20_абзаца"><text:span text:style-name="T53"> со стандартным </text:span></text:span><text:span text:style-name="Основной_20_шрифт_20_абзаца"><text:span text:style-name="T48">SummernoteWidget</text:span></text:span><text:span text:style-name="Основной_20_шрифт_20_абзаца"><text:span text:style-name="T53">, тогда в </text:span></text:span><text:span text:style-name="Основной_20_шрифт_20_абзаца"><text:span text:style-name="T48">settings</text:span></text:span><text:span text:style-name="Основной_20_шрифт_20_абзаца"><text:span text:style-name="T53">.</text:span></text:span><text:span text:style-name="Основной_20_шрифт_20_абзаца"><text:span text:style-name="T48">py</text:span></text:span><text:span text:style-name="Основной_20_шрифт_20_абзаца"><text:span text:style-name="T53"> устанавливаем</text:span></text:span></text:p>
      <text:p text:style-name="P29"><text:span text:style-name="Основной_20_шрифт_20_абзаца"><text:span text:style-name="T27">X_FRAME_OPTIONS = </text:span></text:span><text:span text:style-name="Основной_20_шрифт_20_абзаца"><text:span text:style-name="T96">'SAMEORIGIN'</text:span></text:span></text:p>
      <text:p text:style-name="P93"/>
      <text:p text:style-name="P68"><text:span text:style-name="Основной_20_шрифт_20_абзаца"><text:span text:style-name="T53">7. </text:span></text:span><text:span text:style-name="Основной_20_шрифт_20_абзаца"><text:span text:style-name="T48">django</text:span></text:span><text:span text:style-name="Основной_20_шрифт_20_абзаца"><text:span text:style-name="T53">-</text:span></text:span><text:span text:style-name="Основной_20_шрифт_20_абзаца"><text:span text:style-name="T48">summernote</text:span></text:span><text:span text:style-name="Основной_20_шрифт_20_абзаца"><text:span text:style-name="T53"> по умолчанию поставляется с </text:span></text:span><text:span text:style-name="Основной_20_шрифт_20_абзаца"><text:span text:style-name="T48">Bootstrap</text:span></text:span><text:span text:style-name="Основной_20_шрифт_20_абзаца"><text:span text:style-name="T53">3, если мы хотим использовать другую тему, в </text:span></text:span><text:span text:style-name="Основной_20_шрифт_20_абзаца"><text:span text:style-name="T48">settings</text:span></text:span><text:span text:style-name="Основной_20_шрифт_20_абзаца"><text:span text:style-name="T53">.</text:span></text:span><text:span text:style-name="Основной_20_шрифт_20_абзаца"><text:span text:style-name="T48">py</text:span></text:span><text:span text:style-name="Основной_20_шрифт_20_абзаца"><text:span text:style-name="T53"> указываем это</text:span></text:span></text:p>
      <text:p text:style-name="P29"><text:span text:style-name="Основной_20_шрифт_20_абзаца"><text:span text:style-name="T23">SUMMERNOTE_THEME = </text:span></text:span><text:span text:style-name="Основной_20_шрифт_20_абзаца"><text:span text:style-name="T94">'bs4'</text:span></text:span></text:p>
      <text:p text:style-name="P92"/>
      <text:p text:style-name="P92"/>
      <text:p text:style-name="P92"/>
      <text:p text:style-name="P68"><text:soft-page-break/><text:span text:style-name="Основной_20_шрифт_20_абзаца"><text:span text:style-name="T48">8. </text:span></text:span><text:span text:style-name="Основной_20_шрифт_20_абзаца"><text:span text:style-name="T53">В</text:span></text:span><text:span text:style-name="Основной_20_шрифт_20_абзаца"><text:span text:style-name="T48"> forms.py</text:span></text:span></text:p>
      <text:p text:style-name="P68"><text:span text:style-name="Основной_20_шрифт_20_абзаца"><text:span text:style-name="T53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81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119"><text:line-break/></text:span></text:span><text:span text:style-name="Основной_20_шрифт_20_абзаца"><text:span text:style-name="T81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112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119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81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112">widget</text:span></text:span><text:span text:style-name="Основной_20_шрифт_20_абзаца"><text:span text:style-name="T23">=SummernoteInplaceWidget())</text:span></text:span></text:p>
      <text:p text:style-name="P92"/>
      <text:p text:style-name="P68"><text:span text:style-name="Основной_20_шрифт_20_абзаца"><text:span text:style-name="T53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81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81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94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94">'bar'</text:span></text:span><text:span text:style-name="Основной_20_шрифт_20_абзаца"><text:span text:style-name="T23">: SummernoteInplaceWidget(),<text:line-break/> <text:s text:c="7"/>}</text:span></text:span></text:p>
      <text:p text:style-name="P92"/>
      <text:p text:style-name="P93">Не забываем использовать безопасный шаблонный тег при отображении в шаблонах</text:p>
      <text:p text:style-name="P34">{{ foobar|safe }}</text:p>
      <text:p text:style-name="P93"/>
      <text:p text:style-name="P93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68"><text:span text:style-name="Основной_20_шрифт_20_абзаца"><text:span text:style-name="T53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81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81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68"><text:span text:style-name="Основной_20_шрифт_20_абзаца"><text:span text:style-name="T53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23"><text:line-break/></text:span></text:span><text:span text:style-name="Основной_20_шрифт_20_абзаца"><text:span text:style-name="T81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92"/>
      <text:p text:style-name="P89">9. Запускаем миграцию базы данных для подготовки модели вложения:</text:p>
      <text:p text:style-name="P29"><text:span text:style-name="Основной_20_шрифт_20_абзаца"><text:span text:style-name="T23">python manage.py migrate</text:span>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6"><text:span text:style-name="Основной_20_шрифт_20_абзаца"><text:span text:style-name="T45"/></text:span></text:p>
      <text:p text:style-name="P96"><text:span text:style-name="Основной_20_шрифт_20_абзаца"><text:span text:style-name="T45"/></text:span></text:p>
      <text:p text:style-name="P96"><text:soft-page-break/><text:span text:style-name="Основной_20_шрифт_20_абзаца"><text:span text:style-name="T45">Не</text:span></text:span><text:span text:style-name="Основной_20_шрифт_20_абзаца"><text:span text:style-name="T46"> </text:span></text:span><text:span text:style-name="Основной_20_шрифт_20_абзаца"><text:span text:style-name="T45">отображается</text:span></text:span><text:span text:style-name="Основной_20_шрифт_20_абзаца"><text:span text:style-name="T46"> summernote </text:span></text:span><text:span text:style-name="Основной_20_шрифт_20_абзаца"><text:span text:style-name="T45">в</text:span></text:span><text:span text:style-name="Основной_20_шрифт_20_абзаца"><text:span text:style-name="T46"> pythonanywhere</text:span></text:span></text:p>
      <text:p text:style-name="P83"/>
      <text:p text:style-name="P68"><text:span text:style-name="Основной_20_шрифт_20_абзаца"><text:span text:style-name="T53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55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60">singlelogic.pythonanywhere.com.error.log</text:span></text:span></text:a></text:p>
      <text:p text:style-name="P68"><text:span text:style-name="Основной_20_шрифт_20_абзаца"><text:span text:style-name="T53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93"/>
      <text:p text:style-name="P68"><text:span text:style-name="Основной_20_шрифт_20_абзаца"><text:span text:style-name="T44">Видим, что не найдены статические файлы:</text:span></text:span><text:span text:style-name="Основной_20_шрифт_20_абзаца"><text:span text:style-name="T53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89"/>
      <text:p text:style-name="P93"/>
      <text:p text:style-name="P68"><text:soft-page-break/><text:span text:style-name="Основной_20_шрифт_20_абзаца"><text:span text:style-name="T44">Копируем каталог со статическими файлами </text:span></text:span><text:span text:style-name="Основной_20_шрифт_20_абзаца"><text:span text:style-name="T41">summernote</text:span></text:span><text:span text:style-name="Основной_20_шрифт_20_абзаца"><text:span text:style-name="T44"> в каталог /</text:span></text:span><text:span text:style-name="Основной_20_шрифт_20_абзаца"><text:span text:style-name="T41">static</text:span></text:span><text:span text:style-name="Основной_20_шрифт_20_абзаца"><text:span text:style-name="T44">:</text:span></text:span></text:p>
      <text:p text:style-name="P36">cp -r /home/singlelogic/sysadmin/venv/lib64/python3.8/site-packages/django_summernote/static/summernote/ /home/singlelogic/sysadmin/static/</text:p>
      <text:p text:style-name="P36"/>
      <text:p text:style-name="P32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81"/>
      <text:p text:style-name="P81"/>
      <text:p text:style-name="P81"/>
      <text:p text:style-name="P97"><text:span text:style-name="T46">Django-</text:span><text:span text:style-name="T47">ckeditor</text:span></text:p>
      <text:p text:style-name="P84"/>
      <text:p text:style-name="P115"><text:span text:style-name="Основной_20_шрифт_20_абзаца"><text:span text:style-name="T41">1. </text:span></text:span><text:span text:style-name="Основной_20_шрифт_20_абзаца"><text:span text:style-name="T53">Устанавливаем</text:span></text:span><text:span text:style-name="Основной_20_шрифт_20_абзаца"><text:span text:style-name="T48"> django-</text:span></text:span><text:span text:style-name="Основной_20_шрифт_20_абзаца"><text:span text:style-name="T52">ckeditor</text:span></text:span><text:span text:style-name="Основной_20_шрифт_20_абзаца"><text:span text:style-name="T48"> </text:span></text:span><text:span text:style-name="Основной_20_шрифт_20_абзаца"><text:span text:style-name="T53">в</text:span></text:span><text:span text:style-name="Основной_20_шрифт_20_абзаца"><text:span text:style-name="T48"> </text:span></text:span><text:span text:style-name="Основной_20_шрифт_20_абзаца"><text:span text:style-name="T53">нашей</text:span></text:span><text:span text:style-name="Основной_20_шрифт_20_абзаца"><text:span text:style-name="T48"> </text:span></text:span><text:span text:style-name="Основной_20_шрифт_20_абзаца"><text:span text:style-name="T53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3">окружение</text:span></text:span></text:p>
      <text:p text:style-name="P70">pip install django-<text:span text:style-name="T283">ckeditor</text:span></text:p>
      <text:p text:style-name="P95"/>
      <text:p text:style-name="P115"><text:span text:style-name="Основной_20_шрифт_20_абзаца"><text:span text:style-name="T48">2. </text:span></text:span><text:span text:style-name="Основной_20_шрифт_20_абзаца"><text:span text:style-name="T53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3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3">в</text:span></text:span><text:span text:style-name="Основной_20_шрифт_20_абзаца"><text:span text:style-name="T48"> </text:span></text:span><text:span text:style-name="Основной_20_шрифт_20_абзаца"><text:span text:style-name="T53">файл</text:span></text:span><text:span text:style-name="Основной_20_шрифт_20_абзаца"><text:span text:style-name="T48"> settings.py</text:span></text:span></text:p>
      <text:p text:style-name="P18"><text:span text:style-name="Основной_20_шрифт_20_абзаца"><text:span text:style-name="T231">INSTALLED_APPS = [</text:span></text:span><text:line-break/><text:span text:style-name="T230"> <text:s text:c="3"/>….</text:span><text:line-break/><text:span text:style-name="T230"> <text:s text:c="3"/></text:span><text:span text:style-name="T111">'ckeditor'</text:span><text:span text:style-name="T230">,</text:span><text:line-break/><text:span text:style-name="T230"> <text:s text:c="3"/></text:span><text:span text:style-name="T111">'ckeditor_uploader'</text:span><text:span text:style-name="T230">,</text:span><text:line-break/><text:span text:style-name="T230">]</text:span></text:p>
      <text:p text:style-name="P24"/>
      <text:p text:style-name="P115"><text:span text:style-name="Основной_20_шрифт_20_абзаца"><text:span text:style-name="T48">3. </text:span></text:span><text:span text:style-name="Основной_20_шрифт_20_абзаца"><text:span text:style-name="T53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ckeditor_uploader.urls’ </text:span></text:span><text:span text:style-name="Основной_20_шрифт_20_абзаца"><text:span text:style-name="T54">в</text:span></text:span><text:span text:style-name="Основной_20_шрифт_20_абзаца"><text:span text:style-name="T49"> urls.py</text:span></text:span></text:p>
      <text:p text:style-name="P26"><text:span text:style-name="Основной_20_шрифт_20_абзаца"><text:span text:style-name="T213">from </text:span></text:span><text:span text:style-name="T230">django.urls </text:span><text:span text:style-name="T211">import </text:span><text:span text:style-name="T230">path, include</text:span><text:span text:style-name="Основной_20_шрифт_20_абзаца"><text:span text:style-name="T23"><text:line-break/></text:span></text:span><text:span text:style-name="Основной_20_шрифт_20_абзаца"><text:span text:style-name="T119">...<text:line-break/></text:span></text:span><text:span text:style-name="Основной_20_шрифт_20_абзаца"><text:span text:style-name="T23">urlpatterns = [<text:line-break/> <text:s text:c="3"/>...<text:line-break/> <text:s text:c="3"/></text:span></text:span><text:span text:style-name="Основной_20_шрифт_20_абзаца"><text:span text:style-name="T232">path(</text:span></text:span><text:span text:style-name="T111">'ckeditor/'</text:span><text:span text:style-name="T230">, include(</text:span><text:span text:style-name="T111">'ckeditor_uploader.urls'</text:span><text:span text:style-name="T230">)),</text:span><text:span text:style-name="Основной_20_шрифт_20_абзаца"><text:span text:style-name="T23"><text:line-break/> <text:s text:c="3"/>...<text:line-break/>]</text:span></text:span></text:p>
      <text:p text:style-name="P82"/>
      <text:p text:style-name="P115"><text:span text:style-name="Основной_20_шрифт_20_абзаца"><text:span text:style-name="T53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3">_</text:span></text:span><text:span text:style-name="Основной_20_шрифт_20_абзаца"><text:span text:style-name="T48">URL</text:span></text:span><text:span text:style-name="Основной_20_шрифт_20_абзаца"><text:span text:style-name="T53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3">.</text:span></text:span><text:span text:style-name="Основной_20_шрифт_20_абзаца"><text:span text:style-name="T48">py</text:span></text:span></text:p>
      <text:p text:style-name="P30"><text:span text:style-name="Основной_20_шрифт_20_абзаца"><text:span text:style-name="T23">MEDIA_URL = </text:span></text:span><text:span text:style-name="Основной_20_шрифт_20_абзаца"><text:span text:style-name="T94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4">'media/'</text:span></text:span><text:span text:style-name="Основной_20_шрифт_20_абзаца"><text:span text:style-name="T23">)</text:span></text:span></text:p>
      <text:p text:style-name="P30"><text:span text:style-name="Основной_20_шрифт_20_абзаца"><text:span text:style-name="T77"/></text:span></text:p>
      <text:p text:style-name="P31"><text:span text:style-name="Основной_20_шрифт_20_абзаца"><text:span text:style-name="T50">5.</text:span></text:span><text:span text:style-name="Основной_20_шрифт_20_абзаца"><text:span text:style-name="T24"> </text:span></text:span><text:span text:style-name="Основной_20_шрифт_20_абзаца"><text:span text:style-name="T76">Добавляем </text:span></text:span><text:span text:style-name="Основной_20_шрифт_20_абзаца"><text:span text:style-name="T50">в settings.py</text:span></text:span></text:p>
      <text:p text:style-name="P25"><text:span text:style-name="Основной_20_шрифт_20_абзаца"><text:span text:style-name="T257">###### <text:s/>CKEDITOR CONFIGURATION ######</text:span></text:span><text:line-break/><text:span text:style-name="T230">CKEDITOR_JQUERY_URL = </text:span><text:soft-page-break/><text:span text:style-name="T111">'https://ajax.googleapis.com/ajax/libs/jquery/2.2.4/jquery.min.js'</text:span><text:line-break/><text:line-break/><text:span text:style-name="T230">CKEDITOR_UPLOAD_PATH = </text:span><text:span text:style-name="T111">'uploads/'</text:span><text:line-break/><text:span text:style-name="T230">CKEDITOR_IMAGE_BACKEND = </text:span><text:span text:style-name="T111">"pillow"</text:span><text:line-break/><text:line-break/><text:span text:style-name="T230">CKEDITOR_CONFIGS = {</text:span><text:line-break/><text:span text:style-name="T230"> <text:s text:c="3"/></text:span><text:span text:style-name="T111">'default'</text:span><text:span text:style-name="T230">: {</text:span><text:line-break/><text:span text:style-name="T230"> <text:s text:c="7"/></text:span><text:span text:style-name="T111">'toolbar'</text:span><text:span text:style-name="T230">: </text:span><text:span text:style-name="T211">None</text:span><text:span text:style-name="T230">,</text:span><text:line-break/><text:span text:style-name="T230"> <text:s text:c="3"/>},</text:span><text:line-break/><text:span text:style-name="T230">}</text:span><text:line-break/><text:span text:style-name="T256">#### END CKEDITOR CONFIGURATION ####</text:span></text:p>
      <text:p text:style-name="P21"/>
      <text:p text:style-name="P115"><text:span text:style-name="Основной_20_шрифт_20_абзаца"><text:span text:style-name="T50">6</text:span></text:span><text:span text:style-name="Основной_20_шрифт_20_абзаца"><text:span text:style-name="T48">. </text:span></text:span><text:span text:style-name="Основной_20_шрифт_20_абзаца"><text:span text:style-name="T53">Если</text:span></text:span><text:span text:style-name="Основной_20_шрифт_20_абзаца"><text:span text:style-name="T48"> </text:span></text:span><text:span text:style-name="Основной_20_шрифт_20_абзаца"><text:span text:style-name="T53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3">опция</text:span></text:span><text:span text:style-name="Основной_20_шрифт_20_абзаца"><text:span text:style-name="T48"> </text:span></text:span><text:span text:style-name="Основной_20_шрифт_20_абзаца"><text:span text:style-name="T53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3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3">в</text:span></text:span><text:span text:style-name="Основной_20_шрифт_20_абзаца"><text:span text:style-name="T48"> urls.py</text:span></text:span></text:p>
      <text:p text:style-name="P30"><text:span text:style-name="Основной_20_шрифт_20_абзаца"><text:span text:style-name="T81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1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1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1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1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12">document_root</text:span></text:span><text:span text:style-name="Основной_20_шрифт_20_абзаца"><text:span text:style-name="T23">=settings.MEDIA_ROOT)</text:span></text:span></text:p>
      <text:p text:style-name="P86"/>
      <text:p text:style-name="P115"><text:span text:style-name="Основной_20_шрифт_20_абзаца"><text:span text:style-name="T48">8. </text:span></text:span><text:span text:style-name="Основной_20_шрифт_20_абзаца"><text:span text:style-name="T53">В</text:span></text:span><text:span text:style-name="Основной_20_шрифт_20_абзаца"><text:span text:style-name="T48"> </text:span></text:span><text:span text:style-name="Основной_20_шрифт_20_абзаца"><text:span text:style-name="T50">models</text:span></text:span><text:span text:style-name="Основной_20_шрифт_20_абзаца"><text:span text:style-name="T48">.py</text:span></text:span></text:p>
      <text:p text:style-name="P18"><text:span text:style-name="Основной_20_шрифт_20_абзаца"><text:span text:style-name="T212">from </text:span></text:span><text:span text:style-name="T230">ckeditor_uploader.fields </text:span><text:span text:style-name="T211">import </text:span><text:span text:style-name="T230">RichTextUploadingField</text:span></text:p>
      <text:p text:style-name="P18"><text:span text:style-name="Основной_20_шрифт_20_абзаца"><text:span text:style-name="T48"/></text:span></text:p>
      <text:p text:style-name="P18"><text:span text:style-name="T211">class </text:span><text:span text:style-name="T75">Post</text:span><text:span text:style-name="T230">(models.Model):</text:span><text:line-break/><text:span text:style-name="T230"> <text:s text:c="3"/>...</text:span><text:line-break/><text:span text:style-name="T230"> <text:s text:c="3"/>body = RichTextUploadingField(</text:span><text:span text:style-name="T118">verbose_name</text:span><text:span text:style-name="T230">=</text:span><text:span text:style-name="T111">'Пост'</text:span><text:span text:style-name="T230">)</text:span><text:line-break/><text:span text:style-name="T230"> <text:s text:c="3"/>...</text:span></text:p>
      <text:p text:style-name="P22"/>
      <text:p text:style-name="P20">9. В forms.py</text:p>
      <text:p text:style-name="P19"><text:span text:style-name="T230">{% block content %}</text:span><text:line-break/><text:span text:style-name="T230"> <text:s text:c="3"/>...</text:span><text:line-break/><text:span text:style-name="T230"> <text:s text:c="3"/>{{ form.media }}</text:span><text:line-break/><text:span text:style-name="T230"> <text:s text:c="3"/>….</text:span><text:line-break/><text:span text:style-name="T230">{% endblock %}</text:span></text:p>
      <text:p text:style-name="P23"/>
      <text:p text:style-name="P90"><text:span text:style-name="T284">10</text:span>. Запускаем миграцию базы данных для подготовки модели вложения:</text:p>
      <text:p text:style-name="P31"><text:span text:style-name="Основной_20_шрифт_20_абзаца"><text:span text:style-name="T23">python manage.py </text:span></text:span><text:span text:style-name="Основной_20_шрифт_20_абзаца"><text:span text:style-name="T26">makemigrations</text:span></text:span></text:p>
      <text:p text:style-name="P38"><text:span text:style-name="Основной_20_шрифт_20_абзаца"><text:span text:style-name="T282">python manage.py migrate</text:span></text:span></text:p>
      <text:p text:style-name="P81"/>
      <text:p text:style-name="P81"/>
      <text:p text:style-name="P231">Ссылки:</text:p>
      <text:list xml:id="list3411647409" text:style-name="L9">
        <text:list-item>
          <text:p text:style-name="P232"><text:a xlink:type="simple" xlink:href="https://pypi.org/project/django-ckeditor/" text:style-name="Internet_20_link" text:visited-style-name="Visited_20_Internet_20_Link"><text:span text:style-name="T80">https://pypi.org/project/django-ckeditor/</text:span></text:a></text:p>
        </text:list-item>
        <text:list-item>
          <text:p text:style-name="P232"><text:a xlink:type="simple" xlink:href="https://overiq.com/django-1-10/integrating-ckeditor-in-django/" text:style-name="Internet_20_link" text:visited-style-name="Visited_20_Internet_20_Link"><text:span text:style-name="T80">https://overiq.com/django-1-10/integrating-ckeditor-in-django/</text:span></text:a></text:p>
          <text:p text:style-name="P232"><text:span text:style-name="T78"/></text:p>
        </text:list-item>
      </text:list>
      <text:p text:style-name="P81"/>
      <text:p text:style-name="P81"/>
      <text:p text:style-name="P81"/>
      <text:p text:style-name="P87">Передача конфиденциальной информации</text:p>
      <text:p text:style-name="P87"/>
      <text:p text:style-name="P34">pip install python-dotenv</text:p>
      <text:p text:style-name="P93"/>
      <text:p text:style-name="P68"><text:soft-page-break/><text:span text:style-name="Основной_20_шрифт_20_абзаца"><text:span text:style-name="T44">Создаем в корне проекта файл .</text:span></text:span><text:span text:style-name="Основной_20_шрифт_20_абзаца"><text:span text:style-name="T41">env</text:span></text:span><text:span text:style-name="Основной_20_шрифт_20_абзаца"><text:span text:style-name="T44"> и записываем в него необходимую информацию</text:span></text:span></text:p>
      <text:p text:style-name="P68"><text:span text:style-name="Основной_20_шрифт_20_абзаца"><text:span text:style-name="T31">SECRET</text:span></text:span><text:span text:style-name="Основной_20_шрифт_20_абзаца"><text:span text:style-name="T32">_</text:span></text:span><text:span text:style-name="Основной_20_шрифт_20_абзаца"><text:span text:style-name="T31">KEY</text:span></text:span><text:span text:style-name="Основной_20_шрифт_20_абзаца"><text:span text:style-name="T32">='</text:span></text:span><text:span text:style-name="Основной_20_шрифт_20_абзаца"><text:span text:style-name="T31">password</text:span></text:span><text:span text:style-name="Основной_20_шрифт_20_абзаца"><text:span text:style-name="T32">'</text:span></text:span></text:p>
      <text:p text:style-name="P93"/>
      <text:p text:style-name="P68"><text:span text:style-name="Основной_20_шрифт_20_абзаца"><text:span text:style-name="T44">В верхней части файла </text:span></text:span><text:span text:style-name="Основной_20_шрифт_20_абзаца"><text:span text:style-name="T41">settings</text:span></text:span><text:span text:style-name="Основной_20_шрифт_20_абзаца"><text:span text:style-name="T44">.</text:span></text:span><text:span text:style-name="Основной_20_шрифт_20_абзаца"><text:span text:style-name="T41">py</text:span></text:span><text:span text:style-name="Основной_20_шрифт_20_абзаца"><text:span text:style-name="T44"> пишем:</text:span></text:span>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dotenv </text:span></text:span><text:span text:style-name="Основной_20_шрифт_20_абзаца"><text:span text:style-name="T81">import </text:span></text:span><text:span text:style-name="Основной_20_шрифт_20_абзаца"><text:span text:style-name="T23">load_dotenv<text:line-break/><text:line-break/>load_dotenv()</text:span></text:span></text:p>
      <text:p text:style-name="P92"/>
      <text:p text:style-name="P93">И добавляем наш скрытый пароль с середине файла</text:p>
      <text:p text:style-name="P29"><text:span text:style-name="Основной_20_шрифт_20_абзаца"><text:span text:style-name="T27">DATABASES = {<text:line-break/> <text:s text:c="3"/></text:span></text:span><text:span text:style-name="Основной_20_шрифт_20_абзаца"><text:span text:style-name="T96">'default'</text:span></text:span><text:span text:style-name="Основной_20_шрифт_20_абзаца"><text:span text:style-name="T27">: {<text:line-break/> <text:s text:c="7"/></text:span></text:span><text:span text:style-name="Основной_20_шрифт_20_абзаца"><text:span text:style-name="T96">'ENGINE'</text:span></text:span><text:span text:style-name="Основной_20_шрифт_20_абзаца"><text:span text:style-name="T27">: </text:span></text:span><text:span text:style-name="Основной_20_шрифт_20_абзаца"><text:span text:style-name="T96">'django.db.backends.postgresql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6">'NAME'</text:span></text:span><text:span text:style-name="Основной_20_шрифт_20_абзаца"><text:span text:style-name="T27">: </text:span></text:span><text:span text:style-name="Основной_20_шрифт_20_абзаца"><text:span text:style-name="T96">'sysadmin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6">'USER'</text:span></text:span><text:span text:style-name="Основной_20_шрифт_20_абзаца"><text:span text:style-name="T27">: </text:span></text:span><text:span text:style-name="Основной_20_шрифт_20_абзаца"><text:span text:style-name="T96">'sysadminuser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6">'PASSWORD'</text:span></text:span><text:span text:style-name="Основной_20_шрифт_20_абзаца"><text:span text:style-name="T27">: os.getenv(</text:span></text:span><text:span text:style-name="Основной_20_шрифт_20_абзаца"><text:span text:style-name="T96">'SECRET_KEY'</text:span></text:span><text:span text:style-name="Основной_20_шрифт_20_абзаца"><text:span text:style-name="T27">),<text:line-break/> <text:s text:c="7"/></text:span></text:span><text:span text:style-name="Основной_20_шрифт_20_абзаца"><text:span text:style-name="T96">'HOST'</text:span></text:span><text:span text:style-name="Основной_20_шрифт_20_абзаца"><text:span text:style-name="T27">: </text:span></text:span><text:span text:style-name="Основной_20_шрифт_20_абзаца"><text:span text:style-name="T96">'localhost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6">'PORT'</text:span></text:span><text:span text:style-name="Основной_20_шрифт_20_абзаца"><text:span text:style-name="T27">: </text:span></text:span><text:span text:style-name="Основной_20_шрифт_20_абзаца"><text:span text:style-name="T96">''</text:span></text:span><text:span text:style-name="Основной_20_шрифт_20_абзаца"><text:span text:style-name="T27">,<text:line-break/> <text:s text:c="3"/>}<text:line-break/>}</text:span></text:span></text:p>
      <text:p text:style-name="P93"/>
      <text:p text:style-name="P93"/>
      <text:p text:style-name="P87"/>
      <text:p text:style-name="P87"/>
      <text:p text:style-name="P87"/>
      <text:p text:style-name="P87">Создание пользователей и групп</text:p>
      <text:p text:style-name="P94"/>
      <text:p text:style-name="P93">python manage.py shell</text:p>
      <text:p text:style-name="P92">from django.contrib.auth.models import User</text:p>
      <text:p text:style-name="P92">user = User.objects.create_user('artem', 'artem@gmail.com', '1234')</text:p>
      <text:p text:style-name="P92">user.first_name = 'Artem'</text:p>
      <text:p text:style-name="P92">user.last_name = 'Tushev'</text:p>
      <text:p text:style-name="P68"><text:span text:style-name="Основной_20_шрифт_20_абзаца"><text:span text:style-name="T41">user</text:span></text:span><text:span text:style-name="Основной_20_шрифт_20_абзаца"><text:span text:style-name="T44">.</text:span></text:span><text:span text:style-name="Основной_20_шрифт_20_абзаца"><text:span text:style-name="T41">save</text:span></text:span><text:span text:style-name="Основной_20_шрифт_20_абзаца"><text:span text:style-name="T44">()</text:span></text:span></text:p>
      <text:p text:style-name="P68"/>
      <text:p text:style-name="P68"/>
      <text:p text:style-name="P68"/>
      <text:p text:style-name="P98">Не создаются таблицы с таким же именем как ранее были удалены</text:p>
      <text:p text:style-name="P98"/>
      <text:p text:style-name="Обычный"><text:span text:style-name="Основной_20_шрифт_20_абзаца"><text:span text:style-name="T57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8">django_migrations)</text:span></text:span><text:span text:style-name="Основной_20_шрифт_20_абзаца"><text:span text:style-name="T57">, и там уже записано, что миграция </text:span></text:span><text:span text:style-name="Основной_20_шрифт_20_абзаца"><text:span text:style-name="T59">0001_initial</text:span></text:span><text:span text:style-name="Основной_20_шрифт_20_абзаца"><text:span text:style-name="T57"> у приложения </text:span></text:span><text:span text:style-name="Основной_20_шрифт_20_абзаца"><text:span text:style-name="T60">account</text:span></text:span><text:span text:style-name="Основной_20_шрифт_20_абзаца"><text:span text:style-name="T57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9">migrate</text:span></text:span><text:span text:style-name="Основной_20_шрифт_20_абзаца"><text:span text:style-name="T57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7">Чтобы удалить информацию обо всех миграциях приложения (в вашем случае </text:span></text:span><text:span text:style-name="Основной_20_шрифт_20_абзаца"><text:span text:style-name="T59">имя приложения</text:span></text:span><text:span text:style-name="Основной_20_шрифт_20_абзаца"><text:span text:style-name="T57"> это </text:span></text:span><text:span text:style-name="Основной_20_шрифт_20_абзаца"><text:span text:style-name="T60">account</text:span></text:span><text:span text:style-name="Основной_20_шрифт_20_абзаца"><text:span text:style-name="T57">):</text:span></text:span></text:p>
      <text:p text:style-name="Обычный"/>
      <text:p text:style-name="P35">DELETE FROM django_migrations</text:p>
      <text:p text:style-name="Обычный"><text:span text:style-name="Основной_20_шрифт_20_абзаца"><text:span text:style-name="T31">WHERE app='account';</text:span></text:span></text:p>
      <text:p text:style-name="P42"/>
      <text:p text:style-name="Обычный">И далее выполняем:</text:p>
      <text:p text:style-name="P48">python manage.py migrate</text:p>
      <text:p text:style-name="P101"><text:soft-page-break/></text:p>
      <text:p text:style-name="P122">Вы можете вернуться, перейдя к предыдущей миграции.</text:p>
      <text:p text:style-name="P122">Например, если ваши последние две миграции:</text:p>
      <text:list xml:id="list3442640459" text:style-name="L2">
        <text:list-item>
          <text:p text:style-name="P226"><text:span text:style-name="Основной_20_шрифт_20_абзаца"><text:span text:style-name="T161">0010_previous_migration</text:span></text:span></text:p>
        </text:list-item>
        <text:list-item>
          <text:p text:style-name="P226"><text:span text:style-name="Основной_20_шрифт_20_абзаца"><text:span text:style-name="T161">0011_migration_to_revert</text:span></text:span></text:p>
        </text:list-item>
      </text:list>
      <text:p text:style-name="P122">Тогда вы бы сделали:</text:p>
      <text:p text:style-name="P49">./manage.py migrate my_app 0010_previous_migration</text:p>
      <text:p text:style-name="P121"><text:span text:style-name="Основной_20_шрифт_20_абзаца"><text:span text:style-name="T163">Затем вы можете удалить миграцию </text:span></text:span><text:span text:style-name="Основной_20_шрифт_20_абзаца"><text:span text:style-name="T162">0011_migration_to_revert</text:span></text:span><text:span text:style-name="Основной_20_шрифт_20_абзаца"><text:span text:style-name="T163">.</text:span></text:span></text:p>
      <text:p text:style-name="P122">Если вы используете Django 1.8+, вы можете показать имена всех миграций с помощью</text:p>
      <text:p text:style-name="P51">./manage.py showmigrations my_app</text:p>
      <text:p text:style-name="P122">Чтобы отменить все миграции для приложения, вы можете запустить:</text:p>
      <text:p text:style-name="P50">./manage.py migrate my_app zero</text:p>
      <text:p text:style-name="P103"/>
      <text:p text:style-name="P52"/>
      <text:p text:style-name="P52"/>
      <text:p text:style-name="P53"/>
      <text:p text:style-name="P53"/>
      <text:p text:style-name="P53"/>
      <text:p text:style-name="P53"/>
      <text:p text:style-name="P53">Port is already in use</text:p>
      <text:p text:style-name="P52"/>
      <text:p text:style-name="P54">ps aux | grep -i manage</text:p>
      <text:p text:style-name="P55"># sudo lsof -i :8000</text:p>
      <text:p text:style-name="P28"><text:span text:style-name="Основной_20_шрифт_20_абзаца"><text:span text:style-name="T32">kill -9 4003</text:span></text:span></text:p>
      <text:p text:style-name="P101"/>
      <text:p text:style-name="P101"/>
      <text:p text:style-name="P98">Формы</text:p>
      <text:p text:style-name="P98"/>
      <text:h text:style-name="P208" text:outline-level="3">help_text</text:h>
      <text:p text:style-name="P123"><text:span text:style-name="Основной_20_шрифт_20_абзаца"><text:span text:style-name="T55">Параметр</text:span></text:span><text:span text:style-name="apple-converted-space"><text:span text:style-name="T55"> </text:span></text:span><text:span text:style-name="b"><text:span text:style-name="T56">help_text</text:span></text:span><text:span text:style-name="apple-converted-space"><text:span text:style-name="T55"> </text:span></text:span><text:span text:style-name="Основной_20_шрифт_20_абзаца"><text:span text:style-name="T55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7"/>
            <text:p text:style-name="P57"/>
            <text:p text:style-name="P57"/>
            <text:p text:style-name="P57"/>
            <text:p text:style-name="P57"/>
          </table:table-cell>
          <table:table-cell table:style-name="Таблица1.A1" office:value-type="string">
            <text:p text:style-name="P61"><text:span text:style-name="Код_20_HTML"><text:span text:style-name="T164">from</text:span></text:span><text:span text:style-name="Основной_20_шрифт_20_абзаца"><text:span text:style-name="T167"> </text:span></text:span><text:span text:style-name="Код_20_HTML"><text:span text:style-name="T164">django import</text:span></text:span><text:span text:style-name="Основной_20_шрифт_20_абзаца"><text:span text:style-name="T167"> </text:span></text:span><text:span text:style-name="Код_20_HTML"><text:span text:style-name="T164">forms</text:span></text:span></text:p>
            <text:p text:style-name="P58"> </text:p>
            <text:p text:style-name="P61"><text:span text:style-name="Код_20_HTML"><text:span text:style-name="T164">class</text:span></text:span><text:span text:style-name="Основной_20_шрифт_20_абзаца"><text:span text:style-name="T167"> </text:span></text:span><text:span text:style-name="Код_20_HTML"><text:span text:style-name="T164">UserForm(forms.Form):</text:span></text:span></text:p>
            <text:p text:style-name="P61"><text:span text:style-name="Код_20_HTML"><text:span text:style-name="T164">    name =</text:span></text:span><text:span text:style-name="Основной_20_шрифт_20_абзаца"><text:span text:style-name="T167"> </text:span></text:span><text:span text:style-name="Код_20_HTML"><text:span text:style-name="T164">forms.CharField(help_text="</text:span></text:span><text:span text:style-name="Код_20_HTML"><text:span text:style-name="T166">Введите</text:span></text:span><text:span text:style-name="Код_20_HTML"><text:span text:style-name="T164"> </text:span></text:span><text:span text:style-name="Код_20_HTML"><text:span text:style-name="T166">свое</text:span></text:span><text:span text:style-name="Код_20_HTML"><text:span text:style-name="T164"> </text:span></text:span><text:span text:style-name="Код_20_HTML"><text:span text:style-name="T166">имя</text:span></text:span><text:span text:style-name="Код_20_HTML"><text:span text:style-name="T164">")</text:span></text:span></text:p>
            <text:p text:style-name="P61"><text:span text:style-name="Код_20_HTML"><text:span text:style-name="T164">    age =</text:span></text:span><text:span text:style-name="Основной_20_шрифт_20_абзаца"><text:span text:style-name="T167"> </text:span></text:span><text:span text:style-name="Код_20_HTML"><text:span text:style-name="T164">forms.IntegerField(help_text="</text:span></text:span><text:span text:style-name="Код_20_HTML"><text:span text:style-name="T166">Введите</text:span></text:span><text:span text:style-name="Код_20_HTML"><text:span text:style-name="T164"> </text:span></text:span><text:span text:style-name="Код_20_HTML"><text:span text:style-name="T166">свой</text:span></text:span><text:span text:style-name="Код_20_HTML"><text:span text:style-name="T164"> </text:span></text:span><text:span text:style-name="Код_20_HTML"><text:span text:style-name="T166">возраст</text:span></text:span><text:span text:style-name="Код_20_HTML"><text:span text:style-name="T164">")</text:span></text:span></text:p>
          </table:table-cell>
        </table:table-row>
      </table:table>
      <text:p text:style-name="P99"/>
      <text:p text:style-name="P99"/>
      <text:p text:style-name="P99"/>
      <text:p text:style-name="P96"><text:span text:style-name="Основной_20_шрифт_20_абзаца"><text:span text:style-name="T168">Статические</text:span></text:span><text:span text:style-name="Основной_20_шрифт_20_абзаца"><text:span text:style-name="T169"> </text:span></text:span><text:span text:style-name="Основной_20_шрифт_20_абзаца"><text:span text:style-name="T168">файлы</text:span></text:span></text:p>
      <text:p text:style-name="P99"/>
      <text:p text:style-name="P29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29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37">'staticfiles'</text:span></text:span><text:span text:style-name="Основной_20_шрифт_20_абзаца"><text:span text:style-name="T23">) <text:line-break/><text:line-break/></text:span></text:span><text:soft-page-break/><text:span text:style-name="Основной_20_шрифт_20_абзаца"><text:span text:style-name="T23"># The URL to use when referring to static files (where they will be served from) <text:line-break/>STATIC_URL = </text:span></text:span><text:span text:style-name="Основной_20_шрифт_20_абзаца"><text:span text:style-name="T137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37">'whitenoise.storage.CompressedManifestStaticFilesStorage'</text:span></text:span></text:p>
      <text:p text:style-name="P99"/>
      <text:p text:style-name="P99"/>
      <text:h text:style-name="P212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2522987714" text:style-name="L3">
        <text:list-item>
          <text:p text:style-name="P224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54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54">/static/</text:span></text:span><text:span text:style-name="Основной_20_шрифт_20_абзаца"><text:span text:style-name="T11">).</text:span></text:span></text:p>
        </text:list-item>
        <text:list-item>
          <text:p text:style-name="P224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54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54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24"><text:span text:style-name="n"><text:span text:style-name="T63"># STATIC_ROOT</text:span></text:span><text:span text:style-name="Основной_20_шрифт_20_абзаца"><text:span text:style-name="T63"> </text:span></text:span><text:span text:style-name="o"><text:span text:style-name="T64">=</text:span></text:span><text:span text:style-name="Основной_20_шрифт_20_абзаца"><text:span text:style-name="T63"> </text:span></text:span><text:span text:style-name="s"><text:span text:style-name="T172">"/home/jacob/projects/mysite.com/sitestatic"</text:span></text:span></text:p>
      <text:p text:style-name="P124"><text:span text:style-name="Основной_20_шрифт_20_абзаца"><text:span text:style-name="T28">STATIC_ROOT = os.path.join(BASE_DIR, </text:span></text:span><text:span text:style-name="Основной_20_шрифт_20_абзаца"><text:span text:style-name="T139">'staticfiles')</text:span></text:span></text:p>
      <text:list xml:id="list164952580502960" text:continue-numbering="true" text:style-name="L3">
        <text:list-item>
          <text:p text:style-name="P224"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54">collectstatic</text:span></text:span></text:a><text:span text:style-name="Основной_20_шрифт_20_абзаца"><text:span text:style-name="T11">:</text:span></text:span></text:p>
        </text:list-item>
      </text:list>
      <text:p text:style-name="P125"><text:span text:style-name="Основной_20_шрифт_20_абзаца"><text:span text:style-name="T65">./manage.py collectstatic</text:span></text:span></text:p>
      <text:p text:style-name="P126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54">STATIC_ROOT</text:span></text:span></text:a><text:span text:style-name="Основной_20_шрифт_20_абзаца"><text:span text:style-name="T11">.</text:span></text:span></text:p>
      <text:list xml:id="list164952435877553" text:continue-numbering="true" text:style-name="L3">
        <text:list-item>
          <text:p text:style-name="P224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54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54">STATIC_URL</text:span></text:span></text:a><text:span text:style-name="Основной_20_шрифт_20_абзаца"><text:span text:style-name="T11">.</text:span></text:span></text:p>
        </text:list-item>
      </text:list>
      <text:p text:style-name="P126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73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27"/>
      <text:p text:style-name="P41"/>
      <text:p text:style-name="P29"><text:span text:style-name="Основной_20_шрифт_20_абзаца"><text:span text:style-name="T119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94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9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94">'/static/'</text:span></text:span></text:p>
      <text:p text:style-name="P128"/>
      <text:p text:style-name="P128"/>
      <text:p text:style-name="P129"><text:soft-page-break/>MySQL</text:p>
      <text:p text:style-name="P29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94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94">'ENGINE'</text:span></text:span><text:span text:style-name="Основной_20_шрифт_20_абзаца"><text:span text:style-name="T23">: </text:span></text:span><text:span text:style-name="Основной_20_шрифт_20_абзаца"><text:span text:style-name="T94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4">'NAME'</text:span></text:span><text:span text:style-name="Основной_20_шрифт_20_абзаца"><text:span text:style-name="T23">: </text:span></text:span><text:span text:style-name="Основной_20_шрифт_20_абзаца"><text:span text:style-name="T94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4">'USER'</text:span></text:span><text:span text:style-name="Основной_20_шрифт_20_абзаца"><text:span text:style-name="T23">: </text:span></text:span><text:span text:style-name="Основной_20_шрифт_20_абзаца"><text:span text:style-name="T94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4">'PASSWORD'</text:span></text:span><text:span text:style-name="Основной_20_шрифт_20_абзаца"><text:span text:style-name="T23">: </text:span></text:span><text:span text:style-name="Основной_20_шрифт_20_абзаца"><text:span text:style-name="T94">'</text:span></text:span><text:span text:style-name="Основной_20_шрифт_20_абзаца"><text:span text:style-name="T95">1234</text:span></text:span><text:span text:style-name="Основной_20_шрифт_20_абзаца"><text:span text:style-name="T94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4">'HOST'</text:span></text:span><text:span text:style-name="Основной_20_шрифт_20_абзаца"><text:span text:style-name="T23">: </text:span></text:span><text:span text:style-name="Основной_20_шрифт_20_абзаца"><text:span text:style-name="T94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94">'PORT'</text:span></text:span><text:span text:style-name="Основной_20_шрифт_20_абзаца"><text:span text:style-name="T23">: </text:span></text:span><text:span text:style-name="Основной_20_шрифт_20_абзаца"><text:span text:style-name="T94">''</text:span></text:span><text:span text:style-name="Основной_20_шрифт_20_абзаца"><text:span text:style-name="T23">,<text:line-break/> <text:s text:c="3"/>}<text:line-break/>}</text:span></text:span></text:p>
      <text:p text:style-name="P33"/>
      <text:p text:style-name="P130">При возникновении ошибки подключения базы данных:</text:p>
      <text:p text:style-name="P105"><text:span text:style-name="Основной_20_шрифт_20_абзаца"><text:span text:style-name="T174">File</text:span></text:span><text:span text:style-name="Основной_20_шрифт_20_абзаца"><text:span text:style-name="T176"> "C:\Users\user\env\lib\site-packages\django\db\backends\mysql\base.py", line 30, in &lt;module&gt;</text:span></text:span></text:p>
      <text:p text:style-name="P62"><text:s text:c="4"/>'Did you install mysqlclient or MySQL-python?' % e</text:p>
      <text:p text:style-name="P28"><text:span text:style-name="Основной_20_шрифт_20_абзаца"><text:span text:style-name="T177">django.core.exceptions.</text:span></text:span><text:span text:style-name="Основной_20_шрифт_20_абзаца"><text:span text:style-name="T175">ImproperlyConfigured</text:span></text:span><text:span text:style-name="Основной_20_шрифт_20_абзаца"><text:span text:style-name="T177">: </text:span></text:span><text:span text:style-name="Основной_20_шрифт_20_абзаца"><text:span text:style-name="T175">Error</text:span></text:span><text:span text:style-name="Основной_20_шрифт_20_абзаца"><text:span text:style-name="T177"> loading </text:span></text:span><text:span text:style-name="Основной_20_шрифт_20_абзаца"><text:span text:style-name="T175">MySQLdb</text:span></text:span><text:span text:style-name="Основной_20_шрифт_20_абзаца"><text:span text:style-name="T177"> module: </text:span></text:span><text:span text:style-name="Основной_20_шрифт_20_абзаца"><text:span text:style-name="T175">No</text:span></text:span><text:span text:style-name="Основной_20_шрифт_20_абзаца"><text:span text:style-name="T177"> module named 'MySQLdb'.</text:span></text:span></text:p>
      <text:p text:style-name="P28"><text:span text:style-name="Основной_20_шрифт_20_абзаца"><text:span text:style-name="T175">Did</text:span></text:span><text:span text:style-name="Основной_20_шрифт_20_абзаца"><text:span text:style-name="T177"> you install mysqlclient or </text:span></text:span><text:span text:style-name="Основной_20_шрифт_20_абзаца"><text:span text:style-name="T175">MySQL</text:span></text:span><text:span text:style-name="Основной_20_шрифт_20_абзаца"><text:span text:style-name="T177">-python?</text:span></text:span></text:p>
      <text:p text:style-name="P131">pip install pymysql</text:p>
      <text:p text:style-name="P131">Then, edit the __init__.py file in your project origin dir(the same as settings.py) <text:s/>add:</text:p>
      <text:p text:style-name="P29"><text:span text:style-name="Основной_20_шрифт_20_абзаца"><text:span text:style-name="T81">import </text:span></text:span><text:span text:style-name="Основной_20_шрифт_20_абзаца"><text:span text:style-name="T23">pymysql <text:s/><text:line-break/>pymysql.install_as_MySQLdb()</text:span></text:span></text:p>
      <text:p text:style-name="P99"/>
      <text:p text:style-name="P37">Обрезание строки до указанной длины</text:p>
      <text:p text:style-name="P60"/>
      <text:h text:style-name="P211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59"/>
      <text:h text:style-name="P211" text:outline-level="3">truncatechars_html</text:h>
      <text:p text:style-name="Обычный"><text:span text:style-name="Заголовок1"><text:span text:style-name="T178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53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59"/>
      <text:h text:style-name="P211" text:outline-level="3">truncatewords</text:h>
      <text:p text:style-name="Обычный">Обрезает строку после указанного количества слов.</text:p>
      <text:p text:style-name="P59"/>
      <text:h text:style-name="P211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53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53">truncatewords</text:span></text:span></text:a>, используйте его только с HTML-текстом.</text:p>
      <text:p text:style-name="P59"><text:soft-page-break/></text:p>
      <text:p text:style-name="P59"/>
      <text:p text:style-name="P104">Валидация</text:p>
      <text:p text:style-name="P102"/>
      <text:p text:style-name="P39">Допустим, одно поле может иметь, а может не иметь значение. В этом случае мы можем отключить атрибут required:</text:p>
      <text:p text:style-name="P29"><text:span text:style-name="Основной_20_шрифт_20_абзаца"><text:span text:style-name="T81">from </text:span></text:span><text:span text:style-name="Основной_20_шрифт_20_абзаца"><text:span text:style-name="T23">django </text:span></text:span><text:span text:style-name="Основной_20_шрифт_20_абзаца"><text:span text:style-name="T81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1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12">required</text:span></text:span><text:span text:style-name="Основной_20_шрифт_20_абзаца"><text:span text:style-name="T23">=</text:span></text:span><text:span text:style-name="Основной_20_шрифт_20_абзаца"><text:span text:style-name="T81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112">required</text:span></text:span><text:span text:style-name="Основной_20_шрифт_20_абзаца"><text:span text:style-name="T23">=</text:span></text:span><text:span text:style-name="Основной_20_шрифт_20_абзаца"><text:span text:style-name="T81">False</text:span></text:span><text:span text:style-name="Основной_20_шрифт_20_абзаца"><text:span text:style-name="T23">)</text:span></text:span></text:p>
      <text:p text:style-name="P99"/>
      <text:p text:style-name="P99"/>
      <text:p text:style-name="P16"><text:span text:style-name="Основной_20_шрифт_20_абзаца"><text:span text:style-name="T157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06" text:outline-level="1"><text:span text:style-name="Основной_20_шрифт_20_абзаца"><text:span text:style-name="T66">QuerySet API</text:span></text:span></text:h>
      <text:p text:style-name="P46"/>
      <text:h text:style-name="P209" text:outline-level="3">Операторы фильтрации</text:h>
      <text:h text:style-name="P209" text:outline-level="3"><text:span text:style-name="Основной_20_шрифт_20_абзаца"><text:span text:style-name="T179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79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79">: </text:span></text:span><text:span text:style-name="Teletype">filter()</text:span><text:span text:style-name="Основной_20_шрифт_20_абзаца"><text:span text:style-name="T179">, </text:span></text:span><text:span text:style-name="Teletype">exclude()</text:span><text:span text:style-name="Основной_20_шрифт_20_абзаца"><text:span text:style-name="T179"> и </text:span></text:span><text:span text:style-name="Teletype">get()</text:span><text:span text:style-name="Основной_20_шрифт_20_абзаца"><text:span text:style-name="T179">.</text:span></text:span></text:h>
      <text:h text:style-name="P214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56">:</text:span></text:span></text:p>
      <text:p text:style-name="P134">Entry.objects.filter(id__in=[1, 3, 4])</text:p>
      <text:p text:style-name="Text_20_body">Аналог<text:span text:style-name="Основной_20_шрифт_20_абзаца"><text:span text:style-name="T156"> SQL:</text:span></text:span></text:p>
      <text:p text:style-name="P134">SELECT ... WHERE id IN (1, 3, 4);</text:p>
      <text:h text:style-name="P214" text:outline-level="4">gt</text:h>
      <text:p text:style-name="Text_20_body">Больше чем.</text:p>
      <text:p text:style-name="Text_20_body">Например:</text:p>
      <text:p text:style-name="P133">Entry.objects.filter(id__gt=4)</text:p>
      <text:p text:style-name="Text_20_body"><text:soft-page-break/>Аналог<text:span text:style-name="Основной_20_шрифт_20_абзаца"><text:span text:style-name="T156"> SQL:</text:span></text:span></text:p>
      <text:p text:style-name="P134">SELECT ... WHERE id &gt; 4;</text:p>
      <text:h text:style-name="P216" text:outline-level="4">gte</text:h>
      <text:p text:style-name="Text_20_body">Больше чем или равно.</text:p>
      <text:h text:style-name="P216" text:outline-level="4">lt</text:h>
      <text:p text:style-name="Text_20_body">Меньше чем.</text:p>
      <text:h text:style-name="P216" text:outline-level="4">lte</text:h>
      <text:p text:style-name="Text_20_body">Меньше чем или равно.</text:p>
      <text:p text:style-name="P133"/>
      <text:h text:style-name="P209" text:outline-level="3"><text:span text:style-name="Основной_20_шрифт_20_абзаца"><text:span text:style-name="T179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79">https://www.djbook.ru/rel1.8/ref/models/querysets.html</text:span></text:span></text:a></text:h>
      <text:h text:style-name="P210" text:outline-level="3"/>
      <text:p text:style-name="P15"/>
      <text:p text:style-name="P15"/>
      <text:p text:style-name="P15"/>
      <text:p text:style-name="P7"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80">Django использует юнит-тестовый модуль -</text:span></text:span><text:span text:style-name="apple-converted-space"><text:span text:style-name="T180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88">встроенный "обнаружитель" тестов</text:span></text:span></text:a><text:span text:style-name="Основной_20_шрифт_20_абзаца"><text:span text:style-name="T180">, который находит тесты в текущей рабочей директории, в любом файле с шаблонным именем</text:span></text:span><text:span text:style-name="Строгий"><text:span text:style-name="T181">test*.py</text:span></text:span><text:span text:style-name="Основной_20_шрифт_20_абзаца"><text:span text:style-name="T180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35">catalog/</text:p>
      <text:p text:style-name="P135"><text:s text:c="2"/>/tests/</text:p>
      <text:p text:style-name="P135"><text:s text:c="4"/>__init__.py</text:p>
      <text:p text:style-name="P135"><text:s text:c="4"/>test_models.py</text:p>
      <text:p text:style-name="P135"><text:s text:c="4"/>test_forms.py</text:p>
      <text:p text:style-name="P136"><text:span text:style-name="Основной_20_шрифт_20_абзаца"><text:span text:style-name="T183"><text:s text:c="4"/>test_views.py</text:span></text:span></text:p>
      <text:p text:style-name="P3"/>
      <text:p text:style-name="P3"/>
      <text:p text:style-name="P29"><text:span text:style-name="Основной_20_шрифт_20_абзаца"><text:span text:style-name="T81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119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89">@classmethod<text:line-break/> <text:s text:c="3"/></text:span></text:span><text:span text:style-name="Основной_20_шрифт_20_абзаца"><text:span text:style-name="T81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43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3">print</text:span></text:span><text:span text:style-name="Основной_20_шрифт_20_абзаца"><text:span text:style-name="T23">(</text:span></text:span><text:span text:style-name="Основной_20_шрифт_20_абзаца"><text:span text:style-name="T94">"setUpTestData: Run once to set up non-modified data for all class methods."</text:span></text:span><text:span text:style-name="Основной_20_шрифт_20_абзаца"><text:span text:style-name="T23">)<text:line-break/></text:span></text:span><text:soft-page-break/><text:span text:style-name="Основной_20_шрифт_20_абзаца"><text:span text:style-name="T23"> <text:s text:c="7"/></text:span></text:span><text:span text:style-name="Основной_20_шрифт_20_абзаца"><text:span text:style-name="T81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4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3">print</text:span></text:span><text:span text:style-name="Основной_20_шрифт_20_абзаца"><text:span text:style-name="T23">(</text:span></text:span><text:span text:style-name="Основной_20_шрифт_20_абзаца"><text:span text:style-name="T94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81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4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3">print</text:span></text:span><text:span text:style-name="Основной_20_шрифт_20_абзаца"><text:span text:style-name="T23">(</text:span></text:span><text:span text:style-name="Основной_20_шрифт_20_абзаца"><text:span text:style-name="T94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43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81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1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4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3">print</text:span></text:span><text:span text:style-name="Основной_20_шрифт_20_абзаца"><text:span text:style-name="T23">(</text:span></text:span><text:span text:style-name="Основной_20_шрифт_20_абзаца"><text:span text:style-name="T94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43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81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1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4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3">print</text:span></text:span><text:span text:style-name="Основной_20_шрифт_20_абзаца"><text:span text:style-name="T23">(</text:span></text:span><text:span text:style-name="Основной_20_шрифт_20_абзаца"><text:span text:style-name="T94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44">self</text:span></text:span><text:span text:style-name="Основной_20_шрифт_20_абзаца"><text:span text:style-name="T27">.assertEqual(</text:span></text:span><text:span text:style-name="Основной_20_шрифт_20_абзаца"><text:span text:style-name="T132">1 </text:span></text:span><text:span text:style-name="Основной_20_шрифт_20_абзаца"><text:span text:style-name="T27">+ </text:span></text:span><text:span text:style-name="Основной_20_шрифт_20_абзаца"><text:span text:style-name="T132">1</text:span></text:span><text:span text:style-name="Основной_20_шрифт_20_абзаца"><text:span text:style-name="T27">, </text:span></text:span><text:span text:style-name="Основной_20_шрифт_20_абзаца"><text:span text:style-name="T132">2</text:span></text:span><text:span text:style-name="Основной_20_шрифт_20_абзаца"><text:span text:style-name="T27">)</text:span></text:span></text:p>
      <text:p text:style-name="P3"/>
      <text:p text:style-name="P3"/>
      <text:p text:style-name="P3"/>
      <text:list xml:id="list4031415737" text:style-name="L4">
        <text:list-item>
          <text:p text:style-name="P227"><text:span text:style-name="Основной_20_шрифт_20_абзаца"><text:span text:style-name="T185">setUpTestData() </text:span></text:span><text:span text:style-name="Основной_20_шрифт_20_абзаца"><text:span text:style-name="T181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227"><text:span text:style-name="Основной_20_шрифт_20_абзаца"><text:span text:style-name="T185">SetUp() </text:span></text:span><text:span text:style-name="Основной_20_шрифт_20_абзаца"><text:span text:style-name="T181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86">Примечание</text:span></text:span><text:span text:style-name="Основной_20_шрифт_20_абзаца"><text:span text:style-name="T187">. Классы тестирования также содержат метод </text:span></text:span><text:span text:style-name="Основной_20_шрифт_20_абзаца"><text:span text:style-name="T185">tearDown()</text:span></text:span><text:span text:style-name="Основной_20_шрифт_20_абзаца"><text:span text:style-name="T187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85">TestCase</text:span></text:span><text:span text:style-name="Основной_20_шрифт_20_абзаца"><text:span text:style-name="T187"> автоматически разрывает соединения с ними.</text:span></text:span></text:p>
      <text:p text:style-name="P5"/>
      <text:p text:style-name="P5"/>
      <text:p text:style-name="P137">Простейшим способом запуска всех тестов является применение следующей команды:</text:p>
      <text:p text:style-name="P136"><text:span text:style-name="Основной_20_шрифт_20_абзаца"><text:span text:style-name="T184">python3 manage.py </text:span></text:span><text:span text:style-name="Основной_20_шрифт_20_абзаца"><text:span text:style-name="T191">test</text:span></text:span></text:p>
      <text:p text:style-name="P5"/>
      <text:p text:style-name="P100"/>
      <text:p text:style-name="Обычный"><text:span text:style-name="Основной_20_шрифт_20_абзаца"><text:span text:style-name="T181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82">verbosity</text:span></text:span><text:span text:style-name="Основной_20_шрифт_20_абзаца"><text:span text:style-name="T181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36"><text:span text:style-name="Основной_20_шрифт_20_абзаца"><text:span text:style-name="T183">python3 manage.py </text:span></text:span><text:span text:style-name="Основной_20_шрифт_20_абзаца"><text:span text:style-name="T192">test</text:span></text:span><text:span text:style-name="Основной_20_шрифт_20_абзаца"><text:span text:style-name="T183"> --verbosity </text:span></text:span><text:span text:style-name="Основной_20_шрифт_20_абзаца"><text:span text:style-name="T193">2</text:span></text:span></text:p>
      <text:p text:style-name="P99"/>
      <text:p text:style-name="P99"/>
      <text:p text:style-name="Обычный"><text:span text:style-name="Основной_20_шрифт_20_абзаца"><text:span text:style-name="T181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85">TestCase</text:span></text:span><text:span text:style-name="Основной_20_шрифт_20_абзаца"><text:span text:style-name="T181">, или методу:</text:span></text:span></text:p>
      <text:p text:style-name="P136"><text:soft-page-break/><text:span text:style-name="Основной_20_шрифт_20_абзаца"><text:span text:style-name="T183">python3 manage.py </text:span></text:span><text:span text:style-name="Основной_20_шрифт_20_абзаца"><text:span text:style-name="T192">test</text:span></text:span><text:span text:style-name="Основной_20_шрифт_20_абзаца"><text:span text:style-name="T183"> catalog.tests <text:s text:c="2"/></text:span></text:span><text:span text:style-name="Основной_20_шрифт_20_абзаца"><text:span text:style-name="T194"># Run the specified module</text:span></text:span></text:p>
      <text:p text:style-name="P136"><text:span text:style-name="Основной_20_шрифт_20_абзаца"><text:span text:style-name="T183">python3 manage.py </text:span></text:span><text:span text:style-name="Основной_20_шрифт_20_абзаца"><text:span text:style-name="T192">test</text:span></text:span><text:span text:style-name="Основной_20_шрифт_20_абзаца"><text:span text:style-name="T183"> catalog.tests.test_models <text:s/></text:span></text:span><text:span text:style-name="Основной_20_шрифт_20_абзаца"><text:span text:style-name="T194"># Run the specified module</text:span></text:span></text:p>
      <text:p text:style-name="P136"><text:span text:style-name="Основной_20_шрифт_20_абзаца"><text:span text:style-name="T183">python3 manage.py </text:span></text:span><text:span text:style-name="Основной_20_шрифт_20_абзаца"><text:span text:style-name="T192">test</text:span></text:span><text:span text:style-name="Основной_20_шрифт_20_абзаца"><text:span text:style-name="T183"> catalog.tests.test_models.YourTestClass </text:span></text:span><text:span text:style-name="Основной_20_шрифт_20_абзаца"><text:span text:style-name="T194"># Run the specified class</text:span></text:span></text:p>
      <text:p text:style-name="P136"><text:span text:style-name="Основной_20_шрифт_20_абзаца"><text:span text:style-name="T183">python3 manage.py </text:span></text:span><text:span text:style-name="Основной_20_шрифт_20_абзаца"><text:span text:style-name="T192">test</text:span></text:span><text:span text:style-name="Основной_20_шрифт_20_абзаца"><text:span text:style-name="T183"> catalog.tests.test_models.YourTestClass.test_one_plus_one_equals_two <text:s/></text:span></text:span><text:span text:style-name="Основной_20_шрифт_20_абзаца"><text:span text:style-name="T194"># Run the specified method</text:span></text:span></text:p>
      <text:p text:style-name="P99"/>
      <text:p text:style-name="P99"/>
      <text:p text:style-name="P99"/>
      <text:p text:style-name="P99"/>
      <text:p text:style-name="P99"/>
      <text:p text:style-name="P68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70">https://developer.mozilla.org/ru/docs/Learn/Server-side/Django/Testing</text:span></text:span></text:a></text:p>
      <text:p text:style-name="P99"/>
      <text:p text:style-name="P99">https://www.djbook.ru/rel1.8/topics/testing/tools.html</text:p>
      <text:p text:style-name="P106"/>
      <text:p text:style-name="P106">https://docs.djangoproject.com/en/3.1/topics/testing/overview/</text:p>
      <text:h text:style-name="P213" text:outline-level="3">Загрузка фикстур</text:h>
      <text:h text:style-name="P213" text:outline-level="3"/>
      <text:p text:style-name="Обычный"><text:span text:style-name="Основной_20_шрифт_20_абзаца"><text:span text:style-name="T55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55"> </text:span></text:span><text:span text:style-name="pre"><text:span text:style-name="T59">TransactionTestCase</text:span></text:span><text:span text:style-name="apple-converted-space"><text:span text:style-name="T59"> </text:span></text:span><text:span text:style-name="Основной_20_шрифт_20_абзаца"><text:span text:style-name="T55">предоставляет возможность загружать</text:span></text:span><text:span text:style-name="apple-converted-space"><text:span text:style-name="T55"> </text:span></text:span><text:span text:style-name="Строгий"><text:span text:style-name="T55">фикстуры</text:span></text:span><text:span text:style-name="Основной_20_шрифт_20_абзаца"><text:span text:style-name="T55">.</text:span></text:span></text:p>
      <text:p text:style-name="P39"/>
      <text:p text:style-name="P39">Фикстуры - набор данных, которые Django умеет импортировать в базу данных.</text:p>
      <text:p text:style-name="P39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55">Самый простой способ создать фикстуры, использовать команду</text:span></text:span><text:span text:style-name="apple-converted-space"><text:span text:style-name="T55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9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9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9">dumpdata</text:span></text:span></text:a><text:span text:style-name="Основной_20_шрифт_20_абзаца"><text:span text:style-name="T55">. Необходимые данные должны быть в вашей базе данных. Подробности смотрите в описании команды</text:span></text:span><text:span text:style-name="apple-converted-space"><text:span text:style-name="T55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9">dumpdata</text:span></text:span></text:a><text:span text:style-name="Основной_20_шрифт_20_абзаца"><text:span text:style-name="T55">.</text:span></text:span></text:p>
      <text:p text:style-name="P39"/>
      <text:p text:style-name="Обычный"><text:span text:style-name="Основной_20_шрифт_20_абзаца"><text:span text:style-name="T61">После создания фикстур, добавьте их в каталог </text:span></text:span><text:span text:style-name="Основной_20_шрифт_20_абзаца"><text:span text:style-name="T155">fixtures</text:span></text:span><text:span text:style-name="Основной_20_шрифт_20_абзаца"><text:span text:style-name="T61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55">INSTALLED_APPS</text:span></text:span></text:a><text:span text:style-name="Основной_20_шрифт_20_абзаца"><text:span text:style-name="T61">. Теперь вы можете использовать их в тестах, указав в атрибуте </text:span></text:span><text:span text:style-name="Основной_20_шрифт_20_абзаца"><text:span text:style-name="T155">fixtures</text:span></text:span><text:span text:style-name="Основной_20_шрифт_20_абзаца"><text:span text:style-name="T61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55">django.test.TestCase</text:span></text:span></text:a><text:span text:style-name="Основной_20_шрифт_20_абзаца"><text:span text:style-name="T61">:</text:span></text:span></text:p>
      <text:p text:style-name="P39"/>
      <text:p text:style-name="P29"><text:span text:style-name="Основной_20_шрифт_20_абзаца"><text:span text:style-name="T87">from </text:span></text:span><text:span text:style-name="Основной_20_шрифт_20_абзаца"><text:span text:style-name="T33">django.test </text:span></text:span><text:span text:style-name="Основной_20_шрифт_20_абзаца"><text:span text:style-name="T87">import </text:span></text:span><text:span text:style-name="Основной_20_шрифт_20_абзаца"><text:span text:style-name="T33">TestCase<text:line-break/></text:span></text:span><text:span text:style-name="Основной_20_шрифт_20_абзаца"><text:span text:style-name="T87">from </text:span></text:span><text:span text:style-name="Основной_20_шрифт_20_абзаца"><text:span text:style-name="T33">myapp.models </text:span></text:span><text:span text:style-name="Основной_20_шрифт_20_абзаца"><text:span text:style-name="T87">import </text:span></text:span><text:span text:style-name="Основной_20_шрифт_20_абзаца"><text:span text:style-name="T33">Animal<text:line-break/><text:line-break/></text:span></text:span><text:span text:style-name="Основной_20_шрифт_20_абзаца"><text:span text:style-name="T87">class </text:span></text:span><text:span text:style-name="Основной_20_шрифт_20_абзаца"><text:span text:style-name="T33">AnimalTestCase(TestCase):<text:line-break/> <text:s text:c="3"/>fixtures = [</text:span></text:span><text:span text:style-name="Основной_20_шрифт_20_абзаца"><text:span text:style-name="T99">'mammals.json'</text:span></text:span><text:span text:style-name="Основной_20_шрифт_20_абзаца"><text:span text:style-name="T33">, </text:span></text:span><text:span text:style-name="Основной_20_шрифт_20_абзаца"><text:span text:style-name="T99">'birds'</text:span></text:span><text:span text:style-name="Основной_20_шрифт_20_абзаца"><text:span text:style-name="T33">]<text:line-break/><text:line-break/> <text:s text:c="3"/></text:span></text:span><text:span text:style-name="Основной_20_шрифт_20_абзаца"><text:span text:style-name="T87">def </text:span></text:span><text:span text:style-name="Основной_20_шрифт_20_абзаца"><text:span text:style-name="T33">setUp(</text:span></text:span><text:span text:style-name="Основной_20_шрифт_20_абзаца"><text:span text:style-name="T145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23"># Test definitions as before.<text:line-break/> <text:s text:c="7"/></text:span></text:span><text:span text:style-name="Основной_20_шрифт_20_абзаца"><text:span text:style-name="T33">call_setup_methods()<text:line-break/><text:line-break/></text:span></text:span><text:soft-page-break/><text:span text:style-name="Основной_20_шрифт_20_абзаца"><text:span text:style-name="T33"> <text:s text:c="3"/></text:span></text:span><text:span text:style-name="Основной_20_шрифт_20_абзаца"><text:span text:style-name="T87">def </text:span></text:span><text:span text:style-name="Основной_20_шрифт_20_абзаца"><text:span text:style-name="T33">testFluffyAnimals(</text:span></text:span><text:span text:style-name="Основной_20_шрифт_20_абзаца"><text:span text:style-name="T145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23"># A test that uses the fixtures.<text:line-break/> <text:s text:c="7"/></text:span></text:span><text:span text:style-name="Основной_20_шрифт_20_абзаца"><text:span text:style-name="T34">call_some_test_code()</text:span></text:span></text:p>
      <text:p text:style-name="P39"/>
      <text:p text:style-name="P63"/>
      <text:p text:style-name="P132">Что произойдет:</text:p>
      <text:list xml:id="list3786678786" text:style-name="L5">
        <text:list-item>
          <text:p text:style-name="P228"><text:span text:style-name="Основной_20_шрифт_20_абзаца"><text:span text:style-name="T55">Перед выполнение теста и перед методом </text:span></text:span><text:span text:style-name="Основной_20_шрифт_20_абзаца"><text:span text:style-name="T155">setUp()</text:span></text:span><text:span text:style-name="Основной_20_шрифт_20_абзаца"><text:span text:style-name="T55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55">migrate</text:span></text:span></text:a><text:span text:style-name="Основной_20_шрифт_20_абзаца"><text:span text:style-name="T55">.</text:span></text:span></text:p>
        </text:list-item>
        <text:list-item>
          <text:p text:style-name="P228"><text:span text:style-name="Основной_20_шрифт_20_абзаца"><text:span text:style-name="T55">Затем загружаются фикстуры. В примере выше Django загрузит JSON фикстуру с названием </text:span></text:span><text:span text:style-name="Основной_20_шрифт_20_абзаца"><text:span text:style-name="T155">mammals</text:span></text:span><text:span text:style-name="Основной_20_шрифт_20_абзаца"><text:span text:style-name="T55">, затем фикстуру </text:span></text:span><text:span text:style-name="Основной_20_шрифт_20_абзаца"><text:span text:style-name="T155">birds</text:span></text:span><text:span text:style-name="Основной_20_шрифт_20_абзаца"><text:span text:style-name="T55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55">loaddata</text:span></text:span></text:a><text:span text:style-name="Основной_20_шрифт_20_абзаца"><text:span text:style-name="T55">.</text:span></text:span></text:p>
        </text:list-item>
      </text:list>
      <text:p text:style-name="P56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71">По умолчанию фикстуры загружаются в базу данных </text:span></text:span><text:span text:style-name="Основной_20_шрифт_20_абзаца"><text:span text:style-name="T155">default</text:span></text:span><text:span text:style-name="Основной_20_шрифт_20_абзаца"><text:span text:style-name="T171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55">multi_db=True</text:span></text:span></text:a><text:span text:style-name="Основной_20_шрифт_20_абзаца"><text:span text:style-name="T171">, фикстуры будут загружены в несколько баз данных.</text:span></text:span></text:p>
      <text:p text:style-name="P63"/>
      <text:p text:style-name="P63"/>
      <text:p text:style-name="P65">python manage.py diffsettings | grep fixtures</text:p>
      <text:p text:style-name="P64">Выгрузка данных из базы данных и загрузка в базу данных</text:p>
      <text:p text:style-name="P66"/>
      <text:p text:style-name="P66"/>
      <text:p text:style-name="Обычный"><text:span text:style-name="Основной_20_шрифт_20_абзаца"><text:span text:style-name="T195">В django есть возможность сделать так, чтобы данные автоматически вставлялись в базу данных при</text:span></text:span><text:span text:style-name="apple-converted-space"><text:span text:style-name="T195"> </text:span></text:span><text:span text:style-name="Основной_20_шрифт_20_абзаца"><text:span text:style-name="T196">syncdb</text:span></text:span><text:span text:style-name="apple-converted-space"><text:span text:style-name="T195"> </text:span></text:span><text:span text:style-name="Основной_20_шрифт_20_абзаца"><text:span text:style-name="T195">проекта.</text:span></text:span><text:span text:style-name="Основной_20_шрифт_20_абзаца"><text:span text:style-name="T197"><text:line-break/></text:span></text:span><text:span text:style-name="Основной_20_шрифт_20_абзаца"><text:span text:style-name="T195">Для этого существуют</text:span></text:span><text:span text:style-name="apple-converted-space"><text:span text:style-name="T195"> </text:span></text:span><text:span text:style-name="Основной_20_шрифт_20_абзаца"><text:span text:style-name="T198">fixtures</text:span></text:span><text:span text:style-name="apple-converted-space"><text:span text:style-name="T195"> </text:span></text:span><text:span text:style-name="Основной_20_шрифт_20_абзаца"><text:span text:style-name="T195">- представления данных ваших приложений в форматах .json/.xml/.yaml</text:span></text:span><text:span text:style-name="Основной_20_шрифт_20_абзаца"><text:span text:style-name="T197"><text:line-break/><text:line-break/></text:span></text:span></text:p>
      <text:h text:style-name="P217" text:outline-level="4">Дамп базы данных в файл фикстур</text:h>
      <text:p text:style-name="P6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6">1</text:p>
          </table:table-cell>
          <table:table-cell table:style-name="Таблица2.A1" office:value-type="string">
            <text:p text:style-name="Обычный"><text:span text:style-name="Код_20_HTML"><text:span text:style-name="T165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197"><text:line-break/></text:span></text:span><text:span text:style-name="Основной_20_шрифт_20_абзаца"><text:span text:style-name="T195">По умолчанию фикстуры нужно хранить в папке</text:span></text:span><text:span text:style-name="apple-converted-space"><text:span text:style-name="T195"> </text:span></text:span><text:span text:style-name="Основной_20_шрифт_20_абзаца"><text:span text:style-name="T196">fixtures</text:span></text:span><text:span text:style-name="Основной_20_шрифт_20_абзаца"><text:span text:style-name="T195">, которую нужно создать внутри каждого приложения.</text:span></text:span><text:span text:style-name="Основной_20_шрифт_20_абзаца"><text:span text:style-name="T197"><text:line-break/></text:span></text:span><text:span text:style-name="Основной_20_шрифт_20_абзаца"><text:span text:style-name="T195">Если фикстуры сохраняются в файл с названием</text:span></text:span><text:span text:style-name="apple-converted-space"><text:span text:style-name="T195"> </text:span></text:span><text:span text:style-name="Основной_20_шрифт_20_абзаца"><text:span text:style-name="T196">initial_data</text:span></text:span><text:span text:style-name="Основной_20_шрифт_20_абзаца"><text:span text:style-name="T195">, то при каждом</text:span></text:span><text:span text:style-name="apple-converted-space"><text:span text:style-name="T195"> </text:span></text:span><text:span text:style-name="Основной_20_шрифт_20_абзаца"><text:span text:style-name="T196">syncdb</text:span></text:span><text:span text:style-name="apple-converted-space"><text:span text:style-name="T195"> </text:span></text:span><text:span text:style-name="Основной_20_шрифт_20_абзаца"><text:span text:style-name="T195">фикстуры будут загружаться в базу данных вашего проекта.</text:span></text:span><text:span text:style-name="Основной_20_шрифт_20_абзаца"><text:span text:style-name="T197"><text:line-break/><text:line-break/></text:span></text:span></text:p>
      <text:h text:style-name="P217" text:outline-level="4">Загрузка фикстуры из файла</text:h>
      <text:p text:style-name="P6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6">1</text:p>
          </table:table-cell>
          <table:table-cell table:style-name="Таблица3.A1" office:value-type="string">
            <text:p text:style-name="Обычный"><text:span text:style-name="Код_20_HTML"><text:span text:style-name="T165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197"><text:line-break/></text:span></text:span><text:span text:style-name="Основной_20_шрифт_20_абзаца"><text:span text:style-name="T195">Здесь мы вручную загружаем в базу данных приложения</text:span></text:span><text:span text:style-name="apple-converted-space"><text:span text:style-name="T195"> </text:span></text:span><text:span text:style-name="Основной_20_шрифт_20_абзаца"><text:span text:style-name="T196">myapp</text:span></text:span><text:span text:style-name="apple-converted-space"><text:span text:style-name="T195"> </text:span></text:span><text:span text:style-name="Основной_20_шрифт_20_абзаца"><text:span text:style-name="T195">данные, сохраненные в файле</text:span></text:span><text:span text:style-name="apple-converted-space"><text:span text:style-name="T195"> </text:span></text:span><text:span text:style-name="Основной_20_шрифт_20_абзаца"><text:span text:style-name="T196">myfix.json</text:span></text:span></text:p>
      <text:p text:style-name="P101"/>
      <text:p text:style-name="P101"/>
      <text:p text:style-name="P101"><text:soft-page-break/></text:p>
      <text:p text:style-name="P101"/>
      <text:p text:style-name="P29"><text:span text:style-name="Основной_20_шрифт_20_абзаца"><text:span text:style-name="T81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81">with </text:span></text:span><text:span text:style-name="Основной_20_шрифт_20_абзаца"><text:span text:style-name="T83">open</text:span></text:span><text:span text:style-name="Основной_20_шрифт_20_абзаца"><text:span text:style-name="T23">(</text:span></text:span><text:span text:style-name="Основной_20_шрифт_20_абзаца"><text:span text:style-name="T94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94">'r'</text:span></text:span><text:span text:style-name="Основной_20_шрифт_20_абзаца"><text:span text:style-name="T23">, </text:span></text:span><text:span text:style-name="Основной_20_шрифт_20_абзаца"><text:span text:style-name="T112">encoding</text:span></text:span><text:span text:style-name="Основной_20_шрифт_20_абзаца"><text:span text:style-name="T23">=</text:span></text:span><text:span text:style-name="Основной_20_шрифт_20_абзаца"><text:span text:style-name="T94">'utf-8'</text:span></text:span><text:span text:style-name="Основной_20_шрифт_20_абзаца"><text:span text:style-name="T23">) </text:span></text:span><text:span text:style-name="Основной_20_шрифт_20_абзаца"><text:span text:style-name="T81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83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112">indent</text:span></text:span><text:span text:style-name="Основной_20_шрифт_20_абзаца"><text:span text:style-name="T23">=</text:span></text:span><text:span text:style-name="Основной_20_шрифт_20_абзаца"><text:span text:style-name="T129">4</text:span></text:span><text:span text:style-name="Основной_20_шрифт_20_абзаца"><text:span text:style-name="T23">))</text:span></text:span></text:p>
      <text:p text:style-name="P103"/>
      <text:p text:style-name="P103"/>
      <text:p text:style-name="P103"/>
      <text:p text:style-name="P103"/>
      <text:p text:style-name="P103"/>
      <text:p text:style-name="P103"/>
      <text:p text:style-name="P107">Отправка писем</text:p>
      <text:p text:style-name="P96"><text:span text:style-name="Основной_20_шрифт_20_абзаца"><text:span text:style-name="T165"/></text:span></text:p>
      <text:p text:style-name="P108"/>
      <text:p text:style-name="P103">/send_email/send_email/settings.py:</text:p>
      <text:p text:style-name="P29"><text:span text:style-name="Основной_20_шрифт_20_абзаца"><text:span text:style-name="T124"># smtp<text:line-break/></text:span></text:span><text:span text:style-name="Основной_20_шрифт_20_абзаца"><text:span text:style-name="T35">EMAIL_USE_TLS = </text:span></text:span><text:span text:style-name="Основной_20_шрифт_20_абзаца"><text:span text:style-name="T88">True<text:line-break/></text:span></text:span><text:span text:style-name="Основной_20_шрифт_20_абзаца"><text:span text:style-name="T35">EMAIL_HOST = </text:span></text:span><text:span text:style-name="Основной_20_шрифт_20_абзаца"><text:span text:style-name="T100">'smtp.gmail.com'<text:line-break/></text:span></text:span><text:span text:style-name="Основной_20_шрифт_20_абзаца"><text:span text:style-name="T35">EMAIL_HOST_USER = </text:span></text:span><text:span text:style-name="Основной_20_шрифт_20_абзаца"><text:span text:style-name="T100">'django.mail@gmail.com'<text:line-break/></text:span></text:span><text:span text:style-name="Основной_20_шрифт_20_абзаца"><text:span text:style-name="T35">EMAIL_HOST_PASSWORD = </text:span></text:span><text:span text:style-name="Основной_20_шрифт_20_абзаца"><text:span text:style-name="T100">'1234'<text:line-break/></text:span></text:span><text:span text:style-name="Основной_20_шрифт_20_абзаца"><text:span text:style-name="T35">EMAIL_PORT = </text:span></text:span><text:span text:style-name="Основной_20_шрифт_20_абзаца"><text:span text:style-name="T134">587</text:span></text:span></text:p>
      <text:p text:style-name="P99"/>
      <text:p text:style-name="P103"/>
      <text:p text:style-name="P103">/send_email/main/admin.py:</text:p>
      <text:p text:style-name="P29"><text:span text:style-name="Основной_20_шрифт_20_абзаца"><text:span text:style-name="T88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88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88">from </text:span></text:span><text:span text:style-name="Основной_20_шрифт_20_абзаца"><text:span text:style-name="T35">.models </text:span></text:span><text:span text:style-name="Основной_20_шрифт_20_абзаца"><text:span text:style-name="T88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190">@admin.register</text:span></text:span><text:span text:style-name="Основной_20_шрифт_20_абзаца"><text:span text:style-name="T35">(Contact)<text:line-break/></text:span></text:span><text:span text:style-name="Основной_20_шрифт_20_абзаца"><text:span text:style-name="T88">class </text:span></text:span><text:span text:style-name="Основной_20_шрифт_20_абзаца"><text:span text:style-name="T35">ContactAdmin(admin.ModelAdmin):<text:line-break/> <text:s text:c="3"/>list_display = (</text:span></text:span><text:span text:style-name="Основной_20_шрифт_20_абзаца"><text:span text:style-name="T100">"name"</text:span></text:span><text:span text:style-name="Основной_20_шрифт_20_абзаца"><text:span text:style-name="T35">, </text:span></text:span><text:span text:style-name="Основной_20_шрифт_20_абзаца"><text:span text:style-name="T100">"email"</text:span></text:span><text:span text:style-name="Основной_20_шрифт_20_абзаца"><text:span text:style-name="T35">)</text:span></text:span></text:p>
      <text:p text:style-name="P103"/>
      <text:p text:style-name="P103">/send_email/main/forms.py:</text:p>
      <text:p text:style-name="P29"><text:span text:style-name="Основной_20_шрифт_20_абзаца"><text:span text:style-name="T88">from </text:span></text:span><text:span text:style-name="Основной_20_шрифт_20_абзаца"><text:span text:style-name="T35">django </text:span></text:span><text:span text:style-name="Основной_20_шрифт_20_абзаца"><text:span text:style-name="T88">import </text:span></text:span><text:span text:style-name="Основной_20_шрифт_20_абзаца"><text:span text:style-name="T35">forms<text:line-break/></text:span></text:span><text:span text:style-name="Основной_20_шрифт_20_абзаца"><text:span text:style-name="T88">from </text:span></text:span><text:span text:style-name="Основной_20_шрифт_20_абзаца"><text:span text:style-name="T35">.models </text:span></text:span><text:span text:style-name="Основной_20_шрифт_20_абзаца"><text:span text:style-name="T88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88">class </text:span></text:span><text:span text:style-name="Основной_20_шрифт_20_абзаца"><text:span text:style-name="T35">ContactForm(forms.ModelForm):<text:line-break/> <text:s text:c="3"/></text:span></text:span><text:span text:style-name="Основной_20_шрифт_20_абзаца"><text:span text:style-name="T124">"""Email subscription form."""<text:line-break/> <text:s text:c="3"/></text:span></text:span><text:span text:style-name="Основной_20_шрифт_20_абзаца"><text:span text:style-name="T88">class </text:span></text:span><text:span text:style-name="Основной_20_шрифт_20_абзаца"><text:span text:style-name="T35">Meta:<text:line-break/> <text:s text:c="7"/>model = Contact<text:line-break/> <text:s text:c="7"/>fields = </text:span></text:span><text:span text:style-name="Основной_20_шрифт_20_абзаца"><text:span text:style-name="T100">'__all__'</text:span></text:span></text:p>
      <text:p text:style-name="P103"/>
      <text:p text:style-name="P103">/send_email/main/models.py:</text:p>
      <text:p text:style-name="P29"><text:span text:style-name="Основной_20_шрифт_20_абзаца"><text:span text:style-name="T88">from </text:span></text:span><text:span text:style-name="Основной_20_шрифт_20_абзаца"><text:span text:style-name="T35">django.db </text:span></text:span><text:span text:style-name="Основной_20_шрифт_20_абзаца"><text:span text:style-name="T88">import </text:span></text:span><text:span text:style-name="Основной_20_шрифт_20_абзаца"><text:span text:style-name="T35">models<text:line-break/><text:line-break/></text:span></text:span><text:span text:style-name="Основной_20_шрифт_20_абзаца"><text:span text:style-name="T88">class </text:span></text:span><text:span text:style-name="Основной_20_шрифт_20_абзаца"><text:span text:style-name="T35">Contact(models.Model):<text:line-break/> <text:s text:c="3"/></text:span></text:span><text:span text:style-name="Основной_20_шрифт_20_абзаца"><text:span text:style-name="T124">"""Subscribe via email."""<text:line-break/> <text:s text:c="3"/></text:span></text:span><text:span text:style-name="Основной_20_шрифт_20_абзаца"><text:span text:style-name="T35">name = models.CharField(</text:span></text:span><text:span text:style-name="Основной_20_шрифт_20_абзаца"><text:span text:style-name="T114">max_length</text:span></text:span><text:span text:style-name="Основной_20_шрифт_20_абзаца"><text:span text:style-name="T35">=</text:span></text:span><text:span text:style-name="Основной_20_шрифт_20_абзаца"><text:span text:style-name="T134">30</text:span></text:span><text:span text:style-name="Основной_20_шрифт_20_абзаца"><text:span text:style-name="T35">)<text:line-break/> <text:s text:c="3"/>email = models.EmailField(</text:span></text:span><text:span text:style-name="Основной_20_шрифт_20_абзаца"><text:span text:style-name="T114">max_length</text:span></text:span><text:span text:style-name="Основной_20_шрифт_20_абзаца"><text:span text:style-name="T35">=</text:span></text:span><text:span text:style-name="Основной_20_шрифт_20_абзаца"><text:span text:style-name="T134">50</text:span></text:span><text:span text:style-name="Основной_20_шрифт_20_абзаца"><text:span text:style-name="T35">)<text:line-break/><text:line-break/> <text:s text:c="3"/></text:span></text:span><text:span text:style-name="Основной_20_шрифт_20_абзаца"><text:span text:style-name="T88">def </text:span></text:span><text:span text:style-name="Основной_20_шрифт_20_абзаца"><text:span text:style-name="T142">__str__</text:span></text:span><text:span text:style-name="Основной_20_шрифт_20_абзаца"><text:span text:style-name="T35">(</text:span></text:span><text:span text:style-name="Основной_20_шрифт_20_абзаца"><text:span text:style-name="T146">self</text:span></text:span><text:span text:style-name="Основной_20_шрифт_20_абзаца"><text:span text:style-name="T35">):<text:line-break/> <text:s text:c="7"/></text:span></text:span><text:span text:style-name="Основной_20_шрифт_20_абзаца"><text:span text:style-name="T88">return </text:span></text:span><text:span text:style-name="Основной_20_шрифт_20_абзаца"><text:span text:style-name="T146">self</text:span></text:span><text:span text:style-name="Основной_20_шрифт_20_абзаца"><text:span text:style-name="T35">.name</text:span></text:span></text:p>
      <text:p text:style-name="P103"/>
      <text:p text:style-name="P103">/send_email/main/service.py</text:p>
      <text:p text:style-name="P29"><text:span text:style-name="Основной_20_шрифт_20_абзаца"><text:span text:style-name="T88">from </text:span></text:span><text:span text:style-name="Основной_20_шрифт_20_абзаца"><text:span text:style-name="T35">django.core.mail </text:span></text:span><text:span text:style-name="Основной_20_шрифт_20_абзаца"><text:span text:style-name="T88">import </text:span></text:span><text:span text:style-name="Основной_20_шрифт_20_абзаца"><text:span text:style-name="T35">send_mail<text:line-break/></text:span></text:span><text:span text:style-name="Основной_20_шрифт_20_абзаца"><text:span text:style-name="T88">from </text:span></text:span><text:span text:style-name="Основной_20_шрифт_20_абзаца"><text:span text:style-name="T35">django.conf </text:span></text:span><text:span text:style-name="Основной_20_шрифт_20_абзаца"><text:span text:style-name="T88">import </text:span></text:span><text:span text:style-name="Основной_20_шрифт_20_абзаца"><text:span text:style-name="T35">settings<text:line-break/><text:line-break/></text:span></text:span><text:span text:style-name="Основной_20_шрифт_20_абзаца"><text:span text:style-name="T88">def </text:span></text:span><text:span text:style-name="Основной_20_шрифт_20_абзаца"><text:span text:style-name="T35">send(user_email):<text:line-break/> <text:s text:c="3"/>send_mail(<text:line-break/> <text:s text:c="7"/></text:span></text:span><text:span text:style-name="Основной_20_шрифт_20_абзаца"><text:span text:style-name="T100">'</text:span></text:span><text:span text:style-name="Основной_20_шрифт_20_абзаца"><text:span text:style-name="T101">Вы</text:span></text:span><text:span text:style-name="Основной_20_шрифт_20_абзаца"><text:span text:style-name="T100"> </text:span></text:span><text:span text:style-name="Основной_20_шрифт_20_абзаца"><text:span text:style-name="T101">подписались</text:span></text:span><text:span text:style-name="Основной_20_шрифт_20_абзаца"><text:span text:style-name="T100"> </text:span></text:span><text:span text:style-name="Основной_20_шрифт_20_абзаца"><text:span text:style-name="T101">на</text:span></text:span><text:span text:style-name="Основной_20_шрифт_20_абзаца"><text:span text:style-name="T100"> </text:span></text:span><text:span text:style-name="Основной_20_шрифт_20_абзаца"><text:span text:style-name="T101">рассылку</text:span></text:span><text:span text:style-name="Основной_20_шрифт_20_абзаца"><text:span text:style-name="T100">'</text:span></text:span><text:span text:style-name="Основной_20_шрифт_20_абзаца"><text:span text:style-name="T35">,<text:line-break/> <text:s text:c="7"/></text:span></text:span><text:span text:style-name="Основной_20_шрифт_20_абзаца"><text:span text:style-name="T100">'</text:span></text:span><text:span text:style-name="Основной_20_шрифт_20_абзаца"><text:span text:style-name="T101">Мы</text:span></text:span><text:span text:style-name="Основной_20_шрифт_20_абзаца"><text:span text:style-name="T100"> </text:span></text:span><text:span text:style-name="Основной_20_шрифт_20_абзаца"><text:span text:style-name="T101">будем</text:span></text:span><text:span text:style-name="Основной_20_шрифт_20_абзаца"><text:span text:style-name="T100"> </text:span></text:span><text:span text:style-name="Основной_20_шрифт_20_абзаца"><text:span text:style-name="T101">присылать</text:span></text:span><text:span text:style-name="Основной_20_шрифт_20_абзаца"><text:span text:style-name="T100"> </text:span></text:span><text:span text:style-name="Основной_20_шрифт_20_абзаца"><text:span text:style-name="T101">Вам</text:span></text:span><text:span text:style-name="Основной_20_шрифт_20_абзаца"><text:span text:style-name="T100"> </text:span></text:span><text:span text:style-name="Основной_20_шрифт_20_абзаца"><text:span text:style-name="T101">много</text:span></text:span><text:span text:style-name="Основной_20_шрифт_20_абзаца"><text:span text:style-name="T100"> </text:span></text:span><text:span text:style-name="Основной_20_шрифт_20_абзаца"><text:span text:style-name="T101">спама</text:span></text:span><text:span text:style-name="Основной_20_шрифт_20_абзаца"><text:span text:style-name="T100">.'</text:span></text:span><text:span text:style-name="Основной_20_шрифт_20_абзаца"><text:span text:style-name="T35">,<text:line-break/> <text:s text:c="7"/>settings.EMAIL_HOST_USER,<text:line-break/> <text:s text:c="7"/>[user_email],<text:line-break/></text:span></text:span><text:soft-page-break/><text:span text:style-name="Основной_20_шрифт_20_абзаца"><text:span text:style-name="T35"> <text:s text:c="7"/></text:span></text:span><text:span text:style-name="Основной_20_шрифт_20_абзаца"><text:span text:style-name="T114">fail_silently</text:span></text:span><text:span text:style-name="Основной_20_шрифт_20_абзаца"><text:span text:style-name="T35">=</text:span></text:span><text:span text:style-name="Основной_20_шрифт_20_абзаца"><text:span text:style-name="T88">False</text:span></text:span><text:span text:style-name="Основной_20_шрифт_20_абзаца"><text:span text:style-name="T35">,<text:line-break/> <text:s text:c="3"/>)</text:span></text:span></text:p>
      <text:p text:style-name="P99"/>
      <text:p text:style-name="P103">/send_email/main/urls.py:</text:p>
      <text:p text:style-name="P29"><text:span text:style-name="Основной_20_шрифт_20_абзаца"><text:span text:style-name="T88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88">import </text:span></text:span><text:span text:style-name="Основной_20_шрифт_20_абзаца"><text:span text:style-name="T35">path<text:line-break/></text:span></text:span><text:span text:style-name="Основной_20_шрифт_20_абзаца"><text:span text:style-name="T88">from </text:span></text:span><text:span text:style-name="Основной_20_шрифт_20_абзаца"><text:span text:style-name="T35">.views </text:span></text:span><text:span text:style-name="Основной_20_шрифт_20_абзаца"><text:span text:style-name="T88">import </text:span></text:span><text:span text:style-name="Основной_20_шрифт_20_абзаца"><text:span text:style-name="T35">ContactView<text:line-break/><text:line-break/>urlpatterns = [<text:line-break/> <text:s text:c="3"/>path(</text:span></text:span><text:span text:style-name="Основной_20_шрифт_20_абзаца"><text:span text:style-name="T100">''</text:span></text:span><text:span text:style-name="Основной_20_шрифт_20_абзаца"><text:span text:style-name="T35">, ContactView.as_view(), </text:span></text:span><text:span text:style-name="Основной_20_шрифт_20_абзаца"><text:span text:style-name="T114">name</text:span></text:span><text:span text:style-name="Основной_20_шрифт_20_абзаца"><text:span text:style-name="T35">=</text:span></text:span><text:span text:style-name="Основной_20_шрифт_20_абзаца"><text:span text:style-name="T100">"contact"</text:span></text:span><text:span text:style-name="Основной_20_шрифт_20_абзаца"><text:span text:style-name="T35">)<text:line-break/>]</text:span></text:span></text:p>
      <text:p text:style-name="P99"/>
      <text:p text:style-name="P68"><text:span text:style-name="Основной_20_шрифт_20_абзаца"><text:span text:style-name="T165">views.py:</text:span></text:span><text:span text:style-name="Основной_20_шрифт_20_абзаца"><text:span text:style-name="T122"><text:line-break/></text:span></text:span><text:span text:style-name="Основной_20_шрифт_20_абзаца"><text:span text:style-name="T88">from </text:span></text:span><text:span text:style-name="Основной_20_шрифт_20_абзаца"><text:span text:style-name="T35">django.views.generic </text:span></text:span><text:span text:style-name="Основной_20_шрифт_20_абзаца"><text:span text:style-name="T88">import </text:span></text:span><text:span text:style-name="Основной_20_шрифт_20_абзаца"><text:span text:style-name="T35">CreateView<text:line-break/></text:span></text:span><text:span text:style-name="Основной_20_шрифт_20_абзаца"><text:span text:style-name="T88">from </text:span></text:span><text:span text:style-name="Основной_20_шрифт_20_абзаца"><text:span text:style-name="T35">.forms </text:span></text:span><text:span text:style-name="Основной_20_шрифт_20_абзаца"><text:span text:style-name="T88">import </text:span></text:span><text:span text:style-name="Основной_20_шрифт_20_абзаца"><text:span text:style-name="T35">ContactForm<text:line-break/></text:span></text:span><text:span text:style-name="Основной_20_шрифт_20_абзаца"><text:span text:style-name="T88">from </text:span></text:span><text:span text:style-name="Основной_20_шрифт_20_абзаца"><text:span text:style-name="T35">.models </text:span></text:span><text:span text:style-name="Основной_20_шрифт_20_абзаца"><text:span text:style-name="T88">import </text:span></text:span><text:span text:style-name="Основной_20_шрифт_20_абзаца"><text:span text:style-name="T35">Contact<text:line-break/></text:span></text:span><text:span text:style-name="Основной_20_шрифт_20_абзаца"><text:span text:style-name="T88">from </text:span></text:span><text:span text:style-name="Основной_20_шрифт_20_абзаца"><text:span text:style-name="T35">.service </text:span></text:span><text:span text:style-name="Основной_20_шрифт_20_абзаца"><text:span text:style-name="T88">import </text:span></text:span><text:span text:style-name="Основной_20_шрифт_20_абзаца"><text:span text:style-name="T35">send<text:line-break/></text:span></text:span><text:span text:style-name="Основной_20_шрифт_20_абзаца"><text:span text:style-name="T124"><text:line-break/></text:span></text:span><text:span text:style-name="Основной_20_шрифт_20_абзаца"><text:span text:style-name="T88">class </text:span></text:span><text:span text:style-name="Основной_20_шрифт_20_абзаца"><text:span text:style-name="T35">ContactView(CreateView):<text:line-break/> <text:s text:c="3"/></text:span></text:span><text:span text:style-name="Основной_20_шрифт_20_абзаца"><text:span text:style-name="T124">"""Displaying the subscription form by email."""<text:line-break/> <text:s text:c="3"/></text:span></text:span><text:span text:style-name="Основной_20_шрифт_20_абзаца"><text:span text:style-name="T35">model = Contact<text:line-break/> <text:s text:c="3"/>form_class = ContactForm<text:line-break/> <text:s text:c="3"/>success_url = </text:span></text:span><text:span text:style-name="Основной_20_шрифт_20_абзаца"><text:span text:style-name="T100">'/main'<text:line-break/> <text:s text:c="3"/></text:span></text:span><text:span text:style-name="Основной_20_шрифт_20_абзаца"><text:span text:style-name="T35">template_name = </text:span></text:span><text:span text:style-name="Основной_20_шрифт_20_абзаца"><text:span text:style-name="T100">'main/contact.html'<text:line-break/><text:line-break/> <text:s text:c="3"/></text:span></text:span><text:span text:style-name="Основной_20_шрифт_20_абзаца"><text:span text:style-name="T88">def </text:span></text:span><text:span text:style-name="Основной_20_шрифт_20_абзаца"><text:span text:style-name="T35">form_valid(</text:span></text:span><text:span text:style-name="Основной_20_шрифт_20_абзаца"><text:span text:style-name="T146">self</text:span></text:span><text:span text:style-name="Основной_20_шрифт_20_абзаца"><text:span text:style-name="T35">, form):<text:line-break/> <text:s text:c="7"/>form.save()<text:line-break/> <text:s text:c="7"/>send(form.instance.email)</text:span></text:span><text:span text:style-name="Основной_20_шрифт_20_абзаца"><text:span text:style-name="T124"><text:line-break/> <text:s text:c="7"/></text:span></text:span><text:span text:style-name="Основной_20_шрифт_20_абзаца"><text:span text:style-name="T88">return </text:span></text:span><text:span text:style-name="Основной_20_шрифт_20_абзаца"><text:span text:style-name="T90">super</text:span></text:span><text:span text:style-name="Основной_20_шрифт_20_абзаца"><text:span text:style-name="T35">().form_valid(form)</text:span></text:span></text:p>
      <text:p text:style-name="P99"/>
      <text:p text:style-name="P99"/>
      <text:p text:style-name="P103"/>
      <text:p text:style-name="P103">/tempaltes/main/contact.html:</text:p>
      <text:p text:style-name="P29"><text:span text:style-name="Основной_20_шрифт_20_абзаца"><text:span text:style-name="T36">&lt;!DOCTYPE </text:span></text:span><text:span text:style-name="Основной_20_шрифт_20_абзаца"><text:span text:style-name="T135">html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89">html </text:span></text:span><text:span text:style-name="Основной_20_шрифт_20_абзаца"><text:span text:style-name="T135">lang</text:span></text:span><text:span text:style-name="Основной_20_шрифт_20_абзаца"><text:span text:style-name="T140">="en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89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89">meta </text:span></text:span><text:span text:style-name="Основной_20_шрифт_20_абзаца"><text:span text:style-name="T135">charset</text:span></text:span><text:span text:style-name="Основной_20_шрифт_20_абзаца"><text:span text:style-name="T140">="UTF-8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89">title</text:span></text:span><text:span text:style-name="Основной_20_шрифт_20_абзаца"><text:span text:style-name="T36">&gt;</text:span></text:span><text:span text:style-name="Основной_20_шрифт_20_абзаца"><text:span text:style-name="T35">Title</text:span></text:span><text:span text:style-name="Основной_20_шрифт_20_абзаца"><text:span text:style-name="T36">&lt;/</text:span></text:span><text:span text:style-name="Основной_20_шрифт_20_абзаца"><text:span text:style-name="T89">title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89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89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89">form </text:span></text:span><text:span text:style-name="Основной_20_шрифт_20_абзаца"><text:span text:style-name="T135">action</text:span></text:span><text:span text:style-name="Основной_20_шрифт_20_абзаца"><text:span text:style-name="T140">="{% url 'contact' %}" </text:span></text:span><text:span text:style-name="Основной_20_шрифт_20_абзаца"><text:span text:style-name="T135">method</text:span></text:span><text:span text:style-name="Основной_20_шрифт_20_абзаца"><text:span text:style-name="T140">="post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7"/>{% csrf_token %}<text:line-break/> <text:s text:c="7"/>{{form.as_p}}<text:line-break/> <text:s text:c="7"/></text:span></text:span><text:span text:style-name="Основной_20_шрифт_20_абзаца"><text:span text:style-name="T36">&lt;</text:span></text:span><text:span text:style-name="Основной_20_шрифт_20_абзаца"><text:span text:style-name="T89">button </text:span></text:span><text:span text:style-name="Основной_20_шрифт_20_абзаца"><text:span text:style-name="T135">type</text:span></text:span><text:span text:style-name="Основной_20_шрифт_20_абзаца"><text:span text:style-name="T140">="submit"</text:span></text:span><text:span text:style-name="Основной_20_шрифт_20_абзаца"><text:span text:style-name="T36">&gt;</text:span></text:span><text:span text:style-name="Основной_20_шрифт_20_абзаца"><text:span text:style-name="T37">Отправить</text:span></text:span><text:span text:style-name="Основной_20_шрифт_20_абзаца"><text:span text:style-name="T36">&lt;/</text:span></text:span><text:span text:style-name="Основной_20_шрифт_20_абзаца"><text:span text:style-name="T89">button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/</text:span></text:span><text:span text:style-name="Основной_20_шрифт_20_абзаца"><text:span text:style-name="T89">form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89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89">html</text:span></text:span><text:span text:style-name="Основной_20_шрифт_20_абзаца"><text:span text:style-name="T36">&gt;</text:span></text:span></text:p>
      <text:p text:style-name="P99"/>
      <text:p text:style-name="P68"><text:span text:style-name="Основной_20_шрифт_20_абзаца"><text:span text:style-name="T165">/send_email/send_email/urls.py:</text:span></text:span></text:p>
      <text:p text:style-name="P29"><text:span text:style-name="Основной_20_шрифт_20_абзаца"><text:span text:style-name="T88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88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88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88">import </text:span></text:span><text:span text:style-name="Основной_20_шрифт_20_абзаца"><text:span text:style-name="T35">path, include<text:line-break/><text:line-break/>urlpatterns = [<text:line-break/> <text:s text:c="3"/>path(</text:span></text:span><text:span text:style-name="Основной_20_шрифт_20_абзаца"><text:span text:style-name="T100">'admin/'</text:span></text:span><text:span text:style-name="Основной_20_шрифт_20_абзаца"><text:span text:style-name="T35">, admin.site.urls),<text:line-break/> <text:s text:c="3"/>path(</text:span></text:span><text:span text:style-name="Основной_20_шрифт_20_абзаца"><text:span text:style-name="T100">'main/'</text:span></text:span><text:span text:style-name="Основной_20_шрифт_20_абзаца"><text:span text:style-name="T35">, include(</text:span></text:span><text:span text:style-name="Основной_20_шрифт_20_абзаца"><text:span text:style-name="T100">'main.urls'</text:span></text:span><text:span text:style-name="Основной_20_шрифт_20_абзаца"><text:span text:style-name="T35">)),<text:line-break/>]</text:span></text:span></text:p>
      <text:p text:style-name="P99"/>
      <text:p text:style-name="P99"/>
      <text:p text:style-name="P99"/>
      <text:p text:style-name="P109">Контроллеры-классы</text:p>
      <text:p text:style-name="P111"/>
      <text:p text:style-name="P111"/>
      <text:p text:style-name="P147">CreateView</text:p>
      <text:p text:style-name="P150">Выводит форму, проверяет введенные данные в нее и создает на их основе новую запись.</text:p>
      <text:p text:style-name="P150"/>
      <text:p text:style-name="P140"><text:span text:style-name="T201">from </text:span><text:span text:style-name="T216">django.views.generic.edit </text:span><text:span text:style-name="T201">import </text:span><text:span text:style-name="T216">CreateView</text:span></text:p>
      <text:p text:style-name="P153"/>
      <text:p text:style-name="P145"><text:soft-page-break/></text:p>
      <text:p text:style-name="P145"><text:span text:style-name="T199">class </text:span><text:span text:style-name="T8">BbCreateView</text:span>(CreateView):<text:line-break/> <text:s text:c="3"/><text:span text:style-name="T252"># Атрибут, задает ссылку на класс модели, на основе которой будет создана форма</text:span><text:line-break/><text:span text:style-name="T233"> <text:s text:c="3"/></text:span>model = Bb<text:line-break/><text:line-break/> <text:s text:c="3"/><text:span text:style-name="T252"># Атрибут, указывает последовательность имен полей модели, который должны</text:span><text:span text:style-name="T267"><text:line-break/></text:span><text:span text:style-name="T252"> <text:s text:c="3"/># присутствовать в форме. Можно указать либо модель и список ее полей</text:span><text:span text:style-name="T267"><text:line-break/></text:span><text:span text:style-name="T252"> <text:s text:c="3"/># в атрибутах model и fields, либо непостедственно класс формы</text:span><text:span text:style-name="T267"><text:line-break/></text:span><text:span text:style-name="T252"> <text:s text:c="3"/># в атрибуте form_class, но никак не одновременно и то, и другое.</text:span><text:span text:style-name="T267"><text:line-break/></text:span><text:span text:style-name="T252"> <text:s text:c="3"/># Если указан атрибут model, то обязательно слудует задать также и</text:span><text:span text:style-name="T267"><text:line-break/></text:span><text:span text:style-name="T252"> <text:s text:c="3"/># атрибут fields.</text:span><text:line-break/><text:span text:style-name="T233"> <text:s text:c="3"/></text:span>fields = [<text:span text:style-name="T107">'title'</text:span>, <text:span text:style-name="T107">'content'</text:span>, <text:span text:style-name="T107">'price'</text:span>, <text:span text:style-name="T107">'kind'</text:span>, <text:span text:style-name="T107">'rubric'</text:span>]<text:line-break/><text:line-break/> <text:s text:c="3"/><text:span text:style-name="T252"># путь к файлу шаблона, создающего страницу с формой;</text:span><text:span text:style-name="T267"><text:line-break/></text:span><text:span text:style-name="T252"> <text:s text:c="3"/># По умолчанию к названии модели добавляется суффикс '_form',</text:span><text:span text:style-name="T267"><text:line-break/></text:span><text:span text:style-name="T252"> <text:s text:c="3"/># В данном случает будет 'bb_form'.</text:span><text:line-break/><text:span text:style-name="T233"> <text:s text:c="3"/></text:span>template_name = <text:span text:style-name="T107">'bboard/bb_create.html'</text:span><text:line-break/><text:line-break/><text:span text:style-name="T107"> <text:s text:c="2"/></text:span><text:span text:style-name="T108"><text:s/></text:span><text:span text:style-name="T252"># Атрибут, хранящий словарь с изначальными данными для занесения в только</text:span><text:span text:style-name="T267"><text:line-break/></text:span><text:span text:style-name="T252"> <text:s text:c="3"/># что созданную форму. Ключи элементов этого словаря должны</text:span><text:span text:style-name="T267"><text:line-break/></text:span><text:span text:style-name="T252"> <text:s text:c="3"/># соответствовать полям формы, а значения элементов зададут значения полей</text:span><text:line-break/><text:span text:style-name="T233"> <text:s text:c="3"/></text:span>initial = {<text:span text:style-name="T107">'price'</text:span>: <text:span text:style-name="T264">0.0</text:span>}<text:line-break/><text:line-break/> <text:s text:c="3"/><text:span text:style-name="T252"># ссылка на класс формы, связанной с моделью;</text:span><text:span text:style-name="T267"><text:line-break/></text:span><text:span text:style-name="T252"> <text:s text:c="3"/># form_class = BbForm</text:span><text:line-break/><text:line-break/><text:span text:style-name="T233"> <text:s text:c="3"/></text:span><text:span text:style-name="T252"># интернет-адрес для перенаправления после успешного сохранения данных;</text:span><text:line-break/><text:span text:style-name="T233"> <text:s text:c="3"/></text:span>success_url = reverse_lazy(<text:span text:style-name="T107">'index'</text:span>)</text:p>
      <text:p text:style-name="P112"/>
      <text:p text:style-name="P112"/>
      <text:p text:style-name="P112"/>
      <text:p text:style-name="P149">ListView</text:p>
      <text:p text:style-name="P142"><text:span text:style-name="T222">К</text:span><text:span text:style-name="T221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71"/>
      <text:p text:style-name="P163"># views.py</text:p>
      <text:p text:style-name="P171"><text:span text:style-name="T199">from </text:span>django.views.generic.list <text:span text:style-name="T199">import </text:span>ListView</text:p>
      <text:p text:style-name="P143"/>
      <text:p text:style-name="P139"><text:span text:style-name="T205">class </text:span><text:span text:style-name="T69">BbByRubricListView</text:span><text:span text:style-name="T216">(ListView):</text:span><text:line-break/><text:span text:style-name="T216"> <text:s text:c="3"/></text:span><text:span text:style-name="T249"># Задает модель</text:span><text:line-break/><text:span text:style-name="T234"> <text:s text:c="3"/></text:span><text:span text:style-name="T216">model = Bb</text:span><text:line-break/><text:line-break/><text:span text:style-name="T216"> <text:s text:c="3"/></text:span><text:span text:style-name="T249"># Указывает либо диспечер записей (Manager), либо исходный набор</text:span><text:span text:style-name="T263"><text:line-break/></text:span><text:span text:style-name="T249"> <text:s text:c="3"/># записей (QuerySet), из которого будут извлекаться записи.</text:span><text:line-break/><text:span text:style-name="T234"> <text:s text:c="3"/></text:span><text:span text:style-name="T216">queryset = Bb.objects.all()</text:span><text:line-break/><text:line-break/><text:span text:style-name="T216"> <text:s text:c="3"/></text:span><text:span text:style-name="T249"># Если не указан путь к шаблону - значит, класс будет искать шаблон</text:span><text:span text:style-name="T263"><text:line-break/></text:span><text:span text:style-name="T249"> <text:s text:c="3"/># со сформированныйм по умолчанию путем.</text:span><text:span text:style-name="T263"><text:line-break/></text:span><text:span text:style-name="T249"> <text:s text:c="3"/># В данном примере будет путь 'bb_list.html'</text:span><text:line-break/><text:span text:style-name="T234"> <text:s text:c="3"/></text:span><text:span text:style-name="T216">template_name = </text:span><text:span text:style-name="T201">None</text:span><text:line-break/><text:line-break/><text:span text:style-name="T201"> <text:s text:c="3"/></text:span><text:span text:style-name="T249"># Атрибут, хранящий строку с суфиксом, который будет добавлен к</text:span><text:span text:style-name="T263"><text:line-break/></text:span><text:span text:style-name="T249"> <text:s text:c="3"/># автоматически сгенерированному пути к шаблону (по умолчанию: '_list').</text:span><text:line-break/><text:span text:style-name="T234"> <text:s text:c="3"/></text:span><text:span text:style-name="T216">template_name_suffix = </text:span><text:span text:style-name="T102">'_list'</text:span><text:line-break/><text:line-break/><text:span text:style-name="T102"> <text:s text:c="3"/></text:span><text:span text:style-name="T249"># template_engine = None</text:span><text:span text:style-name="T263"><text:line-break/></text:span><text:span text:style-name="T249"> <text:s text:c="3"/># response_class = TemplateResponse</text:span><text:span text:style-name="T263"><text:line-break/></text:span><text:span text:style-name="T249"> <text:s text:c="3"/># content_type = None</text:span><text:span text:style-name="T263"><text:line-break/><text:line-break/></text:span><text:span text:style-name="T249"> <text:s text:c="3"/># Атрибут. Значение True разрешает извлечение 'пустой', т.е. не содержащей</text:span><text:span text:style-name="T263"><text:line-break/></text:span><text:span text:style-name="T249"> <text:s text:c="3"/># ни одной записи, части пагинатора (поведение по умолчанию).</text:span><text:span text:style-name="T263"><text:line-break/></text:span><text:span text:style-name="T249"> <text:s text:c="3"/># Значение False, напротив, предписывает при попытке извленчения 'пустой'</text:span><text:span text:style-name="T263"><text:line-break/></text:span><text:span text:style-name="T249"> <text:s text:c="3"/># части возбуждать исключение Http404.</text:span><text:line-break/><text:soft-page-break/><text:span text:style-name="T234"> <text:s text:c="3"/></text:span><text:span text:style-name="T216">allow_empty = </text:span><text:span text:style-name="T201">True</text:span><text:line-break/><text:line-break/><text:span text:style-name="T201"> <text:s text:c="2"/></text:span><text:span text:style-name="T202"><text:s/></text:span><text:span text:style-name="T249"># Атрибут, задающий целочисленное количество записей в одной части паринатора.</text:span><text:span text:style-name="T263"><text:line-break/></text:span><text:span text:style-name="T249"> <text:s text:c="3"/># Если не указан или его значение равно None, набор записей</text:span><text:span text:style-name="T263"><text:line-break/></text:span><text:span text:style-name="T249"> <text:s text:c="3"/># не будет разбиваться на части.</text:span><text:line-break/><text:span text:style-name="T234"> <text:s text:c="3"/></text:span><text:span text:style-name="T216">paginate_by = </text:span><text:span text:style-name="T201">None</text:span><text:line-break/><text:line-break/><text:span text:style-name="T201"> <text:s text:c="3"/></text:span><text:span text:style-name="T249"># Атрибут, задающий целочисленное минимальное число записей, которые могут</text:span><text:span text:style-name="T263"><text:line-break/></text:span><text:span text:style-name="T249"> <text:s text:c="3"/># присутствовать в последней части пагинатора.</text:span><text:span text:style-name="T263"><text:line-break/></text:span><text:span text:style-name="T249"> <text:s text:c="3"/># Если последняя часть пагинатора содержит меньше записей,</text:span><text:span text:style-name="T263"><text:line-break/></text:span><text:span text:style-name="T249"> <text:s text:c="3"/># то оставшиеся запису будут выведены в предыдущей части.</text:span><text:span text:style-name="T263"><text:line-break/></text:span><text:span text:style-name="T249"> <text:s text:c="3"/># Если задать значение 0, то в последней части может присутствовать сколько</text:span><text:span text:style-name="T263"><text:line-break/></text:span><text:span text:style-name="T249"> <text:s text:c="3"/># угодно записей (поведение по умолчани).</text:span><text:line-break/><text:span text:style-name="T234"> <text:s text:c="3"/></text:span><text:span text:style-name="T216">paginate_orphans = </text:span><text:span text:style-name="T265">0</text:span><text:line-break/><text:line-break/><text:span text:style-name="T265"> <text:s text:c="3"/></text:span><text:span text:style-name="T249"># Задает имя переменной контекста шаблона, в которой будет сохранена</text:span><text:span text:style-name="T263"><text:line-break/></text:span><text:span text:style-name="T249"> <text:s text:c="3"/># найденная запись.</text:span></text:p>
      <text:p text:style-name="P139"><text:span text:style-name="T249"><text:s text:c="4"/></text:span><text:span text:style-name="T250"># </text:span><text:span text:style-name="T249">По умолчанию в контексте шаблона будет создана переменная с названием<text:line-break/> <text:s text:c="3"/># класса модели, </text:span><text:span text:style-name="T251">с суфиксом „_list“</text:span><text:span text:style-name="T249">в данном случае будет созданна переменная bb_</text:span><text:span text:style-name="T251">list</text:span><text:span text:style-name="T249">,<text:line-break/> <text:s text:c="3"/># хранящая найденную запись, а также переменную object_</text:span><text:span text:style-name="T251">list</text:span><text:span text:style-name="T249">, чтобы успешно <text:line-break/> <text:s text:c="3"/># работали наследуемые им примеси.</text:span><text:line-break/><text:span text:style-name="T234"> <text:s text:c="3"/></text:span><text:span text:style-name="T216">context_object_name = </text:span><text:span text:style-name="T201">None</text:span><text:line-break/><text:line-break/><text:span text:style-name="T201"> <text:s text:c="3"/></text:span><text:span text:style-name="T249"># Атрибут, указывающий класс используемого пагинатора</text:span><text:span text:style-name="T263"><text:line-break/></text:span><text:span text:style-name="T249"> <text:s text:c="3"/># (по умолчанию: Paginator из модуля django.core.paginator).</text:span><text:span text:style-name="T263"><text:line-break/></text:span><text:span text:style-name="T249"> <text:s text:c="3"/># paginator_class = Paginator</text:span><text:span text:style-name="T263"><text:line-break/><text:line-break/></text:span><text:span text:style-name="T249"> <text:s text:c="3"/># Указыввает имя URL- или GET-параметра, через который будет передаваться</text:span><text:line-break/><text:span text:style-name="T234"> <text:s/></text:span><text:span text:style-name="T249"><text:s text:c="2"/># номер выводимой части пагинатора, в виде строки (по умолчанию: "page").</text:span><text:line-break/><text:span text:style-name="T234"> <text:s text:c="3"/></text:span><text:span text:style-name="T216">page_kwarg = </text:span><text:span text:style-name="T102">'page'</text:span><text:line-break/><text:line-break/><text:span text:style-name="T102"> <text:s text:c="3"/></text:span><text:span text:style-name="T249"># Задает параметры сортировки записей. Значение может быть указано в виде:</text:span><text:span text:style-name="T263"><text:line-break/></text:span><text:span text:style-name="T249"> <text:s text:c="3"/># <text:s text:c="3"/>- строки с именем поля, для сортироваки толдько по этому полю.</text:span><text:span text:style-name="T263"><text:line-break/></text:span><text:span text:style-name="T249"> <text:s text:c="3"/># По умолчанию будет выполняться сортировака по возврастанию значения поля.</text:span><text:span text:style-name="T263"><text:line-break/></text:span><text:span text:style-name="T249"> <text:s text:c="3"/># Чтобы указать сортировку по убыванию, нужно предварить имя поля</text:span><text:span text:style-name="T263"><text:line-break/></text:span><text:span text:style-name="T249"> <text:s text:c="3"/># символом "минус".</text:span><text:span text:style-name="T263"><text:line-break/></text:span><text:span text:style-name="T249"> <text:s text:c="3"/># <text:s text:c="3"/>- последовательности строк с именами полей - для сортировки сразу</text:span><text:span text:style-name="T263"><text:line-break/></text:span><text:span text:style-name="T249"> <text:s text:c="3"/># по нескольким полям.</text:span><text:line-break/><text:span text:style-name="T234"> <text:s text:c="3"/></text:span><text:span text:style-name="T216">ordering = </text:span><text:span text:style-name="T201">None</text:span></text:p>
      <text:p text:style-name="P152"/>
      <text:p text:style-name="P138"><text:span text:style-name="T202"><text:s text:c="4"/></text:span><text:span text:style-name="T249"># Метод, возвращает исходый набор записей (QuerySet), </text:span><text:span text:style-name="T263"><text:line-break/> <text:s text:c="3"/></text:span><text:span text:style-name="T249"># из которого будут извлекаться записи.</text:span><text:line-break/> <text:s text:c="3"/><text:span text:style-name="T201">def </text:span><text:span text:style-name="T69">get_queryset</text:span><text:span text:style-name="T216">(</text:span><text:span text:style-name="T147">self</text:span><text:span text:style-name="T216">):</text:span><text:line-break/><text:span text:style-name="T216"> <text:s text:c="7"/></text:span><text:span text:style-name="T201">return </text:span><text:span text:style-name="T216">Bb.objects.filter(</text:span><text:span text:style-name="T115">rubric</text:span><text:span text:style-name="T216">=</text:span><text:span text:style-name="T147">self</text:span><text:span text:style-name="T216">.kwargs[</text:span><text:span text:style-name="T102">'pk'</text:span><text:span text:style-name="T216">])</text:span></text:p>
      <text:p text:style-name="P172"/>
      <text:p text:style-name="P144"/>
      <text:p text:style-name="P113">DetailView</text:p>
      <text:p text:style-name="P114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110"/>
      <text:p text:style-name="P164"># views.py</text:p>
      <text:p text:style-name="P180"><text:span text:style-name="T200">from </text:span><text:span text:style-name="T215">django.views.generic.detail </text:span><text:span text:style-name="T200">import </text:span><text:span text:style-name="T215">DetailView</text:span></text:p>
      <text:p text:style-name="P141"><text:line-break/><text:span text:style-name="T200">class </text:span><text:span text:style-name="T68">BbDetailView_</text:span><text:span text:style-name="T215">(DetailView):</text:span><text:line-break/><text:span text:style-name="T215"> <text:s text:c="3"/></text:span><text:span text:style-name="T246"># Задает модель (обязателен к заполнению)</text:span><text:line-break/><text:span text:style-name="T233"> <text:s text:c="3"/></text:span><text:span text:style-name="T215">model = Bb</text:span><text:line-break/><text:span text:style-name="T215"> <text:s text:c="3"/></text:span><text:span text:style-name="T246"># Если не указан путь к шаблону - значит, класс будет искать шаблон</text:span><text:span text:style-name="T263"><text:line-break/></text:span><text:span text:style-name="T246"> <text:s text:c="3"/># со сформированныйм по умолчанию путем.</text:span><text:span text:style-name="T263"><text:line-break/></text:span><text:span text:style-name="T246"> <text:s text:c="3"/># В данном примере будет путь 'bb_detail.html'</text:span><text:line-break/><text:span text:style-name="T233"> <text:s text:c="3"/></text:span><text:span text:style-name="T215">template_name = </text:span><text:span text:style-name="T200">None</text:span><text:line-break/><text:span text:style-name="T200"> <text:s text:c="3"/></text:span><text:span text:style-name="T246"># Задает имя поля модели, в котором хранится слаг (по умолчанию: 'slug')</text:span><text:line-break/><text:span text:style-name="T233"> <text:s text:c="3"/></text:span><text:span text:style-name="T215">slug_field = </text:span><text:span text:style-name="T102">'slug'</text:span><text:line-break/><text:span text:style-name="T102"> <text:s text:c="3"/></text:span><text:span text:style-name="T246"># Задает имя URL-параметра, через который контроллер-класс получит</text:span><text:span text:style-name="T263"><text:line-break/></text:span><text:soft-page-break/><text:span text:style-name="T246"> <text:s text:c="3"/># слаг (по умолчанию: 'slug')</text:span><text:line-break/><text:span text:style-name="T233"> <text:s text:c="3"/></text:span><text:span text:style-name="T215">slug_url_kwarg = </text:span><text:span text:style-name="T102">'slug'</text:span><text:line-break/><text:span text:style-name="T102"> <text:s text:c="3"/></text:span><text:span text:style-name="T246"># Задает июя URL-параметра, через который контроллер-класс получит</text:span><text:span text:style-name="T263"><text:line-break/></text:span><text:span text:style-name="T246"> <text:s text:c="3"/># ключ записи (по умолчанию: 'p</text:span><text:span text:style-name="T248">k</text:span><text:span text:style-name="T246">')</text:span><text:line-break/><text:span text:style-name="T233"> <text:s text:c="3"/></text:span><text:span text:style-name="T215">pk_url_kwarg = </text:span><text:span text:style-name="T102">'pk'</text:span><text:line-break/><text:span text:style-name="T102"> <text:s text:c="3"/></text:span><text:span text:style-name="T246"># Задает имя переменной контекста шаблона, в которой будет сохранена</text:span><text:span text:style-name="T263"><text:line-break/></text:span><text:span text:style-name="T246"> <text:s text:c="3"/># найденная запись</text:span><text:span text:style-name="T247">.</text:span></text:p>
      <text:p text:style-name="P154"><text:span text:style-name="T235"><text:s text:c="4"/></text:span><text:bookmark text:name="__DdeLink__14501_3613248511"/><text:span text:style-name="T239"># </text:span><text:span text:style-name="T238">По умолчанию в контексте шаблона будет создана переменная с названием</text:span><text:span text:style-name="T258"><text:line-break/> <text:s text:c="3"/></text:span><text:span text:style-name="T238"># класса модели, в данном случае будет созданна переменная bb,</text:span><text:span text:style-name="T258"><text:line-break/> <text:s text:c="3"/></text:span><text:span text:style-name="T238"># хранящая найденную запись, а также переменную object, чтобы успешно </text:span><text:span text:style-name="T258"><text:line-break/> <text:s text:c="3"/></text:span><text:span text:style-name="T238"># работали наследуемые им примеси.</text:span><text:span text:style-name="T259"><text:line-break/></text:span><text:span text:style-name="T237"> <text:s text:c="3"/></text:span><text:span text:style-name="T217">context_object_name = </text:span><text:span text:style-name="T203">None</text:span><text:span text:style-name="T259"><text:line-break/><text:line-break/></text:span><text:span text:style-name="T203"> <text:s text:c="3"/></text:span><text:span text:style-name="T236"># Переопределеный метод, если требуется что-то добавить в контекст шаблона.</text:span><text:span text:style-name="T259"><text:line-break/></text:span><text:span text:style-name="T237"> <text:s text:c="3"/></text:span><text:span text:style-name="T203">def </text:span><text:span text:style-name="T70">get_context_data</text:span><text:span text:style-name="T217">(</text:span><text:span text:style-name="T148">self</text:span><text:span text:style-name="T217">, **kwargs):</text:span><text:span text:style-name="T259"><text:line-break/></text:span><text:span text:style-name="T217"> <text:s text:c="7"/>context = </text:span><text:span text:style-name="T91">super</text:span><text:span text:style-name="T217">().get_context_data(**kwargs)</text:span><text:span text:style-name="T259"><text:line-break/></text:span><text:span text:style-name="T217"> <text:s text:c="7"/>context[</text:span><text:span text:style-name="T103">'rubrics'</text:span><text:span text:style-name="T217">] = Rubric.objects.all()</text:span><text:span text:style-name="T259"><text:line-break/></text:span><text:span text:style-name="T217"> <text:s text:c="7"/></text:span><text:span text:style-name="T203">return </text:span><text:span text:style-name="T217">context</text:span><text:span text:style-name="T259"><text:line-break/><text:line-break/></text:span></text:p>
      <text:p text:style-name="P173"><text:span text:style-name="T253"># urls.py</text:span><text:span text:style-name="T268"><text:line-break/></text:span><text:span text:style-name="T206">from </text:span><text:span text:style-name="T268">django.urls </text:span><text:span text:style-name="T206">import </text:span><text:span text:style-name="T268">path<text:line-break/></text:span><text:span text:style-name="T206">from </text:span><text:span text:style-name="T268">.views </text:span><text:span text:style-name="T206">import </text:span><text:span text:style-name="T268">BbDetailView<text:line-break/><text:line-break/>urlpatterns = [<text:line-break/> <text:s text:c="3"/>path(</text:span><text:span text:style-name="T109">'detail/&lt;int:pk&gt;/'</text:span><text:span text:style-name="T268">, BbDetailView.as_view(), </text:span><text:span text:style-name="T116">name</text:span><text:span text:style-name="T268">=</text:span><text:span text:style-name="T109">'detail_url'</text:span><text:span text:style-name="T268">),<text:line-break/>]<text:line-break/><text:line-break/></text:span><text:span text:style-name="T253"># bb_detail.html</text:span><text:span text:style-name="T268"><text:line-break/>&lt;p&gt;Рубрика: </text:span><text:span text:style-name="T72">{{ bb.rubric.name }}&lt;</text:span><text:span text:style-name="T268">/p&gt;<text:line-break/>&lt;h2&gt;{{ bb.title }}&lt;/h2&gt;<text:line-break/>&lt;p&gt;{{ bb.content }}&lt;/p&gt;<text:line-break/>&lt;p&gt;Цена: </text:span><text:span text:style-name="T72">{{ bb.price }}&lt;</text:span><text:span text:style-name="T268">/p&gt;</text:span></text:p>
      <text:p text:style-name="P173"/>
      <text:p text:style-name="P173"/>
      <text:p text:style-name="P148">UpdateView</text:p>
      <text:p text:style-name="P176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51"/>
      <text:p text:style-name="P165"># views.py</text:p>
      <text:p text:style-name="P174"><text:span text:style-name="T199">from </text:span>django.views.generic.edit <text:span text:style-name="T199">import</text:span> UpdateView</text:p>
      <text:p text:style-name="P146"/>
      <text:p text:style-name="P182"><text:span text:style-name="T204">class </text:span><text:span text:style-name="T71">BbUpdateView</text:span><text:span text:style-name="T218">(UpdateView):<text:line-break/> <text:s text:c="3"/></text:span><text:span text:style-name="T240"># Задает модель</text:span><text:span text:style-name="T218"><text:line-break/></text:span><text:span text:style-name="T244"> <text:s text:c="3"/></text:span><text:span text:style-name="T218">model = Bb<text:line-break/><text:line-break/> <text:s text:c="3"/></text:span><text:span text:style-name="T240"># Атрибут, указывает последовательность имен полей модели, который должны</text:span><text:span text:style-name="T219"><text:line-break/></text:span><text:span text:style-name="T240"> <text:s text:c="3"/># присутствовать в форме. Можно указать либо модель и список ее полей</text:span><text:span text:style-name="T219"><text:line-break/></text:span><text:span text:style-name="T240"> <text:s text:c="3"/># в атрибутах model и fields, либо непостедственно класс формы</text:span><text:span text:style-name="T219"><text:line-break/></text:span><text:span text:style-name="T240"> <text:s text:c="3"/># в атрибуте form_class, но никак не одновременно и то, и другое.</text:span><text:span text:style-name="T219"><text:line-break/></text:span><text:span text:style-name="T240"> <text:s text:c="3"/># Если указан атрибут model, то обязательно слудует задать также и</text:span><text:span text:style-name="T219"><text:line-break/></text:span><text:span text:style-name="T240"> <text:s text:c="3"/># атрибут fields.</text:span><text:span text:style-name="T218"><text:line-break/></text:span><text:span text:style-name="T244"> <text:s text:c="3"/></text:span><text:span text:style-name="T218">fields = (</text:span><text:span text:style-name="T104">'title'</text:span><text:span text:style-name="T218">, </text:span><text:span text:style-name="T104">'content'</text:span><text:span text:style-name="T218">, </text:span><text:span text:style-name="T104">'price'</text:span><text:span text:style-name="T218">, </text:span><text:span text:style-name="T104">'kind'</text:span><text:span text:style-name="T218">, </text:span><text:span text:style-name="T104">'rubric'</text:span><text:span text:style-name="T218">)<text:line-break/><text:line-break/> <text:s text:c="3"/></text:span><text:span text:style-name="T240"># </text:span><text:span text:style-name="T241">П</text:span><text:span text:style-name="T240">уть к файлу шаблона, создающего страницу с формой;</text:span><text:span text:style-name="T219"><text:line-break/></text:span><text:span text:style-name="T240"> <text:s text:c="3"/># По умолчанию к названии модели добавляется суффикс '_form',</text:span><text:span text:style-name="T219"><text:line-break/></text:span><text:span text:style-name="T240"> <text:s text:c="3"/># В данном случает будет 'bb_form'.</text:span><text:span text:style-name="T218"><text:line-break/></text:span><text:span text:style-name="T244"> <text:s text:c="3"/></text:span><text:span text:style-name="T218">template_name = </text:span><text:span text:style-name="T104">'bboard/bb_update.html'</text:span><text:span text:style-name="T218"><text:line-break/> <text:s text:c="3"/><text:line-break/></text:span><text:span text:style-name="T105"> <text:s text:c="2"/></text:span><text:span text:style-name="T245"># интернет-адрес для перенаправления после успешного сохранения данных;</text:span><text:span text:style-name="T260"><text:line-break/> <text:s text:c="3"/></text:span><text:span text:style-name="T220">success_url = </text:span><text:span text:style-name="T106">'/'</text:span><text:span text:style-name="T260"><text:line-break/><text:line-break/> </text:span><text:span text:style-name="T261"><text:s text:c="3"/></text:span><text:span text:style-name="T245"># Задает имя поля модели, в котором хранится слаг (по умолчанию: 'slug')</text:span><text:span text:style-name="T260"><text:line-break/> <text:s text:c="3"/></text:span><text:span text:style-name="T220">slug_field = </text:span><text:span text:style-name="T106">'slug'</text:span><text:span text:style-name="T260"><text:line-break/></text:span><text:soft-page-break/><text:span text:style-name="T260"><text:line-break/></text:span><text:span text:style-name="T261"> <text:s text:c="3"/></text:span><text:span text:style-name="T245"># Задает имя URL-параметра, через который контроллер-класс получит</text:span><text:span text:style-name="T262"><text:line-break/> <text:s text:c="3"/></text:span><text:span text:style-name="T245"># слаг (по умолчанию: 'slug')</text:span><text:span text:style-name="T260"><text:line-break/> <text:s text:c="3"/></text:span><text:span text:style-name="T220">slug_url_kwarg = </text:span><text:span text:style-name="T106">'slug'</text:span><text:span text:style-name="T260"><text:line-break/><text:line-break/></text:span><text:span text:style-name="T261"> <text:s text:c="3"/></text:span><text:span text:style-name="T245"># Задает июя URL-параметра, через который контроллер-класс получит</text:span><text:span text:style-name="T262"><text:line-break/> <text:s text:c="2"/></text:span><text:span text:style-name="T245"># ключ записи (по умолчанию: 'pl')</text:span><text:span text:style-name="T260"><text:line-break/> <text:s text:c="3"/></text:span><text:span text:style-name="T220">pk_url_kwarg = </text:span><text:span text:style-name="T106">'pk'</text:span></text:p>
      <text:p text:style-name="P170"/>
      <text:p text:style-name="P170"/>
      <text:p text:style-name="P155">DeleteView</text:p>
      <text:p text:style-name="P183"><text:span text:style-name="T224">Ищет запись по полученным из URL-парметра ключу или слагу, выводит страницу </text:span><text:span text:style-name="T225">подтверждения, включающую в себя форму с кнопкой удаления, и удаляет запись.</text:span></text:p>
      <text:p text:style-name="P150"/>
      <text:p text:style-name="P166"># views.py</text:p>
      <text:p text:style-name="P166"><text:span text:style-name="T199">from </text:span><text:span text:style-name="T214">django.views.generic.edit </text:span><text:span text:style-name="T199">import </text:span><text:span text:style-name="T214">DeleteView</text:span></text:p>
      <text:p text:style-name="P161"/>
      <text:p text:style-name="P166"><text:span text:style-name="T199">class </text:span><text:span text:style-name="T8">BbDeleteView</text:span><text:span text:style-name="T214">(DeleteView):</text:span><text:line-break/><text:span text:style-name="T214"> <text:s text:c="3"/></text:span># Задает модель<text:line-break/><text:span text:style-name="T266"> <text:s text:c="3"/></text:span><text:span text:style-name="T214">model = Bb</text:span><text:line-break/><text:line-break/><text:span text:style-name="T214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66"> <text:s text:c="3"/></text:span><text:span text:style-name="T214">template_name = </text:span><text:span text:style-name="T107">'bboard/bb_delete.html'</text:span><text:line-break/><text:line-break/><text:span text:style-name="T107"> <text:s text:c="3"/></text:span># интернет-адрес для перенаправления после удаления;<text:line-break/><text:span text:style-name="T266"> <text:s text:c="3"/></text:span><text:span text:style-name="T214">success_url = reverse_lazy(</text:span><text:span text:style-name="T107">'bb_list_url'</text:span><text:span text:style-name="T214">)</text:span><text:line-break/><text:line-break/><text:span text:style-name="T214"> <text:s text:c="3"/></text:span># Задает имя поля модели, в котором хранится слаг (по умолчанию: 'slug')<text:line-break/><text:span text:style-name="T266"> <text:s text:c="3"/></text:span><text:span text:style-name="T214">slug_field = </text:span><text:span text:style-name="T107">'slug'</text:span><text:line-break/><text:line-break/><text:span text:style-name="T107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66"> <text:s text:c="3"/></text:span><text:span text:style-name="T214">slug_url_kwarg = </text:span><text:span text:style-name="T107">'slug'</text:span><text:line-break/><text:line-break/><text:span text:style-name="T107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66"> <text:s text:c="3"/></text:span><text:span text:style-name="T214">pk_url_kwarg = </text:span><text:span text:style-name="T107">'pk'</text:span></text:p>
      <text:p text:style-name="P169"/>
      <text:p text:style-name="P169"/>
      <text:p text:style-name="P178">MonthArchiveView</text:p>
      <text:p text:style-name="P177">Выводит хронологический список записей, относящихся к указанному месяцу указанного года.</text:p>
      <text:p text:style-name="P150"/>
      <text:p text:style-name="P167"># views.py</text:p>
      <text:p text:style-name="P167"><text:span text:style-name="T199">from </text:span><text:span text:style-name="T214">django.views.generic.dates </text:span><text:span text:style-name="T199">import </text:span><text:span text:style-name="T214">MonthArchiveView</text:span></text:p>
      <text:p text:style-name="P167"/>
      <text:p text:style-name="P167"><text:span text:style-name="T199">class </text:span><text:span text:style-name="T8">BbMonthArchiveView</text:span><text:span text:style-name="T214">(MonthArchiveView):</text:span><text:line-break/><text:span text:style-name="T214"> <text:s text:c="3"/></text:span># Задает модель<text:line-break/><text:span text:style-name="T266"> <text:s text:c="3"/></text:span><text:span text:style-name="T214">model = Bb</text:span><text:line-break/><text:line-break/><text:span text:style-name="T214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66"> <text:s text:c="3"/></text:span><text:span text:style-name="T214">date_field = </text:span><text:span text:style-name="T107">'published'</text:span><text:line-break/><text:line-break/><text:span text:style-name="T107"> <text:s text:c="3"/></text:span># Путь к файлу шаблона, создающего страницу с формой;<text:line-break/><text:soft-pag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66"> <text:s text:c="3"/></text:span><text:span text:style-name="T214">template_name = </text:span><text:span text:style-name="T107">'bboard/bb_list.html'</text:span><text:line-break/><text:line-break/><text:span text:style-name="T107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66"> <text:s text:c="3"/></text:span><text:span text:style-name="T214">month_format = </text:span><text:span text:style-name="T107">'%B' </text:span># '%B' - Полное название месяца</text:p>
      <text:p text:style-name="P175"/>
      <text:p text:style-name="P184"><text:span text:style-name="T242"># </text:span><text:span text:style-name="T243">urls</text:span><text:span text:style-name="T242">.py</text:span></text:p>
      <text:p text:style-name="P168">***</text:p>
      <text:p text:style-name="P181"><text:span text:style-name="T223">path(</text:span><text:span text:style-name="T102">'year/&lt;int:year&gt;/&lt;str:month&gt;/'</text:span><text:span text:style-name="T216">, BbMonthArchiveView.as_view(), <text:s text:c="3"/></text:span><text:span text:style-name="T115">name</text:span><text:span text:style-name="T216">=</text:span><text:span text:style-name="T102">'bb_year_url'</text:span><text:span text:style-name="T216">),</text:span></text:p>
      <text:p text:style-name="P168">***</text:p>
      <text:p text:style-name="P156"/>
      <text:p text:style-name="P185"><text:span text:style-name="T159">П</text:span><text:span text:style-name="T158">ример интернет адреса:</text:span></text:p>
      <text:p text:style-name="P201"><text:a xlink:type="simple" xlink:href="http://127.0.0.1:8000/bboard/year/2021/january/" text:style-name="Internet_20_link" text:visited-style-name="Visited_20_Internet_20_Link"><text:span text:style-name="T158">http://127.0.0.1:8000/bboard/year/2021/january/</text:span></text:a></text:p>
      <text:p text:style-name="P186"/>
      <text:p text:style-name="P186"/>
      <text:p text:style-name="P186"/>
      <text:p text:style-name="P186"/>
      <text:p text:style-name="P186"><text:span text:style-name="T269">&gt;&gt; </text:span>python manage.py test dct</text:p>
      <text:p text:style-name="P186">Creating test database for alias 'default'...</text:p>
      <text:p text:style-name="P186">Got an error creating the test database: permission denied to create database</text:p>
      <text:p text:style-name="P157"/>
      <text:p text:style-name="P187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87">ALTER USER djangouser CREATEDB;</text:p>
      <text:p text:style-name="P187"/>
      <text:p text:style-name="P187"/>
      <text:p text:style-name="P195">Добавление favicon.ico</text:p>
      <text:p text:style-name="P197"/>
      <text:p text:style-name="P198">Добавляем в базовый шаблон или шаблон заголовка, который включен везде.</text:p>
      <text:p text:style-name="P188"><text:span text:style-name="T227">&lt;</text:span><text:span text:style-name="T208">link </text:span><text:span text:style-name="T271">rel</text:span><text:span text:style-name="T273">="shortcut icon" </text:span><text:span text:style-name="T271">type</text:span><text:span text:style-name="T273">="image/png" </text:span><text:span text:style-name="T271">href</text:span><text:span text:style-name="T273">="{% static 'favicon.ico' %}"</text:span><text:span text:style-name="T227">/&gt;</text:span></text:p>
      <text:p text:style-name="P159">***</text:p>
      <text:p text:style-name="P200"><text:span text:style-name="T226">&lt;</text:span><text:span text:style-name="T207">html </text:span><text:span text:style-name="T270">lang</text:span><text:span text:style-name="T272">="en"</text:span><text:span text:style-name="T226">&gt;</text:span><text:line-break/><text:span text:style-name="T226"> <text:s text:c="3"/>&lt;</text:span><text:span text:style-name="T207">head</text:span><text:span text:style-name="T226">&gt;</text:span><text:line-break/><text:span text:style-name="T226"> <text:s text:c="7"/>&lt;</text:span><text:span text:style-name="T207">meta </text:span><text:span text:style-name="T270">charset</text:span><text:span text:style-name="T272">="UTF-8"</text:span><text:span text:style-name="T226">&gt;</text:span><text:line-break/><text:span text:style-name="T226"> <text:s text:c="7"/></text:span><text:span text:style-name="T254">&lt;!--Чтобы обеспечить надлежащий рендеринг и масштабирование касанием для всех устройств--&gt;</text:span><text:line-break/><text:span text:style-name="T254"> <text:s text:c="7"/></text:span><text:span text:style-name="T226">&lt;</text:span><text:span text:style-name="T207">meta </text:span><text:span text:style-name="T270">name</text:span><text:span text:style-name="T272">="viewport" </text:span><text:span text:style-name="T270">content</text:span><text:span text:style-name="T272">="width=device-width, initial-scale=1"</text:span><text:span text:style-name="T226">&gt;</text:span><text:line-break/><text:span text:style-name="T226"> <text:s text:c="7"/>&lt;</text:span><text:span text:style-name="T207">link </text:span><text:span text:style-name="T270">rel</text:span><text:span text:style-name="T272">="stylesheet" </text:span><text:span text:style-name="T270">href</text:span><text:span text:style-name="T272">="{% static 'css/bootstrap.min.css' %}"</text:span><text:span text:style-name="T226">&gt;</text:span><text:line-break/><text:span text:style-name="T226"> <text:s text:c="7"/>&lt;</text:span><text:span text:style-name="T207">link </text:span><text:span text:style-name="T270">rel</text:span><text:span text:style-name="T272">="stylesheet" </text:span><text:span text:style-name="T270">href</text:span><text:span text:style-name="T272">="{% static 'css/footer.css' %}"</text:span><text:span text:style-name="T226">&gt;</text:span><text:line-break/><text:span text:style-name="T226"> <text:s text:c="7"/>&lt;</text:span><text:span text:style-name="T207">link </text:span><text:span text:style-name="T270">rel</text:span><text:span text:style-name="T272">="stylesheet" </text:span><text:span text:style-name="T270">href</text:span><text:span text:style-name="T272">="{% static 'css/styles.css' %}"</text:span><text:span text:style-name="T226">&gt;</text:span><text:line-break/><text:span text:style-name="T226"> <text:s text:c="7"/>&lt;</text:span><text:span text:style-name="T207">link </text:span><text:span text:style-name="T270">rel</text:span><text:span text:style-name="T272">="shortcut icon" </text:span><text:span text:style-name="T270">type</text:span><text:span text:style-name="T272">="image/png" </text:span><text:span text:style-name="T270">href</text:span><text:span text:style-name="T272">="{% static 'favicon.ico' %}"</text:span><text:span text:style-name="T226">/&gt;</text:span><text:line-break/><text:span text:style-name="T226"> <text:s text:c="7"/>&lt;</text:span><text:span text:style-name="T207">title</text:span><text:span text:style-name="T226">&gt;</text:span><text:line-break/><text:span text:style-name="T226"> <text:s text:c="11"/>{% block title %}</text:span><text:line-break/><text:span text:style-name="T226"> <text:s text:c="11"/>{% endblock %}</text:span><text:line-break/><text:span text:style-name="T226"> <text:s text:c="7"/>&lt;/</text:span><text:span text:style-name="T207">title</text:span><text:span text:style-name="T226">&gt;</text:span><text:line-break/><text:span text:style-name="T226"> <text:s text:c="3"/>&lt;/</text:span><text:span text:style-name="T207">head</text:span><text:span text:style-name="T226">&gt;</text:span></text:p>
      <text:p text:style-name="P199">***</text:p>
      <text:p text:style-name="P189">Ссылки:</text:p>
      <text:list xml:id="list1716425419" text:style-name="L6">
        <text:list-item>
          <text:p text:style-name="P219"><text:soft-page-break/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219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89"/>
      <text:p text:style-name="P189"/>
      <text:p text:style-name="P193">Удаление напрямую из базы данных</text:p>
      <text:p text:style-name="P193"/>
      <text:p text:style-name="P158"><text:span text:style-name="T208">from </text:span><text:span text:style-name="T227">textwrap </text:span><text:span text:style-name="T208">import </text:span><text:span text:style-name="T227">dedent</text:span><text:line-break/><text:line-break/><text:span text:style-name="T208">from </text:span><text:span text:style-name="T227">django.db </text:span><text:span text:style-name="T208">import </text:span><text:span text:style-name="T227">connection</text:span></text:p>
      <text:p text:style-name="P158"><text:span text:style-name="T208">from </text:span><text:span text:style-name="T227">django.http </text:span><text:span text:style-name="T208">import </text:span><text:span text:style-name="T227">HttpResponseRedirect</text:span></text:p>
      <text:p text:style-name="P162"><text:span text:style-name="T209">from </text:span><text:span text:style-name="T228">django.shortcuts </text:span><text:span text:style-name="T209">import </text:span><text:span text:style-name="T228">render</text:span><text:span text:style-name="T73"><text:line-break/></text:span><text:span text:style-name="T209">from </text:span><text:span text:style-name="T228">django.urls </text:span><text:span text:style-name="T209">import </text:span><text:span text:style-name="T228">reverse</text:span></text:p>
      <text:p text:style-name="P158"/>
      <text:p text:style-name="P190"><text:bookmark-start text:name="__DdeLink__9454_1394605290"/><text:span text:style-name="T208">class </text:span><text:span text:style-name="T274">PostDeleteView</text:span><text:span text:style-name="T227">(LoginRequiredMixin, View):</text:span><text:line-break/><text:span text:style-name="T227"> <text:s text:c="3"/></text:span><text:span text:style-name="T255">"""Delete a post."""</text:span><text:line-break/><text:span text:style-name="T255"> <text:s text:c="3"/></text:span><text:span text:style-name="T208">def </text:span><text:span text:style-name="T274">get</text:span><text:span text:style-name="T227">(</text:span><text:span text:style-name="T149">self</text:span><text:span text:style-name="T227">, request, pk):</text:span><text:line-break/><text:span text:style-name="T227"> <text:s text:c="7"/></text:span><text:span text:style-name="T208">return </text:span><text:span text:style-name="T227">render(request, </text:span><text:span text:style-name="T110">'blog/post_delete.html'</text:span><text:span text:style-name="T227">, </text:span><text:span text:style-name="T117">context</text:span><text:span text:style-name="T227">={</text:span><text:line-break/><text:span text:style-name="T227"> <text:s text:c="11"/></text:span><text:span text:style-name="T110">'pk'</text:span><text:span text:style-name="T227">: pk,</text:span><text:line-break/><text:span text:style-name="T227"> <text:s text:c="7"/>})</text:span><text:line-break/><text:line-break/><text:span text:style-name="T227"> <text:s text:c="3"/></text:span><text:span text:style-name="T208">def </text:span><text:span text:style-name="T274">post</text:span><text:span text:style-name="T227">(</text:span><text:span text:style-name="T149">self</text:span><text:span text:style-name="T227">, </text:span><text:span text:style-name="T125">request</text:span><text:span text:style-name="T227">, pk):</text:span><text:line-break/><text:span text:style-name="T227"> <text:s text:c="7"/></text:span><text:span text:style-name="T208">with </text:span><text:span text:style-name="T227">connection.cursor() </text:span><text:span text:style-name="T208">as </text:span><text:span text:style-name="T227">cursor:</text:span><text:line-break/><text:span text:style-name="T227"> <text:s text:c="11"/>cursor.execute(</text:span><text:line-break/><text:span text:style-name="T227"> <text:s text:c="15"/>dedent(</text:span><text:span text:style-name="T110">'''</text:span><text:span text:style-name="T275">\</text:span><text:line-break/><text:span text:style-name="T110"> <text:s text:c="19"/>delete from blog_post_tags</text:span><text:line-break/><text:span text:style-name="T110"> <text:s text:c="19"/>where post_id=%s;'''</text:span><text:span text:style-name="T227">),</text:span><text:line-break/><text:span text:style-name="T227"> <text:s text:c="15"/>[ pk ]</text:span><text:line-break/><text:span text:style-name="T227"> <text:s text:c="11"/>)</text:span><text:line-break/><text:span text:style-name="T227"> <text:s text:c="11"/>cursor.execute(</text:span><text:line-break/><text:span text:style-name="T227"> <text:s text:c="15"/>dedent(</text:span><text:span text:style-name="T110">'''</text:span><text:span text:style-name="T275">\</text:span><text:line-break/><text:span text:style-name="T110"> <text:s text:c="19"/>delete from blog_post</text:span><text:line-break/><text:span text:style-name="T110"> <text:s text:c="19"/>where id=%s;'''</text:span><text:span text:style-name="T227">),</text:span><text:line-break/><text:span text:style-name="T227"> <text:s text:c="15"/>[ pk ]</text:span><text:line-break/><text:span text:style-name="T227"> <text:s text:c="11"/>)</text:span><text:line-break/><text:span text:style-name="T227"> <text:s text:c="7"/></text:span><text:span text:style-name="T208">return </text:span><text:span text:style-name="T227">HttpResponseRedirect(reverse(</text:span><text:span text:style-name="T110">'post_list_url'</text:span><text:span text:style-name="T227">))</text:span><text:bookmark-end text:name="__DdeLink__9454_1394605290"/></text:p>
      <text:p text:style-name="P190"/>
      <text:p text:style-name="P190"/>
      <text:p text:style-name="P194">Отмена определенной миграции</text:p>
      <text:p text:style-name="P191"/>
      <text:p text:style-name="P192">python manage.py migrate blog 0022</text:p>
      <text:p text:style-name="P192"/>
      <text:p text:style-name="P192"/>
      <text:p text:style-name="P194">Выполнение необработанных запросов</text:p>
      <text:p text:style-name="P194"/>
      <text:p text:style-name="P192">Метод raw() manager можно использовать для выполнения необработанных SQL-запросов, возвращающих экземпляры модели:</text:p>
      <text:p text:style-name="P192"><text:span text:style-name="T208">for </text:span><text:span text:style-name="T227">p </text:span><text:span text:style-name="T208">in </text:span><text:span text:style-name="T227">Client.objects.raw(</text:span><text:span text:style-name="T110">'SELECT * FROM client_client'</text:span><text:span text:style-name="T227">):</text:span><text:line-break/><text:span text:style-name="T227"> <text:s text:c="3"/></text:span><text:span text:style-name="T92">print</text:span><text:span text:style-name="T227">(p)</text:span></text:p>
      <text:p text:style-name="P192"/>
      <text:p text:style-name="P196"><text:soft-page-break/></text:p>
      <text:h text:style-name="P207" text:outline-level="2">Параметры строки запроса</text:h>
      <text:p text:style-name="P205"/>
      <text:p text:style-name="P202"><text:span text:style-name="T280">class </text:span><text:span text:style-name="T74">ClientListView</text:span><text:span text:style-name="T229">(LoginRequiredMixin, ListView):</text:span><text:line-break/><text:span text:style-name="T229"> <text:s text:c="3"/></text:span><text:span text:style-name="T255">"""List of clients."""</text:span><text:line-break/><text:span text:style-name="T255"> <text:s text:c="3"/></text:span><text:span text:style-name="T229">model = Client</text:span><text:line-break/><text:line-break/><text:span text:style-name="T229"> <text:s text:c="3"/></text:span><text:span text:style-name="T210">def </text:span><text:span text:style-name="T74">get_context_data</text:span><text:span text:style-name="T229">(</text:span><text:span text:style-name="T150">self</text:span><text:span text:style-name="T229">, *args, **kwargs):</text:span><text:line-break/><text:span text:style-name="T229"> <text:s text:c="7"/>context = </text:span><text:span text:style-name="T93">super</text:span><text:span text:style-name="T229">().get_context_data(*args, **kwargs)</text:span><text:line-break/><text:span text:style-name="T229"> <text:s text:c="7"/></text:span><text:span text:style-name="T93">print</text:span><text:span text:style-name="T229">(</text:span><text:span text:style-name="T150">self</text:span><text:span text:style-name="T229">.request.GET.get(</text:span><text:span text:style-name="T111">'set'</text:span><text:span text:style-name="T229">, </text:span><text:span text:style-name="T111">''</text:span><text:span text:style-name="T229">))</text:span><text:line-break/><text:span text:style-name="T229"> <text:s text:c="7"/></text:span><text:span text:style-name="T210">return </text:span><text:span text:style-name="T229">context</text:span></text:p>
      <text:p text:style-name="P179"/>
      <text:p text:style-name="P203"><text:span text:style-name="T277">При обращении по адресу </text:span><text:a xlink:type="simple" xlink:href="http://127.0.0.1:8000/client/list_user/?set=1" text:style-name="Internet_20_link" text:visited-style-name="Visited_20_Internet_20_Link"><text:span text:style-name="T278">http://127.0.0.1:8000/client/list_user/?set=1</text:span></text:a></text:p>
      <text:p text:style-name="P204"><text:span text:style-name="T278">б</text:span><text:span text:style-name="T276">удет выведно: 1</text:span></text:p>
      <text:p text:style-name="P192"/>
      <text:p text:style-name="P192"/>
      <text:p text:style-name="P192"/>
      <text:p text:style-name="P192"/>
      <text:p text:style-name="P196">Интеграция wysiwyg редактора с Django</text:p>
      <text:p text:style-name="P220"/>
      <text:p text:style-name="P160"><text:span text:style-name="T179">1. </text:span><text:span text:style-name="T281">django-ckeditor</text:span></text:p>
      <text:p text:style-name="P160"><text:a xlink:type="simple" xlink:href="https://github.com/django-ckeditor/django-ckeditor" text:style-name="Internet_20_link" text:visited-style-name="Visited_20_Internet_20_Link"><text:span text:style-name="T281">https://github.com/django-ckeditor/django-ckeditor</text:span></text:a></text:p>
      <text:p text:style-name="P222"/>
      <text:p text:style-name="P222">2. django-tinymce</text:p>
      <text:p text:style-name="P160"><text:a xlink:type="simple" xlink:href="https://github.com/jazzband/django-tinymce" text:style-name="Internet_20_link" text:visited-style-name="Visited_20_Internet_20_Link"><text:span text:style-name="T281">https://github.com/jazzband/django-tinymce</text:span></text:a></text:p>
      <text:p text:style-name="P222"/>
      <text:p text:style-name="P222">3. django-summernote</text:p>
      <text:p text:style-name="P160"><text:a xlink:type="simple" xlink:href="https://github.com/summernote/django-summernote" text:style-name="Internet_20_link" text:visited-style-name="Visited_20_Internet_20_Link"><text:span text:style-name="T281">https://github.com/summernote/django-summernote</text:span></text:a></text:p>
      <text:p text:style-name="P222"/>
      <text:p text:style-name="P222">4. django-markitup</text:p>
      <text:p text:style-name="P160"><text:a xlink:type="simple" xlink:href="https://pypi.org/project/django-markitup/" text:style-name="Internet_20_link" text:visited-style-name="Visited_20_Internet_20_Link"><text:span text:style-name="T281">https://pypi.org/project/django-markitup/</text:span></text:a></text:p>
      <text:p text:style-name="P222"/>
      <text:p text:style-name="P222"/>
      <text:p text:style-name="P222">Ссылки:</text:p>
      <text:list xml:id="list2046740889" text:style-name="L7">
        <text:list-item>
          <text:p text:style-name="P223"><text:a xlink:type="simple" xlink:href="https://habr.com/ru/company/htdt/blog/202782/" text:style-name="Internet_20_link" text:visited-style-name="Visited_20_Internet_20_Link"><text:span text:style-name="T279">https://habr.com/ru/company/htdt/blog/202782/</text:span></text:a></text:p>
          <text:p text:style-name="P22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1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3-30T16:49:50.663466807</dc:date>
    <meta:editing-cycles>139</meta:editing-cycles>
    <meta:editing-duration>PT22H7M12S</meta:editing-duration>
    <meta:document-statistic meta:table-count="3" meta:image-count="7" meta:object-count="0" meta:page-count="34" meta:paragraph-count="468" meta:word-count="5124" meta:character-count="45768" meta:non-whitespace-character-count="38672"/>
    <meta:template xlink:type="simple" xlink:actuate="onRequest" xlink:title="" xlink:href="Normal.dotm"/>
  </office:meta>
</office:document-meta>
</file>